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3">
            <text:p>BERMEJALES-O3-AT_IN_lag13</text:p>
          </table:table-cell>
          <table:table-cell table:style-name="pd1" office:value-type="string" office:string-value="BERMEJALES-O3-AT_IN_lag14">
            <text:p>BERMEJALES-O3-AT_IN_lag14</text:p>
          </table:table-cell>
          <table:table-cell table:style-name="pd1" office:value-type="string" office:string-value="BERMEJALES-O3-AT_IN_lag15">
            <text:p>BERMEJALES-O3-AT_IN_lag15</text:p>
          </table:table-cell>
          <table:table-cell table:style-name="pd1" office:value-type="string" office:string-value="BERMEJALES-O3-AT_IN_lag16">
            <text:p>BERMEJALES-O3-AT_IN_lag16</text:p>
          </table:table-cell>
          <table:table-cell table:style-name="pd1" office:value-type="string" office:string-value="BERMEJALES-O3-AT_IN_lag17">
            <text:p>BERMEJALES-O3-AT_IN_lag17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46.1667">
            <text:p>46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20T06:00:00">
            <text:p>Sun Feb 20 06:00:00 2022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49.1667">
            <text:p>49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2-20T07:00:00">
            <text:p>Sun Feb 20 07:00:00 2022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52.3333">
            <text:p>52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2-20T08:00:00">
            <text:p>Sun Feb 20 08:00:00 2022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62.5">
            <text:p>62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2-21T04:00:00">
            <text:p>Mon Feb 21 04:00:00 2022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1T05:00:00">
            <text:p>Mon Feb 21 05:00:00 2022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54.6667">
            <text:p>54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1T06:00:00">
            <text:p>Mon Feb 21 06:00:00 2022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63.3333">
            <text:p>6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21T07:00:00">
            <text:p>Mon Feb 21 07:00:00 2022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1T08:00:00">
            <text:p>Mon Feb 21 08:00:00 2022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73.6667">
            <text:p>73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2-22T02:00:00">
            <text:p>Tue Feb 22 02:00:00 2022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2-22T03:00:00">
            <text:p>Tue Feb 22 03:00:00 2022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2T04:00:00">
            <text:p>Tue Feb 22 04:00:00 2022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28.8333">
            <text:p>28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22T05:00:00">
            <text:p>Tue Feb 22 05:00:00 2022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41.3333">
            <text:p>4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2T06:00:00">
            <text:p>Tue Feb 22 06:00:00 2022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57.8333">
            <text:p>57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2T07:00:00">
            <text:p>Tue Feb 22 07:00:00 2022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2-23T01:00:00">
            <text:p>Wed Feb 23 01:00:00 2022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23T02:00:00">
            <text:p>Wed Feb 23 02:00:00 2022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2-23T03:00:00">
            <text:p>Wed Feb 23 03:00:00 2022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23T04:00:00">
            <text:p>Wed Feb 23 04:00:00 2022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2.2">
            <text:p>42.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2-23T05:00:00">
            <text:p>Wed Feb 23 05:00:00 2022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8.5">
            <text:p>4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2-23T06:00:00">
            <text:p>Wed Feb 23 06:00:00 2022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53.8333">
            <text:p>53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3T07:00:00">
            <text:p>Wed Feb 23 07:00:00 2022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67.8333">
            <text:p>67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24T03:00:00">
            <text:p>Thu Feb 24 03:00:00 2022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24T04:00:00">
            <text:p>Thu Feb 24 04:00:00 2022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2-24T05:00:00">
            <text:p>Thu Feb 24 05:00:00 2022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2-24T06:00:00">
            <text:p>Thu Feb 24 06:00:00 2022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49.8333">
            <text:p>4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4T07:00:00">
            <text:p>Thu Feb 24 07:00:00 2022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3.6667">
            <text:p>73.6667</text:p>
          </table:table-cell>
          <table:table-cell office:value-type="float" office:value="59.6667">
            <text:p>59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2-25T04:00:00">
            <text:p>Fri Feb 25 04:00:00 2022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2-25T05:00:00">
            <text:p>Fri Feb 25 05:00:00 2022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2-25T06:00:00">
            <text:p>Fri Feb 25 06:00:00 2022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25T07:00:00">
            <text:p>Fri Feb 25 07:00:00 2022</text:p>
          </table:table-cell>
          <table:table-cell office:value-type="float" office:value="52.1667">
            <text:p>52.1667</text:p>
          </table:table-cell>
          <table:table-cell office:value-type="float" office:value="51.8333">
            <text:p>51.8333</text:p>
          </table:table-cell>
          <table:table-cell office:value-type="float" office:value="72.6667">
            <text:p>72.6667</text:p>
          </table:table-cell>
          <table:table-cell office:value-type="float" office:value="64.0">
            <text:p>64.0</text:p>
          </table:table-cell>
          <table:table-cell office:value-type="float" office:value="53.0">
            <text:p>53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26T10:00:00">
            <text:p>Sat Feb 26 10:00:00 2022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2-26T11:00:00">
            <text:p>Sat Feb 26 11:00:00 2022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6T12:00:00">
            <text:p>Sat Feb 26 12:00:00 2022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8.1667">
            <text:p>58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2-26T13:00:00">
            <text:p>Sat Feb 26 13:00:00 2022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2-26T14:00:00">
            <text:p>Sat Feb 26 14:00:00 2022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59.8333">
            <text:p>59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15:00:00">
            <text:p>Sat Feb 26 15:00:00 2022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2-26T16:00:00">
            <text:p>Sat Feb 26 16:00:00 2022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2-26T17:00:00">
            <text:p>Sat Feb 26 17:00:00 2022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27T03:00:00">
            <text:p>Sun Feb 27 03:00:00 2022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29.6667">
            <text:p>29.6667</text:p>
          </table:table-cell>
          <table:table-cell office:value-type="float" office:value="34.0">
            <text:p>34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2-27T05:00:00">
            <text:p>Sun Feb 27 05:00:00 2022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7.1667">
            <text:p>37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27T06:00:00">
            <text:p>Sun Feb 27 06:00:00 2022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4.8333">
            <text:p>44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2-27T07:00:00">
            <text:p>Sun Feb 27 07:00:00 2022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56.5">
            <text:p>56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2-27T08:00:00">
            <text:p>Sun Feb 27 08:00:00 2022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71.3333">
            <text:p>71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2-27T09:00:00">
            <text:p>Sun Feb 27 09:00:00 2022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0.5">
            <text:p>70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2-27T10:00:00">
            <text:p>Sun Feb 27 10:00:00 2022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2-27T11:00:00">
            <text:p>Sun Feb 27 11:00:00 2022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8T04:00:00">
            <text:p>Mon Feb 28 04:00:00 2022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2-28T05:00:00">
            <text:p>Mon Feb 28 05:00:00 2022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28T06:00:00">
            <text:p>Mon Feb 28 06:00:00 2022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2-28T07:00:00">
            <text:p>Mon Feb 28 07:00:00 2022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2-28T08:00:00">
            <text:p>Mon Feb 28 08:00:00 2022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57.3333">
            <text:p>57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2-28T09:00:00">
            <text:p>Mon Feb 28 09:00:00 2022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67.1667">
            <text:p>67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28T10:00:00">
            <text:p>Mon Feb 28 10:00:00 2022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01T07:00:00">
            <text:p>Tue Mar  1 07:00:00 2022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62.3333">
            <text:p>62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3-01T08:00:00">
            <text:p>Tue Mar  1 08:00:00 2022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72.6667">
            <text:p>72.6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3-01T09:00:00">
            <text:p>Tue Mar  1 09:00:00 2022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78.1667">
            <text:p>78.1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3-01T10:00:00">
            <text:p>Tue Mar  1 10:00:00 2022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3-01T11:00:00">
            <text:p>Tue Mar  1 11:00:00 2022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9.6667">
            <text:p>79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3-01T12:00:00">
            <text:p>Tue Mar  1 12:00:00 2022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02T04:00:00">
            <text:p>Wed Mar  2 04:00:00 2022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34.1667">
            <text:p>34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3-02T05:00:00">
            <text:p>Wed Mar  2 05:00:00 2022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55.1667">
            <text:p>5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3-02T06:00:00">
            <text:p>Wed Mar  2 06:00:00 2022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63.5">
            <text:p>63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7:00:00">
            <text:p>Wed Mar  2 07:00:00 2022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0.3333">
            <text:p>80.3333</text:p>
          </table:table-cell>
          <table:table-cell office:value-type="float" office:value="73.3333">
            <text:p>73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5:00:00">
            <text:p>Thu Mar  3 05:00:00 2022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48.5">
            <text:p>48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3-03T06:00:00">
            <text:p>Thu Mar  3 06:00:00 2022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64.5">
            <text:p>64.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3-03T07:00:00">
            <text:p>Thu Mar  3 07:00:00 2022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69.8333">
            <text:p>69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8:00:00">
            <text:p>Thu Mar  3 08:00:00 2022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80.3333">
            <text:p>80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3T09:00:00">
            <text:p>Thu Mar  3 09:00:00 2022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04T10:00:00">
            <text:p>Fri Mar  4 10:00:00 2022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  <table:table-cell office:value-type="float" office:value="52.6667">
            <text:p>52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04T11:00:00">
            <text:p>Fri Mar  4 11:00:00 2022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3-04T12:00:00">
            <text:p>Fri Mar  4 12:00:00 2022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3.5">
            <text:p>73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04T13:00:00">
            <text:p>Fri Mar  4 13:00:00 2022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3-04T14:00:00">
            <text:p>Fri Mar  4 14:00:00 2022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4T15:00:00">
            <text:p>Fri Mar  4 15:00:00 2022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3-04T16:00:00">
            <text:p>Fri Mar  4 16:00:00 2022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5T01:00:00">
            <text:p>Sat Mar  5 01:00:00 2022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53.8333">
            <text:p>53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05T02:00:00">
            <text:p>Sat Mar  5 02:00:00 2022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3-05T03:00:00">
            <text:p>Sat Mar  5 03:00:00 2022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7.3333">
            <text:p>47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04:00:00">
            <text:p>Sat Mar  5 04:00:00 2022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05T05:00:00">
            <text:p>Sat Mar  5 05:00:00 2022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63.0">
            <text:p>63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05T06:00:00">
            <text:p>Sat Mar  5 06:00:00 2022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72.0">
            <text:p>72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5T07:00:00">
            <text:p>Sat Mar  5 07:00:00 2022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75.3333">
            <text:p>75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3-05T08:00:00">
            <text:p>Sat Mar  5 08:00:00 2022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76.5">
            <text:p>7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05T09:00:00">
            <text:p>Sat Mar  5 09:00:00 2022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3-05T10:00:00">
            <text:p>Sat Mar  5 10:00:00 2022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77.3333">
            <text:p>7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3-05T11:00:00">
            <text:p>Sat Mar  5 11:00:00 2022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8.8333">
            <text:p>78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3-05T12:00:00">
            <text:p>Sat Mar  5 12:00:00 2022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06T06:00:00">
            <text:p>Sun Mar  6 06:00:00 2022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41.0">
            <text:p>41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06T07:00:00">
            <text:p>Sun Mar  6 07:00:00 2022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56.6667">
            <text:p>56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06T08:00:00">
            <text:p>Sun Mar  6 08:00:00 2022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1.5">
            <text:p>71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6T09:00:00">
            <text:p>Sun Mar  6 09:00:00 2022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06T10:00:00">
            <text:p>Sun Mar  6 10:00:00 2022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06T11:00:00">
            <text:p>Sun Mar  6 11:00:00 2022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07T06:00:00">
            <text:p>Mon Mar  7 06:00:00 2022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62.0">
            <text:p>62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7T07:00:00">
            <text:p>Mon Mar  7 07:00:00 2022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77.6667">
            <text:p>77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07T08:00:00">
            <text:p>Mon Mar  7 08:00:00 2022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85.1667">
            <text:p>85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3-07T12:00:00">
            <text:p>Mon Mar  7 12:00:00 2022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89.0">
            <text:p>89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07T13:00:00">
            <text:p>Mon Mar  7 13:00:00 2022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3-07T14:00:00">
            <text:p>Mon Mar  7 14:00:00 2022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3-08T07:00:00">
            <text:p>Tue Mar  8 07:00:00 2022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67.5">
            <text:p>67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3-08T08:00:00">
            <text:p>Tue Mar  8 08:00:00 2022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0.3333">
            <text:p>7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08T09:00:00">
            <text:p>Tue Mar  8 09:00:00 2022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08T10:00:00">
            <text:p>Tue Mar  8 10:00:00 2022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3-08T11:00:00">
            <text:p>Tue Mar  8 11:00:00 2022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75.5">
            <text:p>75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3-08T12:00:00">
            <text:p>Tue Mar  8 12:00:00 2022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76.3333">
            <text:p>76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09T05:00:00">
            <text:p>Wed Mar  9 05:00:00 2022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3-09T06:00:00">
            <text:p>Wed Mar  9 06:00:00 2022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09T07:00:00">
            <text:p>Wed Mar  9 07:00:00 2022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3-09T08:00:00">
            <text:p>Wed Mar  9 08:00:00 2022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53.3333">
            <text:p>53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3-10T06:00:00">
            <text:p>Thu Mar 10 06:00:00 2022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49.0">
            <text:p>49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10T07:00:00">
            <text:p>Thu Mar 10 07:00:00 2022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56.3333">
            <text:p>56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10T08:00:00">
            <text:p>Thu Mar 10 08:00:00 2022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71.3333">
            <text:p>7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2-03-10T11:00:00">
            <text:p>Thu Mar 10 11:00:00 2022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0T12:00:00">
            <text:p>Thu Mar 10 12:00:00 2022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1T07:00:00">
            <text:p>Fri Mar 11 07:00:00 2022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72.1667">
            <text:p>72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1T08:00:00">
            <text:p>Fri Mar 11 08:00:00 2022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82.5">
            <text:p>82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3-11T09:00:00">
            <text:p>Fri Mar 11 09:00:00 2022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86.1667">
            <text:p>86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1T10:00:00">
            <text:p>Fri Mar 11 10:00:00 2022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84.6667">
            <text:p>84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1T11:00:00">
            <text:p>Fri Mar 11 11:00:00 2022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85.1667">
            <text:p>85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2T00:00:00">
            <text:p>Sat Mar 12 00:00:00 2022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41.1667">
            <text:p>41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12T01:00:00">
            <text:p>Sat Mar 12 01:00:00 2022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9.1667">
            <text:p>39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3-12T02:00:00">
            <text:p>Sat Mar 12 02:00:00 2022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12T03:00:00">
            <text:p>Sat Mar 12 03:00:00 2022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37.3333">
            <text:p>37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2T04:00:00">
            <text:p>Sat Mar 12 04:00:00 2022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40.1667">
            <text:p>40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3-12T05:00:00">
            <text:p>Sat Mar 12 05:00:00 2022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46.0">
            <text:p>46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3-12T06:00:00">
            <text:p>Sat Mar 12 06:00:00 2022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12T07:00:00">
            <text:p>Sat Mar 12 07:00:00 2022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48.1667">
            <text:p>48.1667</text:p>
          </table:table-cell>
          <table:table-cell office:value-type="float" office:value="41.5">
            <text:p>41.5</text:p>
          </table:table-cell>
          <table:table-cell office:value-type="float" office:value="53.3333">
            <text:p>53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13T08:00:00">
            <text:p>Sun Mar 13 08:00:00 2022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69.3333">
            <text:p>69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3-13T09:00:00">
            <text:p>Sun Mar 13 09:00:00 2022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13T10:00:00">
            <text:p>Sun Mar 13 10:00:00 2022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3T11:00:00">
            <text:p>Sun Mar 13 11:00:00 2022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3-13T12:00:00">
            <text:p>Sun Mar 13 12:00:00 2022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13T13:00:00">
            <text:p>Sun Mar 13 13:00:00 2022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3-14T03:00:00">
            <text:p>Mon Mar 14 03:00:00 2022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48.0">
            <text:p>48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3-14T04:00:00">
            <text:p>Mon Mar 14 04:00:00 2022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4.1667">
            <text:p>54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14T05:00:00">
            <text:p>Mon Mar 14 05:00:00 2022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3-14T06:00:00">
            <text:p>Mon Mar 14 06:00:00 2022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3-14T07:00:00">
            <text:p>Mon Mar 14 07:00:00 2022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15T00:00:00">
            <text:p>Tue Mar 15 00:00:00 2022</text:p>
          </table:table-cell>
          <table:table-cell office:value-type="float" office:value="68.6667">
            <text:p>68.6667</text:p>
          </table:table-cell>
          <table:table-cell office:value-type="float" office:value="58.3333">
            <text:p>58.3333</text:p>
          </table:table-cell>
          <table:table-cell office:value-type="float" office:value="66.6667">
            <text:p>66.6667</text:p>
          </table:table-cell>
          <table:table-cell office:value-type="float" office:value="61.3333">
            <text:p>61.3333</text:p>
          </table:table-cell>
          <table:table-cell office:value-type="float" office:value="68.6667">
            <text:p>68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3-15T01:00:00">
            <text:p>Tue Mar 15 01:00:00 2022</text:p>
          </table:table-cell>
          <table:table-cell office:value-type="float" office:value="57.0">
            <text:p>57.0</text:p>
          </table:table-cell>
          <table:table-cell office:value-type="float" office:value="68.6667">
            <text:p>68.6667</text:p>
          </table:table-cell>
          <table:table-cell office:value-type="float" office:value="58.3333">
            <text:p>58.3333</text:p>
          </table:table-cell>
          <table:table-cell office:value-type="float" office:value="66.6667">
            <text:p>66.6667</text:p>
          </table:table-cell>
          <table:table-cell office:value-type="float" office:value="61.3333">
            <text:p>61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5T02:00:00">
            <text:p>Tue Mar 15 02:00:00 2022</text:p>
          </table:table-cell>
          <table:table-cell office:value-type="float" office:value="59.1667">
            <text:p>59.1667</text:p>
          </table:table-cell>
          <table:table-cell office:value-type="float" office:value="57.0">
            <text:p>57.0</text:p>
          </table:table-cell>
          <table:table-cell office:value-type="float" office:value="68.6667">
            <text:p>68.6667</text:p>
          </table:table-cell>
          <table:table-cell office:value-type="float" office:value="58.3333">
            <text:p>58.3333</text:p>
          </table:table-cell>
          <table:table-cell office:value-type="float" office:value="66.6667">
            <text:p>66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5T03:00:00">
            <text:p>Tue Mar 15 03:00:00 2022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57.0">
            <text:p>57.0</text:p>
          </table:table-cell>
          <table:table-cell office:value-type="float" office:value="68.6667">
            <text:p>68.6667</text:p>
          </table:table-cell>
          <table:table-cell office:value-type="float" office:value="58.3333">
            <text:p>58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3-15T04:00:00">
            <text:p>Tue Mar 15 04:00:00 2022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57.0">
            <text:p>57.0</text:p>
          </table:table-cell>
          <table:table-cell office:value-type="float" office:value="68.6667">
            <text:p>68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15T05:00:00">
            <text:p>Tue Mar 15 05:00:00 2022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57.0">
            <text:p>57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3-15T06:00:00">
            <text:p>Tue Mar 15 06:00:00 2022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59.1667">
            <text:p>5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15T07:00:00">
            <text:p>Tue Mar 15 07:00:00 2022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2.3333">
            <text:p>72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3-15T08:00:00">
            <text:p>Tue Mar 15 08:00:00 2022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3-15T09:00:00">
            <text:p>Tue Mar 15 09:00:00 2022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73.1667">
            <text:p>7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15T10:00:00">
            <text:p>Tue Mar 15 10:00:00 2022</text:p>
          </table:table-cell>
          <table:table-cell office:value-type="float" office:value="50.0">
            <text:p>50.0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  <table:table-cell office:value-type="float" office:value="69.1667">
            <text:p>69.1667</text:p>
          </table:table-cell>
          <table:table-cell office:value-type="float" office:value="77.5">
            <text:p>77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3-16T13:00:00">
            <text:p>Wed Mar 16 13:00:00 2022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6T14:00:00">
            <text:p>Wed Mar 16 14:00:00 2022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3-16T15:00:00">
            <text:p>Wed Mar 16 15:00:00 2022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16T16:00:00">
            <text:p>Wed Mar 16 16:00:00 2022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69.3333">
            <text:p>69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51.8333">
            <text:p>51.8333</text:p>
          </table:table-cell>
          <table:table-cell office:value-type="float" office:value="61.6667">
            <text:p>61.6667</text:p>
          </table:table-cell>
          <table:table-cell office:value-type="float" office:value="67.6667">
            <text:p>67.6667</text:p>
          </table:table-cell>
          <table:table-cell office:value-type="float" office:value="70.8333">
            <text:p>70.8333</text:p>
          </table:table-cell>
          <table:table-cell office:value-type="float" office:value="73.5">
            <text:p>73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08:00:00">
            <text:p>Fri Mar 18 08:00:00 2022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18T09:00:00">
            <text:p>Fri Mar 18 09:00:00 2022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57.1667">
            <text:p>57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3-18T10:00:00">
            <text:p>Fri Mar 18 10:00:00 2022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55.6667">
            <text:p>55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3-18T11:00:00">
            <text:p>Fri Mar 18 11:00:00 2022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19T02:00:00">
            <text:p>Sat Mar 19 02:00:00 2022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19T03:00:00">
            <text:p>Sat Mar 19 03:00:00 2022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9T04:00:00">
            <text:p>Sat Mar 19 04:00:00 2022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3-19T05:00:00">
            <text:p>Sat Mar 19 05:00:00 2022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3-19T06:00:00">
            <text:p>Sat Mar 19 06:00:00 2022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3-20T07:00:00">
            <text:p>Sun Mar 20 07:00:00 2022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0T08:00:00">
            <text:p>Sun Mar 20 08:00:00 2022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20T09:00:00">
            <text:p>Sun Mar 20 09:00:00 2022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20T10:00:00">
            <text:p>Sun Mar 20 10:00:00 2022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0T11:00:00">
            <text:p>Sun Mar 20 11:00:00 2022</text:p>
          </table:table-cell>
          <table:table-cell office:value-type="float" office:value="60.8333">
            <text:p>60.8333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3-20T12:00:00">
            <text:p>Sun Mar 20 12:00:00 2022</text:p>
          </table:table-cell>
          <table:table-cell office:value-type="float" office:value="65.1667">
            <text:p>65.1667</text:p>
          </table:table-cell>
          <table:table-cell office:value-type="float" office:value="60.8333">
            <text:p>60.8333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1T00:00:00">
            <text:p>Mon Mar 21 00:00:00 2022</text:p>
          </table:table-cell>
          <table:table-cell office:value-type="float" office:value="65.0">
            <text:p>65.0</text:p>
          </table:table-cell>
          <table:table-cell office:value-type="float" office:value="64.1667">
            <text:p>64.1667</text:p>
          </table:table-cell>
          <table:table-cell office:value-type="float" office:value="63.8333">
            <text:p>63.8333</text:p>
          </table:table-cell>
          <table:table-cell office:value-type="float" office:value="64.6667">
            <text:p>64.6667</text:p>
          </table:table-cell>
          <table:table-cell office:value-type="float" office:value="65.5">
            <text:p>65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21T01:00:00">
            <text:p>Mon Mar 21 01:00:00 2022</text:p>
          </table:table-cell>
          <table:table-cell office:value-type="float" office:value="69.5">
            <text:p>69.5</text:p>
          </table:table-cell>
          <table:table-cell office:value-type="float" office:value="65.0">
            <text:p>65.0</text:p>
          </table:table-cell>
          <table:table-cell office:value-type="float" office:value="64.1667">
            <text:p>64.1667</text:p>
          </table:table-cell>
          <table:table-cell office:value-type="float" office:value="63.8333">
            <text:p>63.8333</text:p>
          </table:table-cell>
          <table:table-cell office:value-type="float" office:value="64.6667">
            <text:p>64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21T02:00:00">
            <text:p>Mon Mar 21 02:00:00 2022</text:p>
          </table:table-cell>
          <table:table-cell office:value-type="float" office:value="73.1667">
            <text:p>73.1667</text:p>
          </table:table-cell>
          <table:table-cell office:value-type="float" office:value="69.5">
            <text:p>69.5</text:p>
          </table:table-cell>
          <table:table-cell office:value-type="float" office:value="65.0">
            <text:p>65.0</text:p>
          </table:table-cell>
          <table:table-cell office:value-type="float" office:value="64.1667">
            <text:p>64.1667</text:p>
          </table:table-cell>
          <table:table-cell office:value-type="float" office:value="63.8333">
            <text:p>63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21T03:00:00">
            <text:p>Mon Mar 21 03:00:00 2022</text:p>
          </table:table-cell>
          <table:table-cell office:value-type="float" office:value="73.0">
            <text:p>73.0</text:p>
          </table:table-cell>
          <table:table-cell office:value-type="float" office:value="73.1667">
            <text:p>73.1667</text:p>
          </table:table-cell>
          <table:table-cell office:value-type="float" office:value="69.5">
            <text:p>69.5</text:p>
          </table:table-cell>
          <table:table-cell office:value-type="float" office:value="65.0">
            <text:p>65.0</text:p>
          </table:table-cell>
          <table:table-cell office:value-type="float" office:value="64.1667">
            <text:p>6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1T04:00:00">
            <text:p>Mon Mar 21 04:00:00 2022</text:p>
          </table:table-cell>
          <table:table-cell office:value-type="float" office:value="66.5">
            <text:p>66.5</text:p>
          </table:table-cell>
          <table:table-cell office:value-type="float" office:value="73.0">
            <text:p>73.0</text:p>
          </table:table-cell>
          <table:table-cell office:value-type="float" office:value="73.1667">
            <text:p>73.1667</text:p>
          </table:table-cell>
          <table:table-cell office:value-type="float" office:value="69.5">
            <text:p>69.5</text:p>
          </table:table-cell>
          <table:table-cell office:value-type="float" office:value="65.0">
            <text:p>65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1T05:00:00">
            <text:p>Mon Mar 21 05:00:00 2022</text:p>
          </table:table-cell>
          <table:table-cell office:value-type="float" office:value="59.8333">
            <text:p>59.8333</text:p>
          </table:table-cell>
          <table:table-cell office:value-type="float" office:value="66.5">
            <text:p>66.5</text:p>
          </table:table-cell>
          <table:table-cell office:value-type="float" office:value="73.0">
            <text:p>73.0</text:p>
          </table:table-cell>
          <table:table-cell office:value-type="float" office:value="73.1667">
            <text:p>73.1667</text:p>
          </table:table-cell>
          <table:table-cell office:value-type="float" office:value="69.5">
            <text:p>69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3-21T06:00:00">
            <text:p>Mon Mar 21 06:00:00 2022</text:p>
          </table:table-cell>
          <table:table-cell office:value-type="float" office:value="63.0">
            <text:p>63.0</text:p>
          </table:table-cell>
          <table:table-cell office:value-type="float" office:value="59.8333">
            <text:p>59.8333</text:p>
          </table:table-cell>
          <table:table-cell office:value-type="float" office:value="66.5">
            <text:p>66.5</text:p>
          </table:table-cell>
          <table:table-cell office:value-type="float" office:value="73.0">
            <text:p>73.0</text:p>
          </table:table-cell>
          <table:table-cell office:value-type="float" office:value="73.1667">
            <text:p>73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1T07:00:00">
            <text:p>Mon Mar 21 07:00:00 2022</text:p>
          </table:table-cell>
          <table:table-cell office:value-type="float" office:value="50.0">
            <text:p>50.0</text:p>
          </table:table-cell>
          <table:table-cell office:value-type="float" office:value="63.0">
            <text:p>63.0</text:p>
          </table:table-cell>
          <table:table-cell office:value-type="float" office:value="59.8333">
            <text:p>59.8333</text:p>
          </table:table-cell>
          <table:table-cell office:value-type="float" office:value="66.5">
            <text:p>66.5</text:p>
          </table:table-cell>
          <table:table-cell office:value-type="float" office:value="73.0">
            <text:p>73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3-21T08:00:00">
            <text:p>Mon Mar 21 08:00:00 2022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3.0">
            <text:p>63.0</text:p>
          </table:table-cell>
          <table:table-cell office:value-type="float" office:value="59.8333">
            <text:p>59.8333</text:p>
          </table:table-cell>
          <table:table-cell office:value-type="float" office:value="66.5">
            <text:p>6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21T09:00:00">
            <text:p>Mon Mar 21 09:00:00 2022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3.0">
            <text:p>63.0</text:p>
          </table:table-cell>
          <table:table-cell office:value-type="float" office:value="59.8333">
            <text:p>59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3-21T10:00:00">
            <text:p>Mon Mar 21 10:00:00 2022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3.0">
            <text:p>63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1T11:00:00">
            <text:p>Mon Mar 21 11:00:00 2022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21T12:00:00">
            <text:p>Mon Mar 21 12:00:00 2022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3:00:00">
            <text:p>Mon Mar 21 13:00:00 2022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1T14:00:00">
            <text:p>Mon Mar 21 14:00:00 2022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5:00:00">
            <text:p>Mon Mar 21 15:00:00 2022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03:00:00">
            <text:p>Tue Mar 22 03:00:00 2022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53.1667">
            <text:p>53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22T04:00:00">
            <text:p>Tue Mar 22 04:00:00 2022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3-22T05:00:00">
            <text:p>Tue Mar 22 05:00:00 2022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66.8333">
            <text:p>6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22T06:00:00">
            <text:p>Tue Mar 22 06:00:00 2022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67.8333">
            <text:p>67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22T07:00:00">
            <text:p>Tue Mar 22 07:00:00 2022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6.8333">
            <text:p>66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3-22T08:00:00">
            <text:p>Tue Mar 22 08:00:00 2022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7.3333">
            <text:p>6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3-22T14:00:00">
            <text:p>Tue Mar 22 14:00:00 2022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3T06:00:00">
            <text:p>Wed Mar 23 06:00:00 2022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3T07:00:00">
            <text:p>Wed Mar 23 07:00:00 2022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3-23T08:00:00">
            <text:p>Wed Mar 23 08:00:00 2022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3T09:00:00">
            <text:p>Wed Mar 23 09:00:00 2022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3-23T10:00:00">
            <text:p>Wed Mar 23 10:00:00 2022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23:00:00">
            <text:p>Wed Mar 23 23:00:00 2022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60.5">
            <text:p>60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24T00:00:00">
            <text:p>Thu Mar 24 00:00:00 2022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62.5">
            <text:p>62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4T01:00:00">
            <text:p>Thu Mar 24 01:00:00 2022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1.3333">
            <text:p>6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3-24T02:00:00">
            <text:p>Thu Mar 24 02:00:00 2022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24T03:00:00">
            <text:p>Thu Mar 24 03:00:00 2022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4T04:00:00">
            <text:p>Thu Mar 24 04:00:00 2022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19:00:00">
            <text:p>Thu Mar 24 19:00:00 2022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64.6667">
            <text:p>64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24T20:00:00">
            <text:p>Thu Mar 24 20:00:00 2022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2.0">
            <text:p>62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3-24T21:00:00">
            <text:p>Thu Mar 24 21:00:00 2022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3-24T22:00:00">
            <text:p>Thu Mar 24 22:00:00 2022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65.5">
            <text:p>65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3-24T23:00:00">
            <text:p>Thu Mar 24 23:00:00 2022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78.1667">
            <text:p>78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25T00:00:00">
            <text:p>Fri Mar 25 00:00:00 2022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78.3333">
            <text:p>78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3-25T01:00:00">
            <text:p>Fri Mar 25 01:00:00 2022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23:00:00">
            <text:p>Fri Mar 25 23:00:00 2022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64.8333">
            <text:p>64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03-26T00:00:00">
            <text:p>Sat Mar 26 00:00:00 2022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67.3333">
            <text:p>67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3-26T01:00:00">
            <text:p>Sat Mar 26 01:00:00 2022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61.3333">
            <text:p>61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3-26T02:00:00">
            <text:p>Sat Mar 26 02:00:00 2022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3-26T03:00:00">
            <text:p>Sat Mar 26 03:00:00 2022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53.0">
            <text:p>53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26T04:00:00">
            <text:p>Sat Mar 26 04:00:00 2022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62.0">
            <text:p>62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26T05:00:00">
            <text:p>Sat Mar 26 05:00:00 2022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69.8333">
            <text:p>69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3-26T06:00:00">
            <text:p>Sat Mar 26 06:00:00 2022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69.5">
            <text:p>69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27T05:00:00">
            <text:p>Sun Mar 27 05:00:00 2022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48.0">
            <text:p>48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3-27T06:00:00">
            <text:p>Sun Mar 27 06:00:00 2022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53.1667">
            <text:p>53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3-27T07:00:00">
            <text:p>Sun Mar 27 07:00:00 2022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67.8333">
            <text:p>6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27T08:00:00">
            <text:p>Sun Mar 27 08:00:00 2022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3-27T09:00:00">
            <text:p>Sun Mar 27 09:00:00 2022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0:00:00">
            <text:p>Sun Mar 27 10:00:00 2022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3-28T05:00:00">
            <text:p>Mon Mar 28 05:00:00 2022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58.5">
            <text:p>58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3-28T06:00:00">
            <text:p>Mon Mar 28 06:00:00 2022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56.6667">
            <text:p>5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3-28T07:00:00">
            <text:p>Mon Mar 28 07:00:00 2022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69.0">
            <text:p>69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3-28T08:00:00">
            <text:p>Mon Mar 28 08:00:00 2022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73.5">
            <text:p>73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28T09:00:00">
            <text:p>Mon Mar 28 09:00:00 2022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74.5">
            <text:p>74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28T10:00:00">
            <text:p>Mon Mar 28 10:00:00 2022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8T11:00:00">
            <text:p>Mon Mar 28 11:00:00 2022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8T22:00:00">
            <text:p>Mon Mar 28 22:00:00 2022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3-29T00:00:00">
            <text:p>Tue Mar 29 00:00:00 2022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3-29T01:00:00">
            <text:p>Tue Mar 29 01:00:00 2022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1.6667">
            <text:p>51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3-29T02:00:00">
            <text:p>Tue Mar 29 02:00:00 2022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46.1667">
            <text:p>46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9T03:00:00">
            <text:p>Tue Mar 29 03:00:00 2022</text:p>
          </table:table-cell>
          <table:table-cell office:value-type="float" office:value="62.3333">
            <text:p>62.3333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04:00:00">
            <text:p>Tue Mar 29 04:00:00 2022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56.3333">
            <text:p>56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29T05:00:00">
            <text:p>Tue Mar 29 05:00:00 2022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5.8333">
            <text:p>65.8333</text:p>
          </table:table-cell>
          <table:table-cell office:value-type="float" office:value="64.3333">
            <text:p>64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3-29T06:00:00">
            <text:p>Tue Mar 29 06:00:00 2022</text:p>
          </table:table-cell>
          <table:table-cell office:value-type="float" office:value="55.5">
            <text:p>55.5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5.8333">
            <text:p>65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3-29T07:00:00">
            <text:p>Tue Mar 29 07:00:00 2022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29T08:00:00">
            <text:p>Tue Mar 29 08:00:00 2022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55.5">
            <text:p>55.5</text:p>
          </table:table-cell>
          <table:table-cell office:value-type="float" office:value="65.6667">
            <text:p>65.6667</text:p>
          </table:table-cell>
          <table:table-cell office:value-type="float" office:value="61.3333">
            <text:p>61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3-29T11:00:00">
            <text:p>Tue Mar 29 11:00:00 2022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54.6667">
            <text:p>54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3-29T12:00:00">
            <text:p>Tue Mar 29 12:00:00 2022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29T13:00:00">
            <text:p>Tue Mar 29 13:00:00 2022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3-29T14:00:00">
            <text:p>Tue Mar 29 14:00:00 2022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30T08:00:00">
            <text:p>Wed Mar 30 08:00:00 2022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71.8333">
            <text:p>71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3-30T09:00:00">
            <text:p>Wed Mar 30 09:00:00 2022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73.3333">
            <text:p>73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3-30T10:00:00">
            <text:p>Wed Mar 30 10:00:00 2022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30T11:00:00">
            <text:p>Wed Mar 30 11:00:00 2022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65.3333">
            <text:p>65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3-30T12:00:00">
            <text:p>Wed Mar 30 12:00:00 2022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3.1667">
            <text:p>6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31T10:00:00">
            <text:p>Thu Mar 31 10:00:00 2022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66.6667">
            <text:p>66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31T11:00:00">
            <text:p>Thu Mar 31 11:00:00 2022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71.6667">
            <text:p>71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31T12:00:00">
            <text:p>Thu Mar 31 12:00:00 2022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76.1667">
            <text:p>76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3-31T13:00:00">
            <text:p>Thu Mar 31 13:00:00 2022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3-31T14:00:00">
            <text:p>Thu Mar 31 14:00:00 2022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31T15:00:00">
            <text:p>Thu Mar 31 15:00:00 2022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09:00:00">
            <text:p>Fri Apr  1 09:00:00 2022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75.0">
            <text:p>75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01T10:00:00">
            <text:p>Fri Apr  1 10:00:00 2022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74.5">
            <text:p>74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01T11:00:00">
            <text:p>Fri Apr  1 11:00:00 2022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73.3333">
            <text:p>73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4-01T12:00:00">
            <text:p>Fri Apr  1 12:00:00 2022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69.6667">
            <text:p>69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01T13:00:00">
            <text:p>Fri Apr  1 13:00:00 2022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63.1667">
            <text:p>63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2T08:00:00">
            <text:p>Sat Apr  2 08:00:00 2022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75.8333">
            <text:p>75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4-02T09:00:00">
            <text:p>Sat Apr  2 09:00:00 2022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80.3333">
            <text:p>80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4-02T10:00:00">
            <text:p>Sat Apr  2 10:00:00 2022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78.1667">
            <text:p>78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4-02T11:00:00">
            <text:p>Sat Apr  2 11:00:00 2022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80.1667">
            <text:p>80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03T05:00:00">
            <text:p>Sun Apr  3 05:00:00 2022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03T06:00:00">
            <text:p>Sun Apr  3 06:00:00 2022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72.1667">
            <text:p>72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3T07:00:00">
            <text:p>Sun Apr  3 07:00:00 2022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74.5">
            <text:p>74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03T08:00:00">
            <text:p>Sun Apr  3 08:00:00 2022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78.8333">
            <text:p>78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3T09:00:00">
            <text:p>Sun Apr  3 09:00:00 2022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82.0">
            <text:p>82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4-04T04:00:00">
            <text:p>Mon Apr  4 04:00:00 2022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74.3333">
            <text:p>74.3333</text:p>
          </table:table-cell>
          <table:table-cell office:value-type="float" office:value="71.3333">
            <text:p>71.3333</text:p>
          </table:table-cell>
          <table:table-cell office:value-type="float" office:value="69.8333">
            <text:p>69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04T05:00:00">
            <text:p>Mon Apr  4 05:00:00 2022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74.3333">
            <text:p>74.3333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4T06:00:00">
            <text:p>Mon Apr  4 06:00:00 2022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74.3333">
            <text:p>74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07:00:00">
            <text:p>Mon Apr  4 07:00:00 2022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76.3333">
            <text:p>76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4T08:00:00">
            <text:p>Mon Apr  4 08:00:00 2022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04T09:00:00">
            <text:p>Mon Apr  4 09:00:00 2022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80.6667">
            <text:p>80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4T10:00:00">
            <text:p>Mon Apr  4 10:00:00 2022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82.1667">
            <text:p>82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4-04T11:00:00">
            <text:p>Mon Apr  4 11:00:00 2022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82.3333">
            <text:p>8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4-05T05:00:00">
            <text:p>Tue Apr  5 05:00:00 2022</text:p>
          </table:table-cell>
          <table:table-cell office:value-type="float" office:value="71.3333">
            <text:p>71.3333</text:p>
          </table:table-cell>
          <table:table-cell office:value-type="float" office:value="69.5">
            <text:p>69.5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5.1667">
            <text:p>65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05T06:00:00">
            <text:p>Tue Apr  5 06:00:00 2022</text:p>
          </table:table-cell>
          <table:table-cell office:value-type="float" office:value="71.8333">
            <text:p>71.8333</text:p>
          </table:table-cell>
          <table:table-cell office:value-type="float" office:value="71.3333">
            <text:p>71.3333</text:p>
          </table:table-cell>
          <table:table-cell office:value-type="float" office:value="69.5">
            <text:p>69.5</text:p>
          </table:table-cell>
          <table:table-cell office:value-type="float" office:value="71.0">
            <text:p>71.0</text:p>
          </table:table-cell>
          <table:table-cell office:value-type="float" office:value="71.0">
            <text:p>71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5T07:00:00">
            <text:p>Tue Apr  5 07:00:00 2022</text:p>
          </table:table-cell>
          <table:table-cell office:value-type="float" office:value="70.0">
            <text:p>70.0</text:p>
          </table:table-cell>
          <table:table-cell office:value-type="float" office:value="71.8333">
            <text:p>71.8333</text:p>
          </table:table-cell>
          <table:table-cell office:value-type="float" office:value="71.3333">
            <text:p>71.3333</text:p>
          </table:table-cell>
          <table:table-cell office:value-type="float" office:value="69.5">
            <text:p>69.5</text:p>
          </table:table-cell>
          <table:table-cell office:value-type="float" office:value="71.0">
            <text:p>71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5T08:00:00">
            <text:p>Tue Apr  5 08:00:00 2022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71.8333">
            <text:p>71.8333</text:p>
          </table:table-cell>
          <table:table-cell office:value-type="float" office:value="71.3333">
            <text:p>71.3333</text:p>
          </table:table-cell>
          <table:table-cell office:value-type="float" office:value="69.5">
            <text:p>69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4-05T09:00:00">
            <text:p>Tue Apr  5 09:00:00 2022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71.8333">
            <text:p>71.8333</text:p>
          </table:table-cell>
          <table:table-cell office:value-type="float" office:value="71.3333">
            <text:p>71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4-05T10:00:00">
            <text:p>Tue Apr  5 10:00:00 2022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71.8333">
            <text:p>71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4-05T11:00:00">
            <text:p>Tue Apr  5 11:00:00 2022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4-05T12:00:00">
            <text:p>Tue Apr  5 12:00:00 2022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68.6667">
            <text:p>6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4-05T13:00:00">
            <text:p>Tue Apr  5 13:00:00 2022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70.3333">
            <text:p>7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4-05T14:00:00">
            <text:p>Tue Apr  5 14:00:00 2022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70.0">
            <text:p>70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5T15:00:00">
            <text:p>Tue Apr  5 15:00:00 2022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67.8333">
            <text:p>67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4-06T07:00:00">
            <text:p>Wed Apr  6 07:00:00 2022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06T08:00:00">
            <text:p>Wed Apr  6 08:00:00 2022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06T12:00:00">
            <text:p>Wed Apr  6 12:00:00 2022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4-06T13:00:00">
            <text:p>Wed Apr  6 13:00:00 2022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47.5">
            <text:p>4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4-06T14:00:00">
            <text:p>Wed Apr  6 14:00:00 2022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8.1667">
            <text:p>48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4-06T15:00:00">
            <text:p>Wed Apr  6 15:00:00 2022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06T16:00:00">
            <text:p>Wed Apr  6 16:00:00 2022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06T17:00:00">
            <text:p>Wed Apr  6 17:00:00 2022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8.8333">
            <text:p>38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49.6667">
            <text:p>4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4-07T09:00:00">
            <text:p>Thu Apr  7 09:00:00 2022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4-07T10:00:00">
            <text:p>Thu Apr  7 10:00:00 2022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67.1667">
            <text:p>67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07T11:00:00">
            <text:p>Thu Apr  7 11:00:00 2022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5.0">
            <text:p>75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4-07T12:00:00">
            <text:p>Thu Apr  7 12:00:00 2022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07T13:00:00">
            <text:p>Thu Apr  7 13:00:00 2022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8T06:00:00">
            <text:p>Fri Apr  8 06:00:00 2022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08T07:00:00">
            <text:p>Fri Apr  8 07:00:00 2022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4-08T08:00:00">
            <text:p>Fri Apr  8 08:00:00 2022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61.8333">
            <text:p>61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4-08T09:00:00">
            <text:p>Fri Apr  8 09:00:00 2022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69.6667">
            <text:p>6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4-08T10:00:00">
            <text:p>Fri Apr  8 10:00:00 2022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74.1667">
            <text:p>74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4-08T11:00:00">
            <text:p>Fri Apr  8 11:00:00 2022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09T06:00:00">
            <text:p>Sat Apr  9 06:00:00 2022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09T08:00:00">
            <text:p>Sat Apr  9 08:00:00 2022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66.5">
            <text:p>6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4-09T09:00:00">
            <text:p>Sat Apr  9 09:00:00 2022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04-09T10:00:00">
            <text:p>Sat Apr  9 10:00:00 2022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66.1667">
            <text:p>6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4-09T11:00:00">
            <text:p>Sat Apr  9 11:00:00 2022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4-10T06:00:00">
            <text:p>Sun Apr 10 06:00:00 2022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49.3333">
            <text:p>49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4-10T07:00:00">
            <text:p>Sun Apr 10 07:00:00 2022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60.5">
            <text:p>60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0T08:00:00">
            <text:p>Sun Apr 10 08:00:00 2022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67.3333">
            <text:p>67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4-10T09:00:00">
            <text:p>Sun Apr 10 09:00:00 2022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73.0">
            <text:p>73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10T10:00:00">
            <text:p>Sun Apr 10 10:00:00 2022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81.6667">
            <text:p>81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4-10T11:00:00">
            <text:p>Sun Apr 10 11:00:00 2022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91.6667">
            <text:p>91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4-11T09:00:00">
            <text:p>Mon Apr 11 09:00:00 2022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4-11T10:00:00">
            <text:p>Mon Apr 11 10:00:00 2022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4-11T11:00:00">
            <text:p>Mon Apr 11 11:00:00 2022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83.1667">
            <text:p>83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11T12:00:00">
            <text:p>Mon Apr 11 12:00:00 2022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2T04:00:00">
            <text:p>Tue Apr 12 04:00:00 2022</text:p>
          </table:table-cell>
          <table:table-cell office:value-type="float" office:value="64.8333">
            <text:p>64.8333</text:p>
          </table:table-cell>
          <table:table-cell office:value-type="float" office:value="66.6667">
            <text:p>66.6667</text:p>
          </table:table-cell>
          <table:table-cell office:value-type="float" office:value="66.1667">
            <text:p>66.1667</text:p>
          </table:table-cell>
          <table:table-cell office:value-type="float" office:value="68.3333">
            <text:p>68.3333</text:p>
          </table:table-cell>
          <table:table-cell office:value-type="float" office:value="55.0">
            <text:p>55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4-12T05:00:00">
            <text:p>Tue Apr 12 05:00:00 2022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66.6667">
            <text:p>66.6667</text:p>
          </table:table-cell>
          <table:table-cell office:value-type="float" office:value="66.1667">
            <text:p>66.1667</text:p>
          </table:table-cell>
          <table:table-cell office:value-type="float" office:value="68.3333">
            <text:p>68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4-12T06:00:00">
            <text:p>Tue Apr 12 06:00:00 2022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66.6667">
            <text:p>66.6667</text:p>
          </table:table-cell>
          <table:table-cell office:value-type="float" office:value="66.1667">
            <text:p>66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4-12T07:00:00">
            <text:p>Tue Apr 12 07:00:00 2022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66.6667">
            <text:p>66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4-12T08:00:00">
            <text:p>Tue Apr 12 08:00:00 2022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64.8333">
            <text:p>64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4-12T09:00:00">
            <text:p>Tue Apr 12 09:00:00 2022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2T10:00:00">
            <text:p>Tue Apr 12 10:00:00 2022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60.3333">
            <text:p>60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4-12T11:00:00">
            <text:p>Tue Apr 12 11:00:00 2022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67.6667">
            <text:p>67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12T12:00:00">
            <text:p>Tue Apr 12 12:00:00 2022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62.1667">
            <text:p>62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13T06:00:00">
            <text:p>Wed Apr 13 06:00:00 2022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52.3333">
            <text:p>52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4-13T07:00:00">
            <text:p>Wed Apr 13 07:00:00 2022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59.8333">
            <text:p>5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13T08:00:00">
            <text:p>Wed Apr 13 08:00:00 2022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55.3333">
            <text:p>5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4-13T10:00:00">
            <text:p>Wed Apr 13 10:00:00 2022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63.0">
            <text:p>6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13T11:00:00">
            <text:p>Wed Apr 13 11:00:00 2022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61.5">
            <text:p>61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4-13T12:00:00">
            <text:p>Wed Apr 13 12:00:00 2022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5">
            <text:p>65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4-14T06:00:00">
            <text:p>Thu Apr 14 06:00:00 2022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4-14T07:00:00">
            <text:p>Thu Apr 14 07:00:00 2022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14T08:00:00">
            <text:p>Thu Apr 14 08:00:00 2022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6.8333">
            <text:p>66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4-14T09:00:00">
            <text:p>Thu Apr 14 09:00:00 2022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72.0">
            <text:p>7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4-14T10:00:00">
            <text:p>Thu Apr 14 10:00:00 2022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4.3333">
            <text:p>74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4-14T11:00:00">
            <text:p>Thu Apr 14 11:00:00 2022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15T05:00:00">
            <text:p>Fri Apr 15 05:00:00 2022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50.6667">
            <text:p>50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4-15T06:00:00">
            <text:p>Fri Apr 15 06:00:00 2022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59.5">
            <text:p>59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4-15T07:00:00">
            <text:p>Fri Apr 15 07:00:00 2022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68.6667">
            <text:p>6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15T08:00:00">
            <text:p>Fri Apr 15 08:00:00 2022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73.6667">
            <text:p>7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4-15T09:00:00">
            <text:p>Fri Apr 15 09:00:00 2022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75.0">
            <text:p>75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4-15T10:00:00">
            <text:p>Fri Apr 15 10:00:00 2022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16T08:00:00">
            <text:p>Sat Apr 16 08:00:00 2022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70.5">
            <text:p>70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4-16T09:00:00">
            <text:p>Sat Apr 16 09:00:00 2022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78.3333">
            <text:p>7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4-16T10:00:00">
            <text:p>Sat Apr 16 10:00:00 2022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83.5">
            <text:p>83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4-16T11:00:00">
            <text:p>Sat Apr 16 11:00:00 2022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89.6667">
            <text:p>89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4-16T12:00:00">
            <text:p>Sat Apr 16 12:00:00 2022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86.8333">
            <text:p>86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4-16T13:00:00">
            <text:p>Sat Apr 16 13:00:00 2022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4-17T06:00:00">
            <text:p>Sun Apr 17 06:00:00 2022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56.3333">
            <text:p>56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17T07:00:00">
            <text:p>Sun Apr 17 07:00:00 2022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72.3333">
            <text:p>72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17T08:00:00">
            <text:p>Sun Apr 17 08:00:00 2022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86.3333">
            <text:p>86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4-17T09:00:00">
            <text:p>Sun Apr 17 09:00:00 2022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90.0">
            <text:p>90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4-17T10:00:00">
            <text:p>Sun Apr 17 10:00:00 2022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3333">
            <text:p>94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4-17T11:00:00">
            <text:p>Sun Apr 17 11:00:00 2022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8T06:00:00">
            <text:p>Mon Apr 18 06:00:00 2022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74.6667">
            <text:p>74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4-18T07:00:00">
            <text:p>Mon Apr 18 07:00:00 2022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84.8333">
            <text:p>8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4-18T08:00:00">
            <text:p>Mon Apr 18 08:00:00 2022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4-18T11:00:00">
            <text:p>Mon Apr 18 11:00:00 2022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101.5">
            <text:p>101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4-18T12:00:00">
            <text:p>Mon Apr 18 12:00:00 2022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18T13:00:00">
            <text:p>Mon Apr 18 13:00:00 2022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9T07:00:00">
            <text:p>Tue Apr 19 07:00:00 2022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68.3333">
            <text:p>68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19T08:00:00">
            <text:p>Tue Apr 19 08:00:00 2022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76.3333">
            <text:p>76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9T09:00:00">
            <text:p>Tue Apr 19 09:00:00 2022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82.3333">
            <text:p>82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9T10:00:00">
            <text:p>Tue Apr 19 10:00:00 2022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19T11:00:00">
            <text:p>Tue Apr 19 11:00:00 2022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0T10:00:00">
            <text:p>Wed Apr 20 10:00:00 2022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69.1667">
            <text:p>69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0T11:00:00">
            <text:p>Wed Apr 20 11:00:00 2022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20T12:00:00">
            <text:p>Wed Apr 20 12:00:00 2022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4-20T13:00:00">
            <text:p>Wed Apr 20 13:00:00 2022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65.5">
            <text:p>65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4-20T14:00:00">
            <text:p>Wed Apr 20 14:00:00 2022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62.3333">
            <text:p>62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20T15:00:00">
            <text:p>Wed Apr 20 15:00:00 2022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2.1667">
            <text:p>72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20T16:00:00">
            <text:p>Wed Apr 20 16:00:00 2022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21T02:00:00">
            <text:p>Thu Apr 21 02:00:00 2022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44.1667">
            <text:p>44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03:00:00">
            <text:p>Thu Apr 21 03:00:00 2022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52.0">
            <text:p>52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1T04:00:00">
            <text:p>Thu Apr 21 04:00:00 2022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58.1667">
            <text:p>58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21T05:00:00">
            <text:p>Thu Apr 21 05:00:00 2022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4.5">
            <text:p>64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4-21T06:00:00">
            <text:p>Thu Apr 21 06:00:00 2022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72.6667">
            <text:p>72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21T07:00:00">
            <text:p>Thu Apr 21 07:00:00 2022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74.6667">
            <text:p>74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21T08:00:00">
            <text:p>Thu Apr 21 08:00:00 2022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75.8333">
            <text:p>75.8333</text:p>
          </table:table-cell>
          <table:table-cell office:value-type="float" office:value="74.8333">
            <text:p>74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4-21T10:00:00">
            <text:p>Thu Apr 21 10:00:00 2022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72.1667">
            <text:p>72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4-21T11:00:00">
            <text:p>Thu Apr 21 11:00:00 2022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1.1667">
            <text:p>71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21T12:00:00">
            <text:p>Thu Apr 21 12:00:00 2022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2T09:00:00">
            <text:p>Fri Apr 22 09:00:00 2022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76.1667">
            <text:p>76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4-22T10:00:00">
            <text:p>Fri Apr 22 10:00:00 2022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72.0">
            <text:p>72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4-22T11:00:00">
            <text:p>Fri Apr 22 11:00:00 2022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8.8333">
            <text:p>68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4-22T12:00:00">
            <text:p>Fri Apr 22 12:00:00 2022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1667">
            <text:p>67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22T13:00:00">
            <text:p>Fri Apr 22 13:00:00 2022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4-23T10:00:00">
            <text:p>Sat Apr 23 10:00:00 2022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9.6667">
            <text:p>69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23T11:00:00">
            <text:p>Sat Apr 23 11:00:00 2022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67.6667">
            <text:p>67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23T12:00:00">
            <text:p>Sat Apr 23 12:00:00 2022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0.3333">
            <text:p>70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4-23T13:00:00">
            <text:p>Sat Apr 23 13:00:00 2022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23T14:00:00">
            <text:p>Sat Apr 23 14:00:00 2022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4T03:00:00">
            <text:p>Sun Apr 24 03:00:00 2022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55.3333">
            <text:p>5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4-24T04:00:00">
            <text:p>Sun Apr 24 04:00:00 2022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66.8333">
            <text:p>66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4-24T05:00:00">
            <text:p>Sun Apr 24 05:00:00 2022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73.5">
            <text:p>73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4-24T06:00:00">
            <text:p>Sun Apr 24 06:00:00 2022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4-24T07:00:00">
            <text:p>Sun Apr 24 07:00:00 2022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72.0">
            <text:p>72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4-24T08:00:00">
            <text:p>Sun Apr 24 08:00:00 2022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72.3333">
            <text:p>72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24T09:00:00">
            <text:p>Sun Apr 24 09:00:00 2022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63.3333">
            <text:p>63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4-24T10:00:00">
            <text:p>Sun Apr 24 10:00:00 2022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25T05:00:00">
            <text:p>Mon Apr 25 05:00:00 2022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54.0">
            <text:p>54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25T06:00:00">
            <text:p>Mon Apr 25 06:00:00 2022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59.5">
            <text:p>59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4-25T07:00:00">
            <text:p>Mon Apr 25 07:00:00 2022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71.6667">
            <text:p>71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4-25T08:00:00">
            <text:p>Mon Apr 25 08:00:00 2022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79.1667">
            <text:p>7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4-25T09:00:00">
            <text:p>Mon Apr 25 09:00:00 2022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4-25T10:00:00">
            <text:p>Mon Apr 25 10:00:00 2022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87.0">
            <text:p>87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4-25T11:00:00">
            <text:p>Mon Apr 25 11:00:00 2022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4-26T07:00:00">
            <text:p>Tue Apr 26 07:00:00 2022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62.1667">
            <text:p>62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4-26T08:00:00">
            <text:p>Tue Apr 26 08:00:00 2022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81.8333">
            <text:p>8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4-26T09:00:00">
            <text:p>Tue Apr 26 09:00:00 2022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92.6667">
            <text:p>9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4-26T10:00:00">
            <text:p>Tue Apr 26 10:00:00 2022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95.3333">
            <text:p>95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4-26T11:00:00">
            <text:p>Tue Apr 26 11:00:00 2022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91.6667">
            <text:p>91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26T12:00:00">
            <text:p>Tue Apr 26 12:00:00 2022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7:00:00">
            <text:p>Wed Apr 27 07:00:00 2022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78.0">
            <text:p>78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27T08:00:00">
            <text:p>Wed Apr 27 08:00:00 2022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84.5">
            <text:p>84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4-27T09:00:00">
            <text:p>Wed Apr 27 09:00:00 2022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82.8333">
            <text:p>82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4-27T10:00:00">
            <text:p>Wed Apr 27 10:00:00 2022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83.5">
            <text:p>83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4-27T11:00:00">
            <text:p>Wed Apr 27 11:00:00 2022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4-27T12:00:00">
            <text:p>Wed Apr 27 12:00:00 2022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4-28T07:00:00">
            <text:p>Thu Apr 28 07:00:00 2022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60.5">
            <text:p>6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4-28T08:00:00">
            <text:p>Thu Apr 28 08:00:00 2022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68.5">
            <text:p>68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4-28T09:00:00">
            <text:p>Thu Apr 28 09:00:00 2022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4-28T10:00:00">
            <text:p>Thu Apr 28 10:00:00 2022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77.6667">
            <text:p>77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4-28T11:00:00">
            <text:p>Thu Apr 28 11:00:00 2022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9.8333">
            <text:p>79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4-28T12:00:00">
            <text:p>Thu Apr 28 12:00:00 2022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29T07:00:00">
            <text:p>Fri Apr 29 07:00:00 2022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66.3333">
            <text:p>66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9T08:00:00">
            <text:p>Fri Apr 29 08:00:00 2022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74.3333">
            <text:p>74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4-29T09:00:00">
            <text:p>Fri Apr 29 09:00:00 2022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78.5">
            <text:p>78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4-29T10:00:00">
            <text:p>Fri Apr 29 10:00:00 2022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2.6667">
            <text:p>82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4-29T11:00:00">
            <text:p>Fri Apr 29 11:00:00 2022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29T12:00:00">
            <text:p>Fri Apr 29 12:00:00 2022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30T07:00:00">
            <text:p>Sat Apr 30 07:00:00 2022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4-30T08:00:00">
            <text:p>Sat Apr 30 08:00:00 2022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73.3333">
            <text:p>73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4-30T09:00:00">
            <text:p>Sat Apr 30 09:00:00 2022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4-30T10:00:00">
            <text:p>Sat Apr 30 10:00:00 2022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78.1667">
            <text:p>78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4-30T11:00:00">
            <text:p>Sat Apr 30 11:00:00 2022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81.0">
            <text:p>81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4-30T12:00:00">
            <text:p>Sat Apr 30 12:00:00 2022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30T13:00:00">
            <text:p>Sat Apr 30 13:00:00 2022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5-01T07:00:00">
            <text:p>Sun May  1 07:00:00 2022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5-01T08:00:00">
            <text:p>Sun May  1 08:00:00 2022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90.8333">
            <text:p>90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01T09:00:00">
            <text:p>Sun May  1 09:00:00 2022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101.0">
            <text:p>101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5-01T10:00:00">
            <text:p>Sun May  1 10:00:00 2022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101.3333">
            <text:p>101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11:00:00">
            <text:p>Sun May  1 11:00:00 2022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97.6667">
            <text:p>97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2T06:00:00">
            <text:p>Mon May  2 06:00:00 2022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71.0">
            <text:p>71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02T07:00:00">
            <text:p>Mon May  2 07:00:00 2022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84.5">
            <text:p>84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2T08:00:00">
            <text:p>Mon May  2 08:00:00 2022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90.8333">
            <text:p>90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5-02T09:00:00">
            <text:p>Mon May  2 09:00:00 2022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91.6667">
            <text:p>91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5-02T10:00:00">
            <text:p>Mon May  2 10:00:00 2022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90.0">
            <text:p>90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02T11:00:00">
            <text:p>Mon May  2 11:00:00 2022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4.6667">
            <text:p>84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3T02:00:00">
            <text:p>Tue May  3 02:00:00 2022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39.3333">
            <text:p>39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03T03:00:00">
            <text:p>Tue May  3 03:00:00 2022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44.0">
            <text:p>44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5-03T04:00:00">
            <text:p>Tue May  3 04:00:00 2022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69.8333">
            <text:p>69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5-03T05:00:00">
            <text:p>Tue May  3 05:00:00 2022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5-03T06:00:00">
            <text:p>Tue May  3 06:00:00 2022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77.5">
            <text:p>77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5-03T07:00:00">
            <text:p>Tue May  3 07:00:00 2022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79.1667">
            <text:p>79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5-03T08:00:00">
            <text:p>Tue May  3 08:00:00 2022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77.8333">
            <text:p>77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03T09:00:00">
            <text:p>Tue May  3 09:00:00 2022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68.1667">
            <text:p>6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5-04T06:00:00">
            <text:p>Wed May  4 06:00:00 2022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68.0">
            <text:p>68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04T07:00:00">
            <text:p>Wed May  4 07:00:00 2022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72.8333">
            <text:p>72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5-04T08:00:00">
            <text:p>Wed May  4 08:00:00 2022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79.8333">
            <text:p>79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5-04T09:00:00">
            <text:p>Wed May  4 09:00:00 2022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81.3333">
            <text:p>81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5-04T10:00:00">
            <text:p>Wed May  4 10:00:00 2022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80.8333">
            <text:p>8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4T11:00:00">
            <text:p>Wed May  4 11:00:00 2022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82.1667">
            <text:p>82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5-05T06:00:00">
            <text:p>Thu May  5 06:00:00 2022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55.1667">
            <text:p>55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5-05T07:00:00">
            <text:p>Thu May  5 07:00:00 2022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5.5">
            <text:p>6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5-05T08:00:00">
            <text:p>Thu May  5 08:00:00 2022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5-05T09:00:00">
            <text:p>Thu May  5 09:00:00 2022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71.1667">
            <text:p>7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5-05T10:00:00">
            <text:p>Thu May  5 10:00:00 2022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5-05T11:00:00">
            <text:p>Thu May  5 11:00:00 2022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67.3333">
            <text:p>67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05T12:00:00">
            <text:p>Thu May  5 12:00:00 2022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5-06T07:00:00">
            <text:p>Fri May  6 07:00:00 2022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9.8333">
            <text:p>69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5-06T08:00:00">
            <text:p>Fri May  6 08:00:00 2022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5-06T11:00:00">
            <text:p>Fri May  6 11:00:00 2022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06T12:00:00">
            <text:p>Fri May  6 12:00:00 2022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78.6667">
            <text:p>78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6T13:00:00">
            <text:p>Fri May  6 13:00:00 2022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7T06:00:00">
            <text:p>Sat May  7 06:00:00 2022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60.3333">
            <text:p>60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5-07T07:00:00">
            <text:p>Sat May  7 07:00:00 2022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63.6667">
            <text:p>63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5-07T08:00:00">
            <text:p>Sat May  7 08:00:00 2022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69.8333">
            <text:p>6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5-07T09:00:00">
            <text:p>Sat May  7 09:00:00 2022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86.1667">
            <text:p>86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5-07T10:00:00">
            <text:p>Sat May  7 10:00:00 2022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84.5">
            <text:p>84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5-07T11:00:00">
            <text:p>Sat May  7 11:00:00 2022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08T06:00:00">
            <text:p>Sun May  8 06:00:00 2022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71.6667">
            <text:p>71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5-08T07:00:00">
            <text:p>Sun May  8 07:00:00 2022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89.8333">
            <text:p>89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5-08T08:00:00">
            <text:p>Sun May  8 08:00:00 2022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98.5">
            <text:p>98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5-08T09:00:00">
            <text:p>Sun May  8 09:00:00 2022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93.6667">
            <text:p>93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5-08T10:00:00">
            <text:p>Sun May  8 10:00:00 2022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94.8333">
            <text:p>94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08T11:00:00">
            <text:p>Sun May  8 11:00:00 2022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09T07:00:00">
            <text:p>Mon May  9 07:00:00 2022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91.8333">
            <text:p>91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5-09T08:00:00">
            <text:p>Mon May  9 08:00:00 2022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102.5">
            <text:p>102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5-09T09:00:00">
            <text:p>Mon May  9 09:00:00 2022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109.0">
            <text:p>109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5-09T10:00:00">
            <text:p>Mon May  9 10:00:00 2022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109.3333">
            <text:p>109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5-09T11:00:00">
            <text:p>Mon May  9 11:00:00 2022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108.3333">
            <text:p>108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5-10T08:00:00">
            <text:p>Tue May 10 08:00:00 2022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93.0">
            <text:p>93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5-10T09:00:00">
            <text:p>Tue May 10 09:00:00 2022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97.3333">
            <text:p>97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5-10T10:00:00">
            <text:p>Tue May 10 10:00:00 2022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95.1667">
            <text:p>95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5-10T11:00:00">
            <text:p>Tue May 10 11:00:00 2022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92.0">
            <text:p>92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10T12:00:00">
            <text:p>Tue May 10 12:00:00 2022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6.6667">
            <text:p>86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10T13:00:00">
            <text:p>Tue May 10 13:00:00 2022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5-11T06:00:00">
            <text:p>Wed May 11 06:00:00 2022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87.8333">
            <text:p>87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5-11T07:00:00">
            <text:p>Wed May 11 07:00:00 2022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92.8333">
            <text:p>92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5-11T08:00:00">
            <text:p>Wed May 11 08:00:00 2022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5-11T09:00:00">
            <text:p>Wed May 11 09:00:00 2022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107.1667">
            <text:p>107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5-11T10:00:00">
            <text:p>Wed May 11 10:00:00 2022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108.3333">
            <text:p>108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11T11:00:00">
            <text:p>Wed May 11 11:00:00 2022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104.5">
            <text:p>104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12T06:00:00">
            <text:p>Thu May 12 06:00:00 2022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73.6667">
            <text:p>73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5-12T07:00:00">
            <text:p>Thu May 12 07:00:00 2022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79.5">
            <text:p>79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2T08:00:00">
            <text:p>Thu May 12 08:00:00 2022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83.8333">
            <text:p>8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5-12T09:00:00">
            <text:p>Thu May 12 09:00:00 2022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83.8333">
            <text:p>83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5-12T10:00:00">
            <text:p>Thu May 12 10:00:00 2022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81.5">
            <text:p>81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5-12T11:00:00">
            <text:p>Thu May 12 11:00:00 2022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5-13T07:00:00">
            <text:p>Fri May 13 07:00:00 2022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78.6667">
            <text:p>78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3T08:00:00">
            <text:p>Fri May 13 08:00:00 2022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1.5">
            <text:p>9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5-13T09:00:00">
            <text:p>Fri May 13 09:00:00 2022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93.0">
            <text:p>93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5-13T10:00:00">
            <text:p>Fri May 13 10:00:00 2022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93.8333">
            <text:p>9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5-13T11:00:00">
            <text:p>Fri May 13 11:00:00 2022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91.3333">
            <text:p>91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13T12:00:00">
            <text:p>Fri May 13 12:00:00 2022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5-14T06:00:00">
            <text:p>Sat May 14 06:00:00 2022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76.8333">
            <text:p>76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5-14T07:00:00">
            <text:p>Sat May 14 07:00:00 2022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5-14T08:00:00">
            <text:p>Sat May 14 08:00:00 2022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88.8333">
            <text:p>88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5-14T09:00:00">
            <text:p>Sat May 14 09:00:00 2022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97.0">
            <text:p>97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5-14T10:00:00">
            <text:p>Sat May 14 10:00:00 2022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101.3333">
            <text:p>101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14T11:00:00">
            <text:p>Sat May 14 11:00:00 2022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5-15T06:00:00">
            <text:p>Sun May 15 06:00:00 2022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5-15T07:00:00">
            <text:p>Sun May 15 07:00:00 2022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81.0">
            <text:p>81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15T08:00:00">
            <text:p>Sun May 15 08:00:00 2022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86.3333">
            <text:p>86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5-15T09:00:00">
            <text:p>Sun May 15 09:00:00 2022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89.1667">
            <text:p>89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5-15T10:00:00">
            <text:p>Sun May 15 10:00:00 2022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90.5">
            <text:p>90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5-15T11:00:00">
            <text:p>Sun May 15 11:00:00 2022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90.6667">
            <text:p>90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16T05:00:00">
            <text:p>Mon May 16 05:00:00 2022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57.0">
            <text:p>57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5-16T06:00:00">
            <text:p>Mon May 16 06:00:00 2022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5-16T07:00:00">
            <text:p>Mon May 16 07:00:00 2022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16T08:00:00">
            <text:p>Mon May 16 08:00:00 2022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5-16T09:00:00">
            <text:p>Mon May 16 09:00:00 2022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55.8333">
            <text:p>55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16T10:00:00">
            <text:p>Mon May 16 10:00:00 2022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57.5">
            <text:p>57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5-16T11:00:00">
            <text:p>Mon May 16 11:00:00 2022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5-16T12:00:00">
            <text:p>Mon May 16 12:00:00 2022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5-17T06:00:00">
            <text:p>Tue May 17 06:00:00 2022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45.5">
            <text:p>45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5-17T07:00:00">
            <text:p>Tue May 17 07:00:00 2022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51.5">
            <text:p>51.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5-17T08:00:00">
            <text:p>Tue May 17 08:00:00 2022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61.6667">
            <text:p>61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2-05-17T09:00:00">
            <text:p>Tue May 17 09:00:00 2022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70.1667">
            <text:p>7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5-17T10:00:00">
            <text:p>Tue May 17 10:00:00 2022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76.0">
            <text:p>76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5-17T11:00:00">
            <text:p>Tue May 17 11:00:00 2022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17T12:00:00">
            <text:p>Tue May 17 12:00:00 2022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18T06:00:00">
            <text:p>Wed May 18 06:00:00 2022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46.8333">
            <text:p>46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5-18T07:00:00">
            <text:p>Wed May 18 07:00:00 2022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57.5">
            <text:p>57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2-05-18T08:00:00">
            <text:p>Wed May 18 08:00:00 2022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67.3333">
            <text:p>67.3333</text:p>
          </table:table-cell>
          <table:table-cell office:value-type="float" office:value="65.0">
            <text:p>65.0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2-05-18T10:00:00">
            <text:p>Wed May 18 10:00:00 2022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05-19T07:00:00">
            <text:p>Thu May 19 07:00:00 2022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87.5">
            <text:p>87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5-19T08:00:00">
            <text:p>Thu May 19 08:00:00 2022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101.0">
            <text:p>101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19T09:00:00">
            <text:p>Thu May 19 09:00:00 2022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102.6667">
            <text:p>102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5-19T10:00:00">
            <text:p>Thu May 19 10:00:00 2022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5-19T11:00:00">
            <text:p>Thu May 19 11:00:00 2022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5-19T12:00:00">
            <text:p>Thu May 19 12:00:00 2022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5-20T06:00:00">
            <text:p>Fri May 20 06:00:00 2022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66.0">
            <text:p>66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5-20T07:00:00">
            <text:p>Fri May 20 07:00:00 2022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94.6667">
            <text:p>94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20T08:00:00">
            <text:p>Fri May 20 08:00:00 2022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05.1667">
            <text:p>105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5-20T14:00:00">
            <text:p>Fri May 20 14:00:00 2022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20T15:00:00">
            <text:p>Fri May 20 15:00:00 2022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21T02:00:00">
            <text:p>Sat May 21 02:00:00 2022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1667">
            <text:p>41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5-21T03:00:00">
            <text:p>Sat May 21 03:00:00 2022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5-21T04:00:00">
            <text:p>Sat May 21 04:00:00 2022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57.8333">
            <text:p>57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5-21T05:00:00">
            <text:p>Sat May 21 05:00:00 2022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2.0">
            <text:p>52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5-21T06:00:00">
            <text:p>Sat May 21 06:00:00 2022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35.3333">
            <text:p>35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5-21T07:00:00">
            <text:p>Sat May 21 07:00:00 2022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78.3333">
            <text:p>78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5-21T08:00:00">
            <text:p>Sat May 21 08:00:00 2022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5-21T09:00:00">
            <text:p>Sat May 21 09:00:00 2022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5-22T09:00:00">
            <text:p>Sun May 22 09:00:00 2022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88.0">
            <text:p>88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2T10:00:00">
            <text:p>Sun May 22 10:00:00 2022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94.3333">
            <text:p>94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1:00:00">
            <text:p>Sun May 22 11:00:00 2022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94.1667">
            <text:p>94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5-22T12:00:00">
            <text:p>Sun May 22 12:00:00 2022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94.8333">
            <text:p>94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22T13:00:00">
            <text:p>Sun May 22 13:00:00 2022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88.0">
            <text:p>88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23T05:00:00">
            <text:p>Mon May 23 05:00:00 2022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57.3333">
            <text:p>57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3T06:00:00">
            <text:p>Mon May 23 06:00:00 2022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58.1667">
            <text:p>58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5-23T07:00:00">
            <text:p>Mon May 23 07:00:00 2022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61.8333">
            <text:p>61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3T08:00:00">
            <text:p>Mon May 23 08:00:00 2022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62.1667">
            <text:p>62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5-23T10:00:00">
            <text:p>Mon May 23 10:00:00 2022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63.1667">
            <text:p>63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5-23T11:00:00">
            <text:p>Mon May 23 11:00:00 2022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67.5">
            <text:p>67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5-23T12:00:00">
            <text:p>Mon May 23 12:00:00 2022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8.1667">
            <text:p>68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5-23T13:00:00">
            <text:p>Mon May 23 13:00:00 2022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5-23T14:00:00">
            <text:p>Mon May 23 14:00:00 2022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5-24T06:00:00">
            <text:p>Tue May 24 06:00:00 2022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9.3333">
            <text:p>59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5-24T07:00:00">
            <text:p>Tue May 24 07:00:00 2022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73.3333">
            <text:p>73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24T08:00:00">
            <text:p>Tue May 24 08:00:00 2022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79.0">
            <text:p>79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5-24T09:00:00">
            <text:p>Tue May 24 09:00:00 2022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76.1667">
            <text:p>76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5-24T10:00:00">
            <text:p>Tue May 24 10:00:00 2022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25T08:00:00">
            <text:p>Wed May 25 08:00:00 2022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83.5">
            <text:p>83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25T09:00:00">
            <text:p>Wed May 25 09:00:00 2022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78.6667">
            <text:p>78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5-25T10:00:00">
            <text:p>Wed May 25 10:00:00 2022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84.1667">
            <text:p>84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5-25T11:00:00">
            <text:p>Wed May 25 11:00:00 2022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8.6667">
            <text:p>78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5-25T12:00:00">
            <text:p>Wed May 25 12:00:00 2022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8.5">
            <text:p>78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5-25T13:00:00">
            <text:p>Wed May 25 13:00:00 2022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26T03:00:00">
            <text:p>Thu May 26 03:00:00 2022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47.5">
            <text:p>47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5-26T04:00:00">
            <text:p>Thu May 26 04:00:00 2022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65.3333">
            <text:p>65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5-26T05:00:00">
            <text:p>Thu May 26 05:00:00 2022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72.3333">
            <text:p>72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5-26T06:00:00">
            <text:p>Thu May 26 06:00:00 2022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73.6667">
            <text:p>73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5-26T07:00:00">
            <text:p>Thu May 26 07:00:00 2022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77.5">
            <text:p>77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5-26T08:00:00">
            <text:p>Thu May 26 08:00:00 2022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77.3333">
            <text:p>77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5-26T09:00:00">
            <text:p>Thu May 26 09:00:00 2022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77.3333">
            <text:p>77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5-26T10:00:00">
            <text:p>Thu May 26 10:00:00 2022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27T06:00:00">
            <text:p>Fri May 27 06:00:00 2022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72.5">
            <text:p>72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5-27T07:00:00">
            <text:p>Fri May 27 07:00:00 2022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75.5">
            <text:p>75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27T08:00:00">
            <text:p>Fri May 27 08:00:00 2022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75.6667">
            <text:p>75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5-27T09:00:00">
            <text:p>Fri May 27 09:00:00 2022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78.6667">
            <text:p>78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27T10:00:00">
            <text:p>Fri May 27 10:00:00 2022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81.0">
            <text:p>81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28T05:00:00">
            <text:p>Sat May 28 05:00:00 2022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69.5">
            <text:p>69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5-28T06:00:00">
            <text:p>Sat May 28 06:00:00 2022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68.6667">
            <text:p>6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5-28T07:00:00">
            <text:p>Sat May 28 07:00:00 2022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5-28T08:00:00">
            <text:p>Sat May 28 08:00:00 2022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80.3333">
            <text:p>80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8T09:00:00">
            <text:p>Sat May 28 09:00:00 2022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89.5">
            <text:p>89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5-28T10:00:00">
            <text:p>Sat May 28 10:00:00 2022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93.5">
            <text:p>93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5-28T11:00:00">
            <text:p>Sat May 28 11:00:00 2022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29T07:00:00">
            <text:p>Sun May 29 07:00:00 2022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89.3333">
            <text:p>89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29T08:00:00">
            <text:p>Sun May 29 08:00:00 2022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85.5">
            <text:p>85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9T09:00:00">
            <text:p>Sun May 29 09:00:00 2022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29T10:00:00">
            <text:p>Sun May 29 10:00:00 2022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30T02:00:00">
            <text:p>Mon May 30 02:00:00 2022</text:p>
          </table:table-cell>
          <table:table-cell office:value-type="float" office:value="77.6667">
            <text:p>77.6667</text:p>
          </table:table-cell>
          <table:table-cell office:value-type="float" office:value="81.6667">
            <text:p>81.6667</text:p>
          </table:table-cell>
          <table:table-cell office:value-type="float" office:value="83.3333">
            <text:p>83.3333</text:p>
          </table:table-cell>
          <table:table-cell office:value-type="float" office:value="80.3333">
            <text:p>80.3333</text:p>
          </table:table-cell>
          <table:table-cell office:value-type="float" office:value="77.8333">
            <text:p>77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30T03:00:00">
            <text:p>Mon May 30 03:00:00 2022</text:p>
          </table:table-cell>
          <table:table-cell office:value-type="float" office:value="75.0">
            <text:p>75.0</text:p>
          </table:table-cell>
          <table:table-cell office:value-type="float" office:value="77.6667">
            <text:p>77.6667</text:p>
          </table:table-cell>
          <table:table-cell office:value-type="float" office:value="81.6667">
            <text:p>81.6667</text:p>
          </table:table-cell>
          <table:table-cell office:value-type="float" office:value="83.3333">
            <text:p>83.3333</text:p>
          </table:table-cell>
          <table:table-cell office:value-type="float" office:value="80.3333">
            <text:p>80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30T04:00:00">
            <text:p>Mon May 30 04:00:00 2022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77.6667">
            <text:p>77.6667</text:p>
          </table:table-cell>
          <table:table-cell office:value-type="float" office:value="81.6667">
            <text:p>81.6667</text:p>
          </table:table-cell>
          <table:table-cell office:value-type="float" office:value="83.3333">
            <text:p>83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30T05:00:00">
            <text:p>Mon May 30 05:00:00 2022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77.6667">
            <text:p>77.6667</text:p>
          </table:table-cell>
          <table:table-cell office:value-type="float" office:value="81.6667">
            <text:p>81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5-30T06:00:00">
            <text:p>Mon May 30 06:00:00 2022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77.6667">
            <text:p>77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5-30T07:00:00">
            <text:p>Mon May 30 07:00:00 2022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75.0">
            <text:p>75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5-30T08:00:00">
            <text:p>Mon May 30 08:00:00 2022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73.0">
            <text:p>73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5-30T15:00:00">
            <text:p>Mon May 30 15:00:00 2022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71.1667">
            <text:p>7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30T16:00:00">
            <text:p>Mon May 30 16:00:00 2022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70.5">
            <text:p>70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30T17:00:00">
            <text:p>Mon May 30 17:00:00 2022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70.8333">
            <text:p>7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5-31T05:00:00">
            <text:p>Tue May 31 05:00:00 2022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5-31T06:00:00">
            <text:p>Tue May 31 06:00:00 2022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5-31T07:00:00">
            <text:p>Tue May 31 07:00:00 2022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5-31T08:00:00">
            <text:p>Tue May 31 08:00:00 2022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6.3333">
            <text:p>66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5-31T13:00:00">
            <text:p>Tue May 31 13:00:00 2022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31T14:00:00">
            <text:p>Tue May 31 14:00:00 2022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15:00:00">
            <text:p>Tue May 31 15:00:00 2022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62.6667">
            <text:p>62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1T16:00:00">
            <text:p>Tue May 31 16:00:00 2022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1T10:00:00">
            <text:p>Wed Jun  1 10:00:00 2022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51.3333">
            <text:p>51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01T11:00:00">
            <text:p>Wed Jun  1 11:00:00 2022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54.0">
            <text:p>54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1T12:00:00">
            <text:p>Wed Jun  1 12:00:00 2022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55.5">
            <text:p>55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6-01T13:00:00">
            <text:p>Wed Jun  1 13:00:00 2022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58.1667">
            <text:p>58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6-01T14:00:00">
            <text:p>Wed Jun  1 14:00:00 2022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1T15:00:00">
            <text:p>Wed Jun  1 15:00:00 2022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6-02T07:00:00">
            <text:p>Thu Jun  2 07:00:00 2022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02T08:00:00">
            <text:p>Thu Jun  2 08:00:00 2022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47.1667">
            <text:p>47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6-02T09:00:00">
            <text:p>Thu Jun  2 09:00:00 2022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02T10:00:00">
            <text:p>Thu Jun  2 10:00:00 2022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2T11:00:00">
            <text:p>Thu Jun  2 11:00:00 2022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6-02T12:00:00">
            <text:p>Thu Jun  2 12:00:00 2022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6-03T05:00:00">
            <text:p>Fri Jun  3 05:00:00 2022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54.6667">
            <text:p>54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6-03T06:00:00">
            <text:p>Fri Jun  3 06:00:00 2022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57.0">
            <text:p>57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6-03T07:00:00">
            <text:p>Fri Jun  3 07:00:00 2022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1.1667">
            <text:p>61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6-03T08:00:00">
            <text:p>Fri Jun  3 08:00:00 2022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57.8333">
            <text:p>57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6-03T09:00:00">
            <text:p>Fri Jun  3 09:00:00 2022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54.5">
            <text:p>54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6-03T10:00:00">
            <text:p>Fri Jun  3 10:00:00 2022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4.8333">
            <text:p>54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6-03T11:00:00">
            <text:p>Fri Jun  3 11:00:00 2022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4T07:00:00">
            <text:p>Sat Jun  4 07:00:00 2022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64.0">
            <text:p>64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6-04T08:00:00">
            <text:p>Sat Jun  4 08:00:00 2022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60.1667">
            <text:p>60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6-04T09:00:00">
            <text:p>Sat Jun  4 09:00:00 2022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56.5">
            <text:p>56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6-04T10:00:00">
            <text:p>Sat Jun  4 10:00:00 2022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7.1667">
            <text:p>57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6-04T11:00:00">
            <text:p>Sat Jun  4 11:00:00 2022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6-04T12:00:00">
            <text:p>Sat Jun  4 12:00:00 2022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6-05T06:00:00">
            <text:p>Sun Jun  5 06:00:00 2022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61.6667">
            <text:p>61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5T07:00:00">
            <text:p>Sun Jun  5 07:00:00 2022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5T08:00:00">
            <text:p>Sun Jun  5 08:00:00 2022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6-05T09:00:00">
            <text:p>Sun Jun  5 09:00:00 2022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62.6667">
            <text:p>62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05T10:00:00">
            <text:p>Sun Jun  5 10:00:00 2022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61.3333">
            <text:p>61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6-05T11:00:00">
            <text:p>Sun Jun  5 11:00:00 2022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6-05T12:00:00">
            <text:p>Sun Jun  5 12:00:00 2022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6T06:00:00">
            <text:p>Mon Jun  6 06:00:00 2022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06T07:00:00">
            <text:p>Mon Jun  6 07:00:00 2022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5.5">
            <text:p>6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6-06T08:00:00">
            <text:p>Mon Jun  6 08:00:00 2022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68.8333">
            <text:p>68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6-06T09:00:00">
            <text:p>Mon Jun  6 09:00:00 2022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2-06-06T10:00:00">
            <text:p>Mon Jun  6 10:00:00 2022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76.5">
            <text:p>7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6-06T11:00:00">
            <text:p>Mon Jun  6 11:00:00 2022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06T12:00:00">
            <text:p>Mon Jun  6 12:00:00 2022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6-07T07:00:00">
            <text:p>Tue Jun  7 07:00:00 2022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82.1667">
            <text:p>82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6-07T08:00:00">
            <text:p>Tue Jun  7 08:00:00 2022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92.0">
            <text:p>9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6-07T09:00:00">
            <text:p>Tue Jun  7 09:00:00 2022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91.6667">
            <text:p>9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6-07T10:00:00">
            <text:p>Tue Jun  7 10:00:00 2022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88.6667">
            <text:p>88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6-07T11:00:00">
            <text:p>Tue Jun  7 11:00:00 2022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89.0">
            <text:p>89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6-07T12:00:00">
            <text:p>Tue Jun  7 12:00:00 2022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85.3333">
            <text:p>85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08T06:00:00">
            <text:p>Wed Jun  8 06:00:00 2022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54.1667">
            <text:p>54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6-08T07:00:00">
            <text:p>Wed Jun  8 07:00:00 2022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65.1667">
            <text:p>6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6-08T08:00:00">
            <text:p>Wed Jun  8 08:00:00 2022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79.3333">
            <text:p>79.3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6-08T09:00:00">
            <text:p>Wed Jun  8 09:00:00 2022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65.1667">
            <text:p>65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6-08T10:00:00">
            <text:p>Wed Jun  8 10:00:00 2022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62.1667">
            <text:p>62.1667</text:p>
          </table:table-cell>
          <table:table-cell office:value-type="float" office:value="69.6667">
            <text:p>69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6-09T04:00:00">
            <text:p>Thu Jun  9 04:00:00 2022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30.8333">
            <text:p>30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6-09T05:00:00">
            <text:p>Thu Jun  9 05:00:00 2022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2.6667">
            <text:p>42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6-09T06:00:00">
            <text:p>Thu Jun  9 06:00:00 2022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6-09T07:00:00">
            <text:p>Thu Jun  9 07:00:00 2022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46.0">
            <text:p>46.0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6-10T07:00:00">
            <text:p>Fri Jun 10 07:00:00 2022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6-10T08:00:00">
            <text:p>Fri Jun 10 08:00:00 2022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54.1667">
            <text:p>54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6-10T09:00:00">
            <text:p>Fri Jun 10 09:00:00 2022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63.8333">
            <text:p>63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06-10T10:00:00">
            <text:p>Fri Jun 10 10:00:00 2022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70.5">
            <text:p>70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6-10T11:00:00">
            <text:p>Fri Jun 10 11:00:00 2022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7.6667">
            <text:p>77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10T12:00:00">
            <text:p>Fri Jun 10 12:00:00 2022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28T04:00:00">
            <text:p>Tue Jun 28 04:00:00 2022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66.1667">
            <text:p>66.1667</text:p>
          </table:table-cell>
          <table:table-cell office:value-type="float" office:value="55.8333">
            <text:p>55.8333</text:p>
          </table:table-cell>
          <table:table-cell office:value-type="float" office:value="52.3333">
            <text:p>52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6-28T05:00:00">
            <text:p>Tue Jun 28 05:00:00 2022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66.1667">
            <text:p>66.1667</text:p>
          </table:table-cell>
          <table:table-cell office:value-type="float" office:value="55.8333">
            <text:p>55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6-28T06:00:00">
            <text:p>Tue Jun 28 06:00:00 2022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66.1667">
            <text:p>66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6-28T07:00:00">
            <text:p>Tue Jun 28 07:00:00 2022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75.0">
            <text:p>7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6-28T08:00:00">
            <text:p>Tue Jun 28 08:00:00 2022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4.6667">
            <text:p>8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6-28T09:00:00">
            <text:p>Tue Jun 28 09:00:00 2022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92.3333">
            <text:p>92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6-28T10:00:00">
            <text:p>Tue Jun 28 10:00:00 2022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87.3333">
            <text:p>87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6-28T11:00:00">
            <text:p>Tue Jun 28 11:00:00 2022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71.5">
            <text:p>71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6-29T07:00:00">
            <text:p>Wed Jun 29 07:00:00 2022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88.1667">
            <text:p>88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6-29T08:00:00">
            <text:p>Wed Jun 29 08:00:00 2022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102.8333">
            <text:p>10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6-29T09:00:00">
            <text:p>Wed Jun 29 09:00:00 2022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2.3333">
            <text:p>112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6-29T10:00:00">
            <text:p>Wed Jun 29 10:00:00 2022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123.0">
            <text:p>12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6-29T11:00:00">
            <text:p>Wed Jun 29 11:00:00 2022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117.8333">
            <text:p>117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6-29T12:00:00">
            <text:p>Wed Jun 29 12:00:00 2022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109.6667">
            <text:p>109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30T06:00:00">
            <text:p>Thu Jun 30 06:00:00 2022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80.0">
            <text:p>80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6-30T07:00:00">
            <text:p>Thu Jun 30 07:00:00 2022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87.5">
            <text:p>87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6-30T08:00:00">
            <text:p>Thu Jun 30 08:00:00 2022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30T09:00:00">
            <text:p>Thu Jun 30 09:00:00 2022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96.5">
            <text:p>96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30T10:00:00">
            <text:p>Thu Jun 30 10:00:00 2022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1.6667">
            <text:p>91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7-07T05:00:00">
            <text:p>Thu Jul  7 05:00:00 2022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66.3333">
            <text:p>66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7-07T06:00:00">
            <text:p>Thu Jul  7 06:00:00 2022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70.1667">
            <text:p>70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7-07T07:00:00">
            <text:p>Thu Jul  7 07:00:00 2022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76.1667">
            <text:p>76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7-07T08:00:00">
            <text:p>Thu Jul  7 08:00:00 2022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86.8333">
            <text:p>86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7-07T09:00:00">
            <text:p>Thu Jul  7 09:00:00 2022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7-07T10:00:00">
            <text:p>Thu Jul  7 10:00:00 2022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92.0">
            <text:p>92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07-07T11:00:00">
            <text:p>Thu Jul  7 11:00:00 2022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08T07:00:00">
            <text:p>Fri Jul  8 07:00:00 2022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104.8333">
            <text:p>104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7-08T08:00:00">
            <text:p>Fri Jul  8 08:00:00 2022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124.1667">
            <text:p>124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7-08T10:00:00">
            <text:p>Fri Jul  8 10:00:00 2022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130.6667">
            <text:p>13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7-08T11:00:00">
            <text:p>Fri Jul  8 11:00:00 2022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132.6667">
            <text:p>132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7-08T12:00:00">
            <text:p>Fri Jul  8 12:00:00 2022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26.1667">
            <text:p>126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7-09T07:00:00">
            <text:p>Sat Jul  9 07:00:00 2022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87.3333">
            <text:p>87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7-09T08:00:00">
            <text:p>Sat Jul  9 08:00:00 2022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96.0">
            <text:p>9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7-09T09:00:00">
            <text:p>Sat Jul  9 09:00:00 2022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103.8333">
            <text:p>103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7-09T10:00:00">
            <text:p>Sat Jul  9 10:00:00 2022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106.6667">
            <text:p>106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7-09T11:00:00">
            <text:p>Sat Jul  9 11:00:00 2022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2.3333">
            <text:p>112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10T06:00:00">
            <text:p>Sun Jul 10 06:00:00 2022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90.6667">
            <text:p>90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10T07:00:00">
            <text:p>Sun Jul 10 07:00:00 2022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99.8333">
            <text:p>99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10T08:00:00">
            <text:p>Sun Jul 10 08:00:00 2022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106.1667">
            <text:p>106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7-10T09:00:00">
            <text:p>Sun Jul 10 09:00:00 2022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112.6667">
            <text:p>112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7-10T10:00:00">
            <text:p>Sun Jul 10 10:00:00 2022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18.6667">
            <text:p>118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7-11T06:00:00">
            <text:p>Mon Jul 11 06:00:00 2022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105.8333">
            <text:p>105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7-11T07:00:00">
            <text:p>Mon Jul 11 07:00:00 2022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121.1667">
            <text:p>121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7-11T08:00:00">
            <text:p>Mon Jul 11 08:00:00 2022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134.8333">
            <text:p>134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7-11T09:00:00">
            <text:p>Mon Jul 11 09:00:00 2022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39.3333">
            <text:p>139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7-11T10:00:00">
            <text:p>Mon Jul 11 10:00:00 2022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113.0">
            <text:p>113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7-11T11:00:00">
            <text:p>Mon Jul 11 11:00:00 2022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102.8333">
            <text:p>102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7-11T12:00:00">
            <text:p>Mon Jul 11 12:00:00 2022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100.6667">
            <text:p>100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7-12T06:00:00">
            <text:p>Tue Jul 12 06:00:00 2022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80.5">
            <text:p>80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12T07:00:00">
            <text:p>Tue Jul 12 07:00:00 2022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88.8333">
            <text:p>88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12T08:00:00">
            <text:p>Tue Jul 12 08:00:00 2022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94.3333">
            <text:p>94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7-12T09:00:00">
            <text:p>Tue Jul 12 09:00:00 2022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101.5">
            <text:p>10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7-12T10:00:00">
            <text:p>Tue Jul 12 10:00:00 2022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109.8333">
            <text:p>109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7-13T03:00:00">
            <text:p>Wed Jul 13 03:00:00 2022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13T04:00:00">
            <text:p>Wed Jul 13 04:00:00 2022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68.5">
            <text:p>68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7-13T05:00:00">
            <text:p>Wed Jul 13 05:00:00 2022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74.1667">
            <text:p>74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7-13T06:00:00">
            <text:p>Wed Jul 13 06:00:00 2022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78.3333">
            <text:p>78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3T07:00:00">
            <text:p>Wed Jul 13 07:00:00 2022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86.6667">
            <text:p>86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7-13T08:00:00">
            <text:p>Wed Jul 13 08:00:00 2022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83.3333">
            <text:p>83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7-13T09:00:00">
            <text:p>Wed Jul 13 09:00:00 2022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102.1667">
            <text:p>102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7-14T06:00:00">
            <text:p>Thu Jul 14 06:00:00 2022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66.3333">
            <text:p>66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7-14T07:00:00">
            <text:p>Thu Jul 14 07:00:00 2022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83.0">
            <text:p>83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7-14T08:00:00">
            <text:p>Thu Jul 14 08:00:00 2022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101.0">
            <text:p>101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7-14T09:00:00">
            <text:p>Thu Jul 14 09:00:00 2022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12.1667">
            <text:p>11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7-14T10:00:00">
            <text:p>Thu Jul 14 10:00:00 2022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107.0">
            <text:p>10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7-14T11:00:00">
            <text:p>Thu Jul 14 11:00:00 2022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02.5">
            <text:p>102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7-14T12:00:00">
            <text:p>Thu Jul 14 12:00:00 2022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7-15T06:00:00">
            <text:p>Fri Jul 15 06:00:00 2022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73.6667">
            <text:p>73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07-15T07:00:00">
            <text:p>Fri Jul 15 07:00:00 2022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105.6667">
            <text:p>105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7-15T08:00:00">
            <text:p>Fri Jul 15 08:00:00 2022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121.0">
            <text:p>12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7-15T09:00:00">
            <text:p>Fri Jul 15 09:00:00 2022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136.0">
            <text:p>136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7-15T10:00:00">
            <text:p>Fri Jul 15 10:00:00 2022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34.5">
            <text:p>134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7-15T11:00:00">
            <text:p>Fri Jul 15 11:00:00 2022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7-16T06:00:00">
            <text:p>Sat Jul 16 06:00:00 2022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94.8333">
            <text:p>94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16T07:00:00">
            <text:p>Sat Jul 16 07:00:00 2022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113.1667">
            <text:p>113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7-16T08:00:00">
            <text:p>Sat Jul 16 08:00:00 2022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129.3333">
            <text:p>129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7-16T09:00:00">
            <text:p>Sat Jul 16 09:00:00 2022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134.0">
            <text:p>134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7-16T10:00:00">
            <text:p>Sat Jul 16 10:00:00 2022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99.0">
            <text:p>9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17T06:00:00">
            <text:p>Sun Jul 17 06:00:00 2022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86.5">
            <text:p>86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7-17T07:00:00">
            <text:p>Sun Jul 17 07:00:00 2022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07.0">
            <text:p>107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7-17T08:00:00">
            <text:p>Sun Jul 17 08:00:00 2022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29.0">
            <text:p>12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7-17T09:00:00">
            <text:p>Sun Jul 17 09:00:00 2022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136.8333">
            <text:p>136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7-17T10:00:00">
            <text:p>Sun Jul 17 10:00:00 2022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116.3333">
            <text:p>116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7-17T11:00:00">
            <text:p>Sun Jul 17 11:00:00 2022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8T07:00:00">
            <text:p>Mon Jul 18 07:00:00 2022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106.1667">
            <text:p>106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7-18T08:00:00">
            <text:p>Mon Jul 18 08:00:00 2022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105.1667">
            <text:p>105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18T11:00:00">
            <text:p>Mon Jul 18 11:00:00 2022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112.6667">
            <text:p>112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7-18T12:00:00">
            <text:p>Mon Jul 18 12:00:00 2022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7-19T06:00:00">
            <text:p>Tue Jul 19 06:00:00 2022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90.0">
            <text:p>90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19T07:00:00">
            <text:p>Tue Jul 19 07:00:00 2022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92.8333">
            <text:p>92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7-19T08:00:00">
            <text:p>Tue Jul 19 08:00:00 2022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97.8333">
            <text:p>97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7-19T09:00:00">
            <text:p>Tue Jul 19 09:00:00 2022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108.8333">
            <text:p>108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7-19T10:00:00">
            <text:p>Tue Jul 19 10:00:00 2022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107.5">
            <text:p>107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7-19T11:00:00">
            <text:p>Tue Jul 19 11:00:00 2022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101.1667">
            <text:p>10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20T07:00:00">
            <text:p>Wed Jul 20 07:00:00 2022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82.8333">
            <text:p>82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7-20T08:00:00">
            <text:p>Wed Jul 20 08:00:00 2022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85.3333">
            <text:p>85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7-20T09:00:00">
            <text:p>Wed Jul 20 09:00:00 2022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7-20T10:00:00">
            <text:p>Wed Jul 20 10:00:00 2022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97.8333">
            <text:p>97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20T11:00:00">
            <text:p>Wed Jul 20 11:00:00 2022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0T12:00:00">
            <text:p>Wed Jul 20 12:00:00 2022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7-21T06:00:00">
            <text:p>Thu Jul 21 06:00:00 2022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87.1667">
            <text:p>87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07-21T07:00:00">
            <text:p>Thu Jul 21 07:00:00 2022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107.8333">
            <text:p>10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7-21T08:00:00">
            <text:p>Thu Jul 21 08:00:00 2022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122.3333">
            <text:p>122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7-21T09:00:00">
            <text:p>Thu Jul 21 09:00:00 2022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148.3333">
            <text:p>148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7-21T10:00:00">
            <text:p>Thu Jul 21 10:00:00 2022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63.5">
            <text:p>16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7-21T11:00:00">
            <text:p>Thu Jul 21 11:00:00 2022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22T07:00:00">
            <text:p>Fri Jul 22 07:00:00 2022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114.3333">
            <text:p>114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7-22T08:00:00">
            <text:p>Fri Jul 22 08:00:00 2022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133.1667">
            <text:p>133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7-22T09:00:00">
            <text:p>Fri Jul 22 09:00:00 2022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148.3333">
            <text:p>14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7-22T10:00:00">
            <text:p>Fri Jul 22 10:00:00 2022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151.6667">
            <text:p>151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07-22T11:00:00">
            <text:p>Fri Jul 22 11:00:00 2022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28.5">
            <text:p>128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7-22T12:00:00">
            <text:p>Fri Jul 22 12:00:00 2022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23T06:00:00">
            <text:p>Sat Jul 23 06:00:00 2022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90.3333">
            <text:p>90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7-23T07:00:00">
            <text:p>Sat Jul 23 07:00:00 2022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04.1667">
            <text:p>104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7-23T08:00:00">
            <text:p>Sat Jul 23 08:00:00 2022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118.8333">
            <text:p>118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7-23T09:00:00">
            <text:p>Sat Jul 23 09:00:00 2022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123.1667">
            <text:p>12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7-23T10:00:00">
            <text:p>Sat Jul 23 10:00:00 2022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137.3333">
            <text:p>137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7-23T11:00:00">
            <text:p>Sat Jul 23 11:00:00 2022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7-24T05:00:00">
            <text:p>Sun Jul 24 05:00:00 2022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74.0">
            <text:p>7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7-24T06:00:00">
            <text:p>Sun Jul 24 06:00:00 2022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99.0">
            <text:p>99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7-24T07:00:00">
            <text:p>Sun Jul 24 07:00:00 2022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30.0">
            <text:p>130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7-24T08:00:00">
            <text:p>Sun Jul 24 08:00:00 2022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116.5">
            <text:p>116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7-24T09:00:00">
            <text:p>Sun Jul 24 09:00:00 2022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24.5">
            <text:p>124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7-24T10:00:00">
            <text:p>Sun Jul 24 10:00:00 2022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7-25T06:00:00">
            <text:p>Mon Jul 25 06:00:00 2022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04.0">
            <text:p>104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7-25T07:00:00">
            <text:p>Mon Jul 25 07:00:00 2022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124.3333">
            <text:p>124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7-25T08:00:00">
            <text:p>Mon Jul 25 08:00:00 2022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123.6667">
            <text:p>123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7-25T09:00:00">
            <text:p>Mon Jul 25 09:00:00 2022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42.6667">
            <text:p>142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7-25T10:00:00">
            <text:p>Mon Jul 25 10:00:00 2022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134.5">
            <text:p>134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7-25T11:00:00">
            <text:p>Mon Jul 25 11:00:00 2022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112.3333">
            <text:p>112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7-26T07:00:00">
            <text:p>Tue Jul 26 07:00:00 2022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98.0">
            <text:p>9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6T08:00:00">
            <text:p>Tue Jul 26 08:00:00 2022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95.8333">
            <text:p>95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7-26T09:00:00">
            <text:p>Tue Jul 26 09:00:00 2022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110.3333">
            <text:p>11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7-26T10:00:00">
            <text:p>Tue Jul 26 10:00:00 2022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101.5">
            <text:p>10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7-26T11:00:00">
            <text:p>Tue Jul 26 11:00:00 2022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95.3333">
            <text:p>95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26T12:00:00">
            <text:p>Tue Jul 26 12:00:00 2022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27T05:00:00">
            <text:p>Wed Jul 27 05:00:00 2022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72.1667">
            <text:p>72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7-27T06:00:00">
            <text:p>Wed Jul 27 06:00:00 2022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97.6667">
            <text:p>97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7-27T07:00:00">
            <text:p>Wed Jul 27 07:00:00 2022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80.8333">
            <text:p>80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7-27T08:00:00">
            <text:p>Wed Jul 27 08:00:00 2022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83.6667">
            <text:p>8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07-27T11:00:00">
            <text:p>Wed Jul 27 11:00:00 2022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86.6667">
            <text:p>86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7-27T12:00:00">
            <text:p>Wed Jul 27 12:00:00 2022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94.8333">
            <text:p>94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03T05:00:00">
            <text:p>Wed Aug  3 05:00:00 2022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99.8333">
            <text:p>99.8333</text:p>
          </table:table-cell>
          <table:table-cell office:value-type="float" office:value="81.6667">
            <text:p>81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03T06:00:00">
            <text:p>Wed Aug  3 06:00:00 2022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99.8333">
            <text:p>99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8-03T07:00:00">
            <text:p>Wed Aug  3 07:00:00 2022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123.3333">
            <text:p>12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8-03T08:00:00">
            <text:p>Wed Aug  3 08:00:00 2022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142.5">
            <text:p>14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8-03T09:00:00">
            <text:p>Wed Aug  3 09:00:00 2022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99.5">
            <text:p>9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8-03T10:00:00">
            <text:p>Wed Aug  3 10:00:00 2022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97.8333">
            <text:p>97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8-03T11:00:00">
            <text:p>Wed Aug  3 11:00:00 2022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0.1667">
            <text:p>10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8-04T07:00:00">
            <text:p>Thu Aug  4 07:00:00 2022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127.6667">
            <text:p>127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8-04T08:00:00">
            <text:p>Thu Aug  4 08:00:00 2022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30.6667">
            <text:p>130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8-04T09:00:00">
            <text:p>Thu Aug  4 09:00:00 2022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8-04T10:00:00">
            <text:p>Thu Aug  4 10:00:00 2022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8-04T11:00:00">
            <text:p>Thu Aug  4 11:00:00 2022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05T06:00:00">
            <text:p>Fri Aug  5 06:00:00 2022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96.5">
            <text:p>96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8-05T13:00:00">
            <text:p>Fri Aug  5 13:00:00 2022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7.8333">
            <text:p>97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05T14:00:00">
            <text:p>Fri Aug  5 14:00:00 2022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101.1667">
            <text:p>101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8-05T15:00:00">
            <text:p>Fri Aug  5 15:00:00 2022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103.5">
            <text:p>103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6T07:00:00">
            <text:p>Sat Aug  6 07:00:00 2022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92.6667">
            <text:p>92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6T08:00:00">
            <text:p>Sat Aug  6 08:00:00 2022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06T09:00:00">
            <text:p>Sat Aug  6 09:00:00 2022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94.8333">
            <text:p>94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8-06T10:00:00">
            <text:p>Sat Aug  6 10:00:00 2022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96.8333">
            <text:p>96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8-06T11:00:00">
            <text:p>Sat Aug  6 11:00:00 2022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99.1667">
            <text:p>99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7T06:00:00">
            <text:p>Sun Aug  7 06:00:00 2022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85.1667">
            <text:p>85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07T07:00:00">
            <text:p>Sun Aug  7 07:00:00 2022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86.6667">
            <text:p>86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8-07T08:00:00">
            <text:p>Sun Aug  7 08:00:00 2022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89.0">
            <text:p>89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8-07T09:00:00">
            <text:p>Sun Aug  7 09:00:00 2022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97.5">
            <text:p>97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8-07T10:00:00">
            <text:p>Sun Aug  7 10:00:00 2022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102.5">
            <text:p>102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8-07T11:00:00">
            <text:p>Sun Aug  7 11:00:00 2022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104.8333">
            <text:p>104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8-08T04:00:00">
            <text:p>Mon Aug  8 04:00:00 2022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08T05:00:00">
            <text:p>Mon Aug  8 05:00:00 2022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69.8333">
            <text:p>69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08T06:00:00">
            <text:p>Mon Aug  8 06:00:00 2022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79.0">
            <text:p>79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08T07:00:00">
            <text:p>Mon Aug  8 07:00:00 2022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84.6667">
            <text:p>84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8-08T08:00:00">
            <text:p>Mon Aug  8 08:00:00 2022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83.6667">
            <text:p>83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8-08T09:00:00">
            <text:p>Mon Aug  8 09:00:00 2022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84.3333">
            <text:p>84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8-09T07:00:00">
            <text:p>Tue Aug  9 07:00:00 2022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83.6667">
            <text:p>83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8-09T08:00:00">
            <text:p>Tue Aug  9 08:00:00 2022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84.5">
            <text:p>84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8-09T09:00:00">
            <text:p>Tue Aug  9 09:00:00 2022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83.8333">
            <text:p>83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8-09T10:00:00">
            <text:p>Tue Aug  9 10:00:00 2022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88.3333">
            <text:p>88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8-09T11:00:00">
            <text:p>Tue Aug  9 11:00:00 2022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8.8333">
            <text:p>8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8-09T12:00:00">
            <text:p>Tue Aug  9 12:00:00 2022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8-12T02:00:00">
            <text:p>Fri Aug 12 02:00:00 2022</text:p>
          </table:table-cell>
          <table:table-cell office:value-type="float" office:value="77.6667">
            <text:p>77.6667</text:p>
          </table:table-cell>
          <table:table-cell office:value-type="float" office:value="75.1667">
            <text:p>75.1667</text:p>
          </table:table-cell>
          <table:table-cell office:value-type="float" office:value="75.8333">
            <text:p>75.8333</text:p>
          </table:table-cell>
          <table:table-cell office:value-type="float" office:value="94.8333">
            <text:p>94.8333</text:p>
          </table:table-cell>
          <table:table-cell office:value-type="float" office:value="92.3333">
            <text:p>92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2T03:00:00">
            <text:p>Fri Aug 12 03:00:00 2022</text:p>
          </table:table-cell>
          <table:table-cell office:value-type="float" office:value="90.1667">
            <text:p>90.1667</text:p>
          </table:table-cell>
          <table:table-cell office:value-type="float" office:value="77.6667">
            <text:p>77.6667</text:p>
          </table:table-cell>
          <table:table-cell office:value-type="float" office:value="75.1667">
            <text:p>75.1667</text:p>
          </table:table-cell>
          <table:table-cell office:value-type="float" office:value="75.8333">
            <text:p>75.8333</text:p>
          </table:table-cell>
          <table:table-cell office:value-type="float" office:value="94.8333">
            <text:p>94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8-12T04:00:00">
            <text:p>Fri Aug 12 04:00:00 2022</text:p>
          </table:table-cell>
          <table:table-cell office:value-type="float" office:value="87.5">
            <text:p>87.5</text:p>
          </table:table-cell>
          <table:table-cell office:value-type="float" office:value="90.1667">
            <text:p>90.1667</text:p>
          </table:table-cell>
          <table:table-cell office:value-type="float" office:value="77.6667">
            <text:p>77.6667</text:p>
          </table:table-cell>
          <table:table-cell office:value-type="float" office:value="75.1667">
            <text:p>75.1667</text:p>
          </table:table-cell>
          <table:table-cell office:value-type="float" office:value="75.8333">
            <text:p>75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8-12T05:00:00">
            <text:p>Fri Aug 12 05:00:00 2022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90.1667">
            <text:p>90.1667</text:p>
          </table:table-cell>
          <table:table-cell office:value-type="float" office:value="77.6667">
            <text:p>77.6667</text:p>
          </table:table-cell>
          <table:table-cell office:value-type="float" office:value="75.1667">
            <text:p>75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8-12T06:00:00">
            <text:p>Fri Aug 12 06:00:00 2022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90.1667">
            <text:p>90.1667</text:p>
          </table:table-cell>
          <table:table-cell office:value-type="float" office:value="77.6667">
            <text:p>77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8-12T07:00:00">
            <text:p>Fri Aug 12 07:00:00 2022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90.1667">
            <text:p>90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8-12T08:00:00">
            <text:p>Fri Aug 12 08:00:00 2022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87.5">
            <text:p>87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8-12T09:00:00">
            <text:p>Fri Aug 12 09:00:00 2022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8-12T10:00:00">
            <text:p>Fri Aug 12 10:00:00 2022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77.8333">
            <text:p>77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8-12T11:00:00">
            <text:p>Fri Aug 12 11:00:00 2022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75.8333">
            <text:p>75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8-12T12:00:00">
            <text:p>Fri Aug 12 12:00:00 2022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8-13T07:00:00">
            <text:p>Sat Aug 13 07:00:00 2022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93.5">
            <text:p>93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8-13T08:00:00">
            <text:p>Sat Aug 13 08:00:00 2022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10.0">
            <text:p>110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8-13T09:00:00">
            <text:p>Sat Aug 13 09:00:00 2022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120.0">
            <text:p>120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8-13T10:00:00">
            <text:p>Sat Aug 13 10:00:00 2022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111.8333">
            <text:p>111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8-13T11:00:00">
            <text:p>Sat Aug 13 11:00:00 2022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104.0">
            <text:p>104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4T06:00:00">
            <text:p>Sun Aug 14 06:00:00 2022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46.0">
            <text:p>46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8-14T07:00:00">
            <text:p>Sun Aug 14 07:00:00 2022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47.3333">
            <text:p>47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8-14T08:00:00">
            <text:p>Sun Aug 14 08:00:00 2022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62.3333">
            <text:p>62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8-14T09:00:00">
            <text:p>Sun Aug 14 09:00:00 2022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76.3333">
            <text:p>76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8-14T10:00:00">
            <text:p>Sun Aug 14 10:00:00 2022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8-15T06:00:00">
            <text:p>Mon Aug 15 06:00:00 2022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88.8333">
            <text:p>88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8-15T07:00:00">
            <text:p>Mon Aug 15 07:00:00 2022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103.3333">
            <text:p>103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8-15T08:00:00">
            <text:p>Mon Aug 15 08:00:00 2022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102.5">
            <text:p>102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8-15T09:00:00">
            <text:p>Mon Aug 15 09:00:00 2022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102.8333">
            <text:p>102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08-15T10:00:00">
            <text:p>Mon Aug 15 10:00:00 2022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105.8333">
            <text:p>105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8-16T08:00:00">
            <text:p>Tue Aug 16 08:00:00 2022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93.8333">
            <text:p>93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8-16T09:00:00">
            <text:p>Tue Aug 16 09:00:00 2022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101.0">
            <text:p>101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8-16T10:00:00">
            <text:p>Tue Aug 16 10:00:00 2022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16T11:00:00">
            <text:p>Tue Aug 16 11:00:00 2022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91.8333">
            <text:p>91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17T17:00:00">
            <text:p>Wed Aug 17 17:00:00 2022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73.0">
            <text:p>73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17T18:00:00">
            <text:p>Wed Aug 17 18:00:00 2022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8-17T19:00:00">
            <text:p>Wed Aug 17 19:00:00 2022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99.8333">
            <text:p>99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7T20:00:00">
            <text:p>Wed Aug 17 20:00:00 2022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107.0">
            <text:p>107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8-18T05:00:00">
            <text:p>Thu Aug 18 05:00:00 2022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8-18T06:00:00">
            <text:p>Thu Aug 18 06:00:00 2022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18T07:00:00">
            <text:p>Thu Aug 18 07:00:00 2022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8-18T08:00:00">
            <text:p>Thu Aug 18 08:00:00 2022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87.8333">
            <text:p>87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8-18T09:00:00">
            <text:p>Thu Aug 18 09:00:00 2022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88.8333">
            <text:p>8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8-18T10:00:00">
            <text:p>Thu Aug 18 10:00:00 2022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90.0">
            <text:p>90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8-22T20:00:00">
            <text:p>Mon Aug 22 20:00:00 2022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86.8333">
            <text:p>86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8-22T21:00:00">
            <text:p>Mon Aug 22 21:00:00 2022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76.3333">
            <text:p>76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8-23T09:00:00">
            <text:p>Tue Aug 23 09:00:00 2022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8-23T10:00:00">
            <text:p>Tue Aug 23 10:00:00 2022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8-23T11:00:00">
            <text:p>Tue Aug 23 11:00:00 2022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8-23T12:00:00">
            <text:p>Tue Aug 23 12:00:00 2022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8-23T13:00:00">
            <text:p>Tue Aug 23 13:00:00 2022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8-23T14:00:00">
            <text:p>Tue Aug 23 14:00:00 2022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8-24T08:00:00">
            <text:p>Wed Aug 24 08:00:00 2022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92.1667">
            <text:p>9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8-24T09:00:00">
            <text:p>Wed Aug 24 09:00:00 2022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93.0">
            <text:p>9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8-24T10:00:00">
            <text:p>Wed Aug 24 10:00:00 2022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103.5">
            <text:p>10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8-24T11:00:00">
            <text:p>Wed Aug 24 11:00:00 2022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106.6667">
            <text:p>106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24T12:00:00">
            <text:p>Wed Aug 24 12:00:00 2022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105.5">
            <text:p>105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8-25T08:00:00">
            <text:p>Thu Aug 25 08:00:00 2022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75.3333">
            <text:p>75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8-25T09:00:00">
            <text:p>Thu Aug 25 09:00:00 2022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82.3333">
            <text:p>82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8-25T10:00:00">
            <text:p>Thu Aug 25 10:00:00 2022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85.0">
            <text:p>85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8-25T11:00:00">
            <text:p>Thu Aug 25 11:00:00 2022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83.0">
            <text:p>8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6T05:00:00">
            <text:p>Fri Aug 26 05:00:00 2022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58.5">
            <text:p>58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6T06:00:00">
            <text:p>Fri Aug 26 06:00:00 2022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3.5">
            <text:p>6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8-26T07:00:00">
            <text:p>Fri Aug 26 07:00:00 2022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8-26T08:00:00">
            <text:p>Fri Aug 26 08:00:00 2022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75.5">
            <text:p>7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8-26T10:00:00">
            <text:p>Fri Aug 26 10:00:00 2022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8.5">
            <text:p>78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8-26T11:00:00">
            <text:p>Fri Aug 26 11:00:00 2022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8-26T17:00:00">
            <text:p>Fri Aug 26 17:00:00 2022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8-27T09:00:00">
            <text:p>Sat Aug 27 09:00:00 2022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33.6667">
            <text:p>33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8-27T10:00:00">
            <text:p>Sat Aug 27 10:00:00 2022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88.6667">
            <text:p>88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11:00:00">
            <text:p>Sat Aug 27 11:00:00 2022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89.3333">
            <text:p>89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8-27T12:00:00">
            <text:p>Sat Aug 27 12:00:00 2022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8-27T13:00:00">
            <text:p>Sat Aug 27 13:00:00 2022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8-28T08:00:00">
            <text:p>Sun Aug 28 08:00:00 2022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94.1667">
            <text:p>94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8T09:00:00">
            <text:p>Sun Aug 28 09:00:00 2022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91.0">
            <text:p>91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8-28T10:00:00">
            <text:p>Sun Aug 28 10:00:00 2022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93.5">
            <text:p>93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29T07:00:00">
            <text:p>Mon Aug 29 07:00:00 2022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89.6667">
            <text:p>8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8-29T08:00:00">
            <text:p>Mon Aug 29 08:00:00 2022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99.6667">
            <text:p>99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8-29T09:00:00">
            <text:p>Mon Aug 29 09:00:00 2022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96.3333">
            <text:p>9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8-29T10:00:00">
            <text:p>Mon Aug 29 10:00:00 2022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95.3333">
            <text:p>95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29T11:00:00">
            <text:p>Mon Aug 29 11:00:00 2022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94.5">
            <text:p>94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29T12:00:00">
            <text:p>Mon Aug 29 12:00:00 2022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93.6667">
            <text:p>93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8-30T07:00:00">
            <text:p>Tue Aug 30 07:00:00 2022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75.1667">
            <text:p>75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8-30T08:00:00">
            <text:p>Tue Aug 30 08:00:00 2022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8-30T09:00:00">
            <text:p>Tue Aug 30 09:00:00 2022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0.5">
            <text:p>80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8-30T10:00:00">
            <text:p>Tue Aug 30 10:00:00 2022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8-30T11:00:00">
            <text:p>Tue Aug 30 11:00:00 2022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89.5">
            <text:p>89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8-30T12:00:00">
            <text:p>Tue Aug 30 12:00:00 2022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89.1667">
            <text:p>89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8-31T07:00:00">
            <text:p>Wed Aug 31 07:00:00 2022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8-31T08:00:00">
            <text:p>Wed Aug 31 08:00:00 2022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1.6667">
            <text:p>71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8-31T09:00:00">
            <text:p>Wed Aug 31 09:00:00 2022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8-31T10:00:00">
            <text:p>Wed Aug 31 10:00:00 2022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4.5">
            <text:p>6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8-31T11:00:00">
            <text:p>Wed Aug 31 11:00:00 2022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9-22T13:00:00">
            <text:p>Thu Sep 22 13:00:00 2022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9-22T14:00:00">
            <text:p>Thu Sep 22 14:00:00 2022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3T07:00:00">
            <text:p>Fri Sep 23 07:00:00 2022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72.6667">
            <text:p>72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9-23T08:00:00">
            <text:p>Fri Sep 23 08:00:00 2022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74.0">
            <text:p>74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9-23T09:00:00">
            <text:p>Fri Sep 23 09:00:00 2022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78.6667">
            <text:p>78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9-23T10:00:00">
            <text:p>Fri Sep 23 10:00:00 2022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77.6667">
            <text:p>77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9-23T11:00:00">
            <text:p>Fri Sep 23 11:00:00 2022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78.3333">
            <text:p>78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9-23T12:00:00">
            <text:p>Fri Sep 23 12:00:00 2022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9-24T08:00:00">
            <text:p>Sat Sep 24 08:00:00 2022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91.8333">
            <text:p>91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9-24T09:00:00">
            <text:p>Sat Sep 24 09:00:00 2022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01.0">
            <text:p>101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9-24T10:00:00">
            <text:p>Sat Sep 24 10:00:00 2022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91.0">
            <text:p>91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9-24T11:00:00">
            <text:p>Sat Sep 24 11:00:00 2022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87.3333">
            <text:p>87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9-24T12:00:00">
            <text:p>Sat Sep 24 12:00:00 2022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8.1667">
            <text:p>88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9-25T06:00:00">
            <text:p>Sun Sep 25 06:00:00 2022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80.8333">
            <text:p>8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9-25T07:00:00">
            <text:p>Sun Sep 25 07:00:00 2022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96.0">
            <text:p>96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9-25T08:00:00">
            <text:p>Sun Sep 25 08:00:00 2022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92.8333">
            <text:p>92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9-25T09:00:00">
            <text:p>Sun Sep 25 09:00:00 2022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91.3333">
            <text:p>91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9-25T10:00:00">
            <text:p>Sun Sep 25 10:00:00 2022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5.5">
            <text:p>85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9-25T11:00:00">
            <text:p>Sun Sep 25 11:00:00 2022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6T07:00:00">
            <text:p>Mon Sep 26 07:00:00 2022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78.6667">
            <text:p>78.6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9-26T08:00:00">
            <text:p>Mon Sep 26 08:00:00 2022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84.0">
            <text:p>8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9-26T09:00:00">
            <text:p>Mon Sep 26 09:00:00 2022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89.1667">
            <text:p>8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9-26T11:00:00">
            <text:p>Mon Sep 26 11:00:00 2022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87.3333">
            <text:p>87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9-26T12:00:00">
            <text:p>Mon Sep 26 12:00:00 2022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84.6667">
            <text:p>84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9-26T13:00:00">
            <text:p>Mon Sep 26 13:00:00 2022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9-27T07:00:00">
            <text:p>Tue Sep 27 07:00:00 2022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0.6667">
            <text:p>70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9-27T08:00:00">
            <text:p>Tue Sep 27 08:00:00 2022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79.1667">
            <text:p>79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9-27T09:00:00">
            <text:p>Tue Sep 27 09:00:00 2022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82.5">
            <text:p>8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9-27T10:00:00">
            <text:p>Tue Sep 27 10:00:00 2022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80.3333">
            <text:p>80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9-27T11:00:00">
            <text:p>Tue Sep 27 11:00:00 2022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79.8333">
            <text:p>79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9-27T12:00:00">
            <text:p>Tue Sep 27 12:00:00 2022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9-28T08:00:00">
            <text:p>Wed Sep 28 08:00:00 2022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90.0">
            <text:p>90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9-28T09:00:00">
            <text:p>Wed Sep 28 09:00:00 2022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96.1667">
            <text:p>96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9-28T10:00:00">
            <text:p>Wed Sep 28 10:00:00 2022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99.6667">
            <text:p>99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9-28T11:00:00">
            <text:p>Wed Sep 28 11:00:00 2022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98.6667">
            <text:p>98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09-28T12:00:00">
            <text:p>Wed Sep 28 12:00:00 2022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94.5">
            <text:p>94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9-29T07:00:00">
            <text:p>Thu Sep 29 07:00:00 2022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63.8333">
            <text:p>63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9-29T08:00:00">
            <text:p>Thu Sep 29 08:00:00 2022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75.1667">
            <text:p>75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9-29T09:00:00">
            <text:p>Thu Sep 29 09:00:00 2022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72.0">
            <text:p>72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9-29T10:00:00">
            <text:p>Thu Sep 29 10:00:00 2022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75.0">
            <text:p>75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9-29T11:00:00">
            <text:p>Thu Sep 29 11:00:00 2022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73.6667">
            <text:p>73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03T12:00:00">
            <text:p>Mon Oct  3 12:00:00 2022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70.6667">
            <text:p>70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0-03T13:00:00">
            <text:p>Mon Oct  3 13:00:00 2022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04T05:00:00">
            <text:p>Tue Oct  4 05:00:00 2022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26.0">
            <text:p>26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0-04T06:00:00">
            <text:p>Tue Oct  4 06:00:00 2022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46.8333">
            <text:p>4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0-04T07:00:00">
            <text:p>Tue Oct  4 07:00:00 2022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66.3333">
            <text:p>66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04T08:00:00">
            <text:p>Tue Oct  4 08:00:00 2022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78.3333">
            <text:p>78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0-04T09:00:00">
            <text:p>Tue Oct  4 09:00:00 2022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84.0">
            <text:p>84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04T10:00:00">
            <text:p>Tue Oct  4 10:00:00 2022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87.8333">
            <text:p>87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04T11:00:00">
            <text:p>Tue Oct  4 11:00:00 2022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7.6667">
            <text:p>87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04T12:00:00">
            <text:p>Tue Oct  4 12:00:00 2022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05T07:00:00">
            <text:p>Wed Oct  5 07:00:00 2022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45.0">
            <text:p>45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05T08:00:00">
            <text:p>Wed Oct  5 08:00:00 2022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49.1667">
            <text:p>49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0-05T09:00:00">
            <text:p>Wed Oct  5 09:00:00 2022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75.3333">
            <text:p>7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05T10:00:00">
            <text:p>Wed Oct  5 10:00:00 2022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101.5">
            <text:p>101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05T11:00:00">
            <text:p>Wed Oct  5 11:00:00 2022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102.1667">
            <text:p>102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0-05T12:00:00">
            <text:p>Wed Oct  5 12:00:00 2022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05T13:00:00">
            <text:p>Wed Oct  5 13:00:00 2022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06T07:00:00">
            <text:p>Thu Oct  6 07:00:00 2022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73.1667">
            <text:p>73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06T08:00:00">
            <text:p>Thu Oct  6 08:00:00 2022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94.3333">
            <text:p>94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0-06T09:00:00">
            <text:p>Thu Oct  6 09:00:00 2022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107.3333">
            <text:p>10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06T10:00:00">
            <text:p>Thu Oct  6 10:00:00 2022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107.1667">
            <text:p>107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06T11:00:00">
            <text:p>Thu Oct  6 11:00:00 2022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103.0">
            <text:p>10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06T12:00:00">
            <text:p>Thu Oct  6 12:00:00 2022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94.1667">
            <text:p>94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07T07:00:00">
            <text:p>Fri Oct  7 07:00:00 2022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72.5">
            <text:p>72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7T08:00:00">
            <text:p>Fri Oct  7 08:00:00 2022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82.3333">
            <text:p>82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07T09:00:00">
            <text:p>Fri Oct  7 09:00:00 2022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84.6667">
            <text:p>84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0-07T11:00:00">
            <text:p>Fri Oct  7 11:00:00 2022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82.8333">
            <text:p>82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0-07T12:00:00">
            <text:p>Fri Oct  7 12:00:00 2022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9.6667">
            <text:p>79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07T13:00:00">
            <text:p>Fri Oct  7 13:00:00 2022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08T06:00:00">
            <text:p>Sat Oct  8 06:00:00 2022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64.3333">
            <text:p>6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8T07:00:00">
            <text:p>Sat Oct  8 07:00:00 2022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3333">
            <text:p>71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0-08T08:00:00">
            <text:p>Sat Oct  8 08:00:00 2022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0-08T09:00:00">
            <text:p>Sat Oct  8 09:00:00 2022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08T10:00:00">
            <text:p>Sat Oct  8 10:00:00 2022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79.5">
            <text:p>79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08T11:00:00">
            <text:p>Sat Oct  8 11:00:00 2022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79.1667">
            <text:p>79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8T12:00:00">
            <text:p>Sat Oct  8 12:00:00 2022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09T08:00:00">
            <text:p>Sun Oct  9 08:00:00 2022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0-09T09:00:00">
            <text:p>Sun Oct  9 09:00:00 2022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84.0">
            <text:p>84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0-09T10:00:00">
            <text:p>Sun Oct  9 10:00:00 2022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82.8333">
            <text:p>8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09T11:00:00">
            <text:p>Sun Oct  9 11:00:00 2022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83.1667">
            <text:p>83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09T12:00:00">
            <text:p>Sun Oct  9 12:00:00 2022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81.0">
            <text:p>81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09T13:00:00">
            <text:p>Sun Oct  9 13:00:00 2022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10T08:00:00">
            <text:p>Mon Oct 10 08:00:00 2022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84.0">
            <text:p>84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0T09:00:00">
            <text:p>Mon Oct 10 09:00:00 2022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84.8333">
            <text:p>84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10T10:00:00">
            <text:p>Mon Oct 10 10:00:00 2022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85.8333">
            <text:p>85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10T11:00:00">
            <text:p>Mon Oct 10 11:00:00 2022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87.1667">
            <text:p>87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0T12:00:00">
            <text:p>Mon Oct 10 12:00:00 2022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82.6667">
            <text:p>8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05:00:00">
            <text:p>Tue Oct 11 05:00:00 2022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60.3333">
            <text:p>60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0-11T06:00:00">
            <text:p>Tue Oct 11 06:00:00 2022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68.8333">
            <text:p>68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1T07:00:00">
            <text:p>Tue Oct 11 07:00:00 2022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72.5">
            <text:p>72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11T08:00:00">
            <text:p>Tue Oct 11 08:00:00 2022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0-11T09:00:00">
            <text:p>Tue Oct 11 09:00:00 2022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81.3333">
            <text:p>8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11T10:00:00">
            <text:p>Tue Oct 11 10:00:00 2022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84.5">
            <text:p>84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11T11:00:00">
            <text:p>Tue Oct 11 11:00:00 2022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5.8333">
            <text:p>75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0-11T12:00:00">
            <text:p>Tue Oct 11 12:00:00 2022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12T06:00:00">
            <text:p>Wed Oct 12 06:00:00 2022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54.8333">
            <text:p>54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0-12T07:00:00">
            <text:p>Wed Oct 12 07:00:00 2022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60.3333">
            <text:p>60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0-12T08:00:00">
            <text:p>Wed Oct 12 08:00:00 2022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75.0">
            <text:p>75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0-12T09:00:00">
            <text:p>Wed Oct 12 09:00:00 2022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3333">
            <text:p>87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2T10:00:00">
            <text:p>Wed Oct 12 10:00:00 2022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0-12T11:00:00">
            <text:p>Wed Oct 12 11:00:00 2022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13T07:00:00">
            <text:p>Thu Oct 13 07:00:00 2022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78.3333">
            <text:p>78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10-13T08:00:00">
            <text:p>Thu Oct 13 08:00:00 2022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85.6667">
            <text:p>85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0-13T09:00:00">
            <text:p>Thu Oct 13 09:00:00 2022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89.6667">
            <text:p>8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0-13T10:00:00">
            <text:p>Thu Oct 13 10:00:00 2022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91.1667">
            <text:p>91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0-13T11:00:00">
            <text:p>Thu Oct 13 11:00:00 2022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91.3333">
            <text:p>91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0-13T12:00:00">
            <text:p>Thu Oct 13 12:00:00 2022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4T07:00:00">
            <text:p>Fri Oct 14 07:00:00 2022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4T08:00:00">
            <text:p>Fri Oct 14 08:00:00 2022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86.6667">
            <text:p>86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14T09:00:00">
            <text:p>Fri Oct 14 09:00:00 2022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88.3333">
            <text:p>88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4T10:00:00">
            <text:p>Fri Oct 14 10:00:00 2022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14T11:00:00">
            <text:p>Fri Oct 14 11:00:00 2022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84.1667">
            <text:p>8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14T12:00:00">
            <text:p>Fri Oct 14 12:00:00 2022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7.6667">
            <text:p>77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15T06:00:00">
            <text:p>Sat Oct 15 06:00:00 2022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60.8333">
            <text:p>60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0-15T07:00:00">
            <text:p>Sat Oct 15 07:00:00 2022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75.8333">
            <text:p>75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15T08:00:00">
            <text:p>Sat Oct 15 08:00:00 2022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2.6667">
            <text:p>82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15T09:00:00">
            <text:p>Sat Oct 15 09:00:00 2022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86.1667">
            <text:p>86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15T10:00:00">
            <text:p>Sat Oct 15 10:00:00 2022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87.6667">
            <text:p>87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0-15T11:00:00">
            <text:p>Sat Oct 15 11:00:00 2022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85.0">
            <text:p>85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0-15T12:00:00">
            <text:p>Sat Oct 15 12:00:00 2022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6T07:00:00">
            <text:p>Sun Oct 16 07:00:00 2022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69.3333">
            <text:p>69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6T08:00:00">
            <text:p>Sun Oct 16 08:00:00 2022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84.6667">
            <text:p>84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6T09:00:00">
            <text:p>Sun Oct 16 09:00:00 2022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88.6667">
            <text:p>88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16T10:00:00">
            <text:p>Sun Oct 16 10:00:00 2022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83.8333">
            <text:p>83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16T11:00:00">
            <text:p>Sun Oct 16 11:00:00 2022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71.3333">
            <text:p>71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0-16T12:00:00">
            <text:p>Sun Oct 16 12:00:00 2022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70.8333">
            <text:p>70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16T20:00:00">
            <text:p>Sun Oct 16 20:00:00 2022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0-16T21:00:00">
            <text:p>Sun Oct 16 21:00:00 2022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16T22:00:00">
            <text:p>Sun Oct 16 22:00:00 2022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6T23:00:00">
            <text:p>Sun Oct 16 23:00:00 2022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60.1667">
            <text:p>60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7T00:00:00">
            <text:p>Mon Oct 17 00:00:00 2022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54.0">
            <text:p>54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0-17T01:00:00">
            <text:p>Mon Oct 17 01:00:00 2022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53.5">
            <text:p>53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17T02:00:00">
            <text:p>Mon Oct 17 02:00:00 2022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41.6667">
            <text:p>41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17T03:00:00">
            <text:p>Mon Oct 17 03:00:00 2022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0-17T04:00:00">
            <text:p>Mon Oct 17 04:00:00 2022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17T05:00:00">
            <text:p>Mon Oct 17 05:00:00 2022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44.5">
            <text:p>4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17T06:00:00">
            <text:p>Mon Oct 17 06:00:00 2022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50.8333">
            <text:p>50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17T07:00:00">
            <text:p>Mon Oct 17 07:00:00 2022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5.1667">
            <text:p>55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17T08:00:00">
            <text:p>Mon Oct 17 08:00:00 2022</text:p>
          </table:table-cell>
          <table:table-cell office:value-type="float" office:value="54.1667">
            <text:p>54.1667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0-18T05:00:00">
            <text:p>Tue Oct 18 05:00:00 2022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24.3333">
            <text:p>24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18T06:00:00">
            <text:p>Tue Oct 18 06:00:00 2022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32.6667">
            <text:p>32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18T07:00:00">
            <text:p>Tue Oct 18 07:00:00 2022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48.3333">
            <text:p>48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8T08:00:00">
            <text:p>Tue Oct 18 08:00:00 2022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70.5">
            <text:p>70.5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9T08:00:00">
            <text:p>Wed Oct 19 08:00:00 2022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67.6667">
            <text:p>67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0-19T09:00:00">
            <text:p>Wed Oct 19 09:00:00 2022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68.3333">
            <text:p>68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19T10:00:00">
            <text:p>Wed Oct 19 10:00:00 2022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70.8333">
            <text:p>7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19T11:00:00">
            <text:p>Wed Oct 19 11:00:00 2022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68.8333">
            <text:p>68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0-19T12:00:00">
            <text:p>Wed Oct 19 12:00:00 2022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65.3333">
            <text:p>65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19T13:00:00">
            <text:p>Wed Oct 19 13:00:00 2022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61.0">
            <text:p>61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20T06:00:00">
            <text:p>Thu Oct 20 06:00:00 2022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8.8333">
            <text:p>28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20T07:00:00">
            <text:p>Thu Oct 20 07:00:00 2022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34.8333">
            <text:p>34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0-20T08:00:00">
            <text:p>Thu Oct 20 08:00:00 2022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41.8333">
            <text:p>41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09:00:00">
            <text:p>Thu Oct 20 09:00:00 2022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53.5">
            <text:p>53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0-20T10:00:00">
            <text:p>Thu Oct 20 10:00:00 2022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21T12:00:00">
            <text:p>Fri Oct 21 12:00:00 2022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0-21T13:00:00">
            <text:p>Fri Oct 21 13:00:00 2022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0-21T14:00:00">
            <text:p>Fri Oct 21 14:00:00 2022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1T15:00:00">
            <text:p>Fri Oct 21 15:00:00 2022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21T16:00:00">
            <text:p>Fri Oct 21 16:00:00 2022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21T17:00:00">
            <text:p>Fri Oct 21 17:00:00 2022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05:00:00">
            <text:p>Sat Oct 22 05:00:00 2022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0-22T06:00:00">
            <text:p>Sat Oct 22 06:00:00 2022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10-22T07:00:00">
            <text:p>Sat Oct 22 07:00:00 2022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2T08:00:00">
            <text:p>Sat Oct 22 08:00:00 2022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0-22T09:00:00">
            <text:p>Sat Oct 22 09:00:00 2022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0-23T06:00:00">
            <text:p>Sun Oct 23 06:00:00 2022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3T07:00:00">
            <text:p>Sun Oct 23 07:00:00 2022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3T08:00:00">
            <text:p>Sun Oct 23 08:00:00 2022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57.5">
            <text:p>57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0-23T09:00:00">
            <text:p>Sun Oct 23 09:00:00 2022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24T05:00:00">
            <text:p>Mon Oct 24 05:00:00 2022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4T06:00:00">
            <text:p>Mon Oct 24 06:00:00 2022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4T07:00:00">
            <text:p>Mon Oct 24 07:00:00 2022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58.5">
            <text:p>58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24T08:00:00">
            <text:p>Mon Oct 24 08:00:00 2022</text:p>
          </table:table-cell>
          <table:table-cell office:value-type="float" office:value="60.6667">
            <text:p>60.6667</text:p>
          </table:table-cell>
          <table:table-cell office:value-type="float" office:value="70.6667">
            <text:p>70.6667</text:p>
          </table:table-cell>
          <table:table-cell office:value-type="float" office:value="70.1667">
            <text:p>70.1667</text:p>
          </table:table-cell>
          <table:table-cell office:value-type="float" office:value="67.0">
            <text:p>67.0</text:p>
          </table:table-cell>
          <table:table-cell office:value-type="float" office:value="62.0">
            <text:p>6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5T04:00:00">
            <text:p>Tue Oct 25 04:00:00 2022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25T05:00:00">
            <text:p>Tue Oct 25 05:00:00 2022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0-25T06:00:00">
            <text:p>Tue Oct 25 06:00:00 2022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0-25T07:00:00">
            <text:p>Tue Oct 25 07:00:00 2022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0-28T06:00:00">
            <text:p>Fri Oct 28 06:00:00 2022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0-28T07:00:00">
            <text:p>Fri Oct 28 07:00:00 2022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8T08:00:00">
            <text:p>Fri Oct 28 08:00:00 2022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81.6667">
            <text:p>81.666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9T04:00:00">
            <text:p>Sat Oct 29 04:00:00 2022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29T05:00:00">
            <text:p>Sat Oct 29 05:00:00 2022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9T06:00:00">
            <text:p>Sat Oct 29 06:00:00 2022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29T07:00:00">
            <text:p>Sat Oct 29 07:00:00 2022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0T04:00:00">
            <text:p>Sun Oct 30 04:00:00 2022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0-30T05:00:00">
            <text:p>Sun Oct 30 05:00:00 2022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0-30T06:00:00">
            <text:p>Sun Oct 30 06:00:00 2022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45.1667">
            <text:p>45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30T07:00:00">
            <text:p>Sun Oct 30 07:00:00 2022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67.3333">
            <text:p>67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0-30T08:00:00">
            <text:p>Sun Oct 30 08:00:00 2022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77.8333">
            <text:p>77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30T09:00:00">
            <text:p>Sun Oct 30 09:00:00 2022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0-31T03:00:00">
            <text:p>Mon Oct 31 03:00:00 2022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04:00:00">
            <text:p>Mon Oct 31 04:00:00 2022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35.8333">
            <text:p>35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0-31T05:00:00">
            <text:p>Mon Oct 31 05:00:00 2022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55.3333">
            <text:p>5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31T06:00:00">
            <text:p>Mon Oct 31 06:00:00 2022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74.1667">
            <text:p>74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31T07:00:00">
            <text:p>Mon Oct 31 07:00:00 2022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83.8333">
            <text:p>8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31T08:00:00">
            <text:p>Mon Oct 31 08:00:00 2022</text:p>
          </table:table-cell>
          <table:table-cell office:value-type="float" office:value="33.6667">
            <text:p>33.6667</text:p>
          </table:table-cell>
          <table:table-cell office:value-type="float" office:value="91.6667">
            <text:p>9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9.1667">
            <text:p>89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1T06:00:00">
            <text:p>Tue Nov  1 06:00:00 2022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2T06:00:00">
            <text:p>Wed Nov  2 06:00:00 2022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02T07:00:00">
            <text:p>Wed Nov  2 07:00:00 2022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55.3333">
            <text:p>55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1-02T08:00:00">
            <text:p>Wed Nov  2 08:00:00 2022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76.6667">
            <text:p>76.6667</text:p>
          </table:table-cell>
          <table:table-cell office:value-type="float" office:value="71.8333">
            <text:p>71.8333</text:p>
          </table:table-cell>
          <table:table-cell office:value-type="float" office:value="64.0">
            <text:p>6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6:00:00">
            <text:p>Thu Nov  3 06:00:00 2022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43.6667">
            <text:p>4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7:00:00">
            <text:p>Thu Nov  3 07:00:00 2022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61.1667">
            <text:p>61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3T08:00:00">
            <text:p>Thu Nov  3 08:00:00 2022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70.0">
            <text:p>7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3T09:00:00">
            <text:p>Thu Nov  3 09:00:00 2022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8.5">
            <text:p>68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03T10:00:00">
            <text:p>Thu Nov  3 10:00:00 2022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04T06:00:00">
            <text:p>Fri Nov  4 06:00:00 2022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61.0">
            <text:p>61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04T07:00:00">
            <text:p>Fri Nov  4 07:00:00 2022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66.1667">
            <text:p>66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1-04T08:00:00">
            <text:p>Fri Nov  4 08:00:00 2022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63.8333">
            <text:p>6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04T09:00:00">
            <text:p>Fri Nov  4 09:00:00 2022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2.6">
            <text:p>2.6</text:p>
          </table:table-cell>
        </table:table-row>
        <table:table-row>
          <table:table-cell table:style-name="pd1" office:value-type="date" office:date-value="2022-11-04T12:00:00">
            <text:p>Fri Nov  4 12:00:00 2022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65.1667">
            <text:p>65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04T13:00:00">
            <text:p>Fri Nov  4 13:00:00 2022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61.1667">
            <text:p>61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1-04T14:00:00">
            <text:p>Fri Nov  4 14:00:00 2022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56.0">
            <text:p>56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05T04:00:00">
            <text:p>Sat Nov  5 04:00:00 2022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2.6">
            <text:p>2.6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1-05T05:00:00">
            <text:p>Sat Nov  5 05:00:00 2022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28.5">
            <text:p>28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1-05T06:00:00">
            <text:p>Sat Nov  5 06:00:00 2022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3333">
            <text:p>29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05T07:00:00">
            <text:p>Sat Nov  5 07:00:00 2022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06T06:00:00">
            <text:p>Sun Nov  6 06:00:00 2022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50.8333">
            <text:p>50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06T07:00:00">
            <text:p>Sun Nov  6 07:00:00 2022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57.8333">
            <text:p>57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07T03:00:00">
            <text:p>Mon Nov  7 03:00:00 2022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07T04:00:00">
            <text:p>Mon Nov  7 04:00:00 2022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1-07T05:00:00">
            <text:p>Mon Nov  7 05:00:00 2022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7T06:00:00">
            <text:p>Mon Nov  7 06:00:00 2022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6.6667">
            <text:p>76.6667</text:p>
          </table:table-cell>
          <table:table-cell office:value-type="float" office:value="66.0">
            <text:p>66.0</text:p>
          </table:table-cell>
          <table:table-cell office:value-type="float" office:value="41.3333">
            <text:p>4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8T06:00:00">
            <text:p>Tue Nov  8 06:00:00 2022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08T07:00:00">
            <text:p>Tue Nov  8 07:00:00 2022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47.5">
            <text:p>47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08T08:00:00">
            <text:p>Tue Nov  8 08:00:00 2022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1667">
            <text:p>72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08T09:00:00">
            <text:p>Tue Nov  8 09:00:00 2022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1-09T03:00:00">
            <text:p>Wed Nov  9 03:00:00 2022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1-09T04:00:00">
            <text:p>Wed Nov  9 04:00:00 2022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1-09T05:00:00">
            <text:p>Wed Nov  9 05:00:00 2022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36.1667">
            <text:p>36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9T06:00:00">
            <text:p>Wed Nov  9 06:00:00 2022</text:p>
          </table:table-cell>
          <table:table-cell office:value-type="float" office:value="46.1667">
            <text:p>46.1667</text:p>
          </table:table-cell>
          <table:table-cell office:value-type="float" office:value="48.3333">
            <text:p>48.3333</text:p>
          </table:table-cell>
          <table:table-cell office:value-type="float" office:value="50.8333">
            <text:p>50.833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11T03:00:00">
            <text:p>Fri Nov 11 03:00:00 2022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11T04:00:00">
            <text:p>Fri Nov 11 04:00:00 2022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1T05:00:00">
            <text:p>Fri Nov 11 05:00:00 2022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1-11T06:00:00">
            <text:p>Fri Nov 11 06:00:00 2022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11T07:00:00">
            <text:p>Fri Nov 11 07:00:00 2022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2T02:00:00">
            <text:p>Sat Nov 12 02:00:00 2022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1-12T03:00:00">
            <text:p>Sat Nov 12 03:00:00 2022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2T04:00:00">
            <text:p>Sat Nov 12 04:00:00 2022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12T05:00:00">
            <text:p>Sat Nov 12 05:00:00 2022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2T06:00:00">
            <text:p>Sat Nov 12 06:00:00 2022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48.6667">
            <text:p>4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12T07:00:00">
            <text:p>Sat Nov 12 07:00:00 2022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3T03:00:00">
            <text:p>Sun Nov 13 03:00:00 2022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13T04:00:00">
            <text:p>Sun Nov 13 04:00:00 2022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1-13T05:00:00">
            <text:p>Sun Nov 13 05:00:00 2022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3T06:00:00">
            <text:p>Sun Nov 13 06:00:00 2022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35.6667">
            <text:p>35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13T07:00:00">
            <text:p>Sun Nov 13 07:00:00 2022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54.3333">
            <text:p>54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4T05:00:00">
            <text:p>Mon Nov 14 05:00:00 2022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38.3333">
            <text:p>38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4T06:00:00">
            <text:p>Mon Nov 14 06:00:00 2022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1-14T07:00:00">
            <text:p>Mon Nov 14 07:00:00 2022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60.6667">
            <text:p>60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4T08:00:00">
            <text:p>Mon Nov 14 08:00:00 2022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74.8333">
            <text:p>7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15T06:00:00">
            <text:p>Tue Nov 15 06:00:00 2022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23.0">
            <text:p>23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15T07:00:00">
            <text:p>Tue Nov 15 07:00:00 2022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47.3333">
            <text:p>47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15T08:00:00">
            <text:p>Tue Nov 15 08:00:00 2022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15T09:00:00">
            <text:p>Tue Nov 15 09:00:00 2022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1-15T10:00:00">
            <text:p>Tue Nov 15 10:00:00 2022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16T07:00:00">
            <text:p>Wed Nov 16 07:00:00 2022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6T08:00:00">
            <text:p>Wed Nov 16 08:00:00 2022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64.3333">
            <text:p>64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6T09:00:00">
            <text:p>Wed Nov 16 09:00:00 2022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6.5">
            <text:p>66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6T11:00:00">
            <text:p>Wed Nov 16 11:00:00 2022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2.0">
            <text:p>62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16T12:00:00">
            <text:p>Wed Nov 16 12:00:00 2022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1-16T13:00:00">
            <text:p>Wed Nov 16 13:00:00 2022</text:p>
          </table:table-cell>
          <table:table-cell office:value-type="float" office:value="52.8333">
            <text:p>52.8333</text:p>
          </table:table-cell>
          <table:table-cell office:value-type="float" office:value="46.8333">
            <text:p>46.8333</text:p>
          </table:table-cell>
          <table:table-cell office:value-type="float" office:value="44.3333">
            <text:p>44.3333</text:p>
          </table:table-cell>
          <table:table-cell office:value-type="float" office:value="39.8333">
            <text:p>39.8333</text:p>
          </table:table-cell>
          <table:table-cell office:value-type="float" office:value="49.6667">
            <text:p>49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1-17T05:00:00">
            <text:p>Thu Nov 17 05:00:00 2022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1-18T06:00:00">
            <text:p>Fri Nov 18 06:00:00 2022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8T07:00:00">
            <text:p>Fri Nov 18 07:00:00 2022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18T08:00:00">
            <text:p>Fri Nov 18 08:00:00 2022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18T09:00:00">
            <text:p>Fri Nov 18 09:00:00 2022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56.0">
            <text:p>56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0:00:00">
            <text:p>Fri Nov 18 10:00:00 2022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8.6667">
            <text:p>58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1-18T11:00:00">
            <text:p>Fri Nov 18 11:00:00 2022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19T06:00:00">
            <text:p>Sat Nov 19 06:00:00 2022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19T07:00:00">
            <text:p>Sat Nov 19 07:00:00 2022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1-19T08:00:00">
            <text:p>Sat Nov 19 08:00:00 2022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1-19T09:00:00">
            <text:p>Sat Nov 19 09:00:00 2022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8.5">
            <text:p>68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1-19T10:00:00">
            <text:p>Sat Nov 19 10:00:00 2022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9T11:00:00">
            <text:p>Sat Nov 19 11:00:00 2022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19T12:00:00">
            <text:p>Sat Nov 19 12:00:00 2022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20T03:00:00">
            <text:p>Sun Nov 20 03:00:00 2022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40.6667">
            <text:p>40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0T04:00:00">
            <text:p>Sun Nov 20 04:00:00 2022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54.0">
            <text:p>54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20T05:00:00">
            <text:p>Sun Nov 20 05:00:00 2022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60.6667">
            <text:p>60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20T06:00:00">
            <text:p>Sun Nov 20 06:00:00 2022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61.6667">
            <text:p>61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0T07:00:00">
            <text:p>Sun Nov 20 07:00:00 2022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70.0">
            <text:p>70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1-20T08:00:00">
            <text:p>Sun Nov 20 08:00:00 2022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70.8333">
            <text:p>70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0T09:00:00">
            <text:p>Sun Nov 20 09:00:00 2022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20T10:00:00">
            <text:p>Sun Nov 20 10:00:00 2022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1-20T11:00:00">
            <text:p>Sun Nov 20 11:00:00 2022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66.8333">
            <text:p>66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20T12:00:00">
            <text:p>Sun Nov 20 12:00:00 2022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1T02:00:00">
            <text:p>Mon Nov 21 02:00:00 2022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5.8333">
            <text:p>5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1T03:00:00">
            <text:p>Mon Nov 21 03:00:00 2022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21T04:00:00">
            <text:p>Mon Nov 21 04:00:00 2022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3.6667">
            <text:p>2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5:00:00">
            <text:p>Mon Nov 21 05:00:00 2022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37.5">
            <text:p>3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6:00:00">
            <text:p>Mon Nov 21 06:00:00 2022</text:p>
          </table:table-cell>
          <table:table-cell office:value-type="float" office:value="67.3333">
            <text:p>67.3333</text:p>
          </table:table-cell>
          <table:table-cell office:value-type="float" office:value="68.1667">
            <text:p>68.1667</text:p>
          </table:table-cell>
          <table:table-cell office:value-type="float" office:value="63.5">
            <text:p>63.5</text:p>
          </table:table-cell>
          <table:table-cell office:value-type="float" office:value="64.1667">
            <text:p>64.1667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2T07:00:00">
            <text:p>Tue Nov 22 07:00:00 2022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2T08:00:00">
            <text:p>Tue Nov 22 08:00:00 2022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2T09:00:00">
            <text:p>Tue Nov 22 09:00:00 2022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1-23T07:00:00">
            <text:p>Wed Nov 23 07:00:00 2022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1-23T08:00:00">
            <text:p>Wed Nov 23 08:00:00 2022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23T11:00:00">
            <text:p>Wed Nov 23 11:00:00 2022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48.1667">
            <text:p>48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23T12:00:00">
            <text:p>Wed Nov 23 12:00:00 2022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58.1667">
            <text:p>58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1-23T13:00:00">
            <text:p>Wed Nov 23 13:00:00 2022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1667">
            <text:p>52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3T14:00:00">
            <text:p>Wed Nov 23 14:00:00 2022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24T05:00:00">
            <text:p>Thu Nov 24 05:00:00 2022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24T06:00:00">
            <text:p>Thu Nov 24 06:00:00 2022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1-24T07:00:00">
            <text:p>Thu Nov 24 07:00:00 2022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24T08:00:00">
            <text:p>Thu Nov 24 08:00:00 2022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25T04:00:00">
            <text:p>Fri Nov 25 04:00:00 2022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26T08:00:00">
            <text:p>Sat Nov 26 08:00:00 2022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26T09:00:00">
            <text:p>Sat Nov 26 09:00:00 2022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63.5">
            <text:p>63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6T10:00:00">
            <text:p>Sat Nov 26 10:00:00 2022</text:p>
          </table:table-cell>
          <table:table-cell office:value-type="float" office:value="25.3333">
            <text:p>25.3333</text:p>
          </table:table-cell>
          <table:table-cell office:value-type="float" office:value="10.0">
            <text:p>10.0</text:p>
          </table:table-cell>
          <table:table-cell office:value-type="float" office:value="30.8333">
            <text:p>30.8333</text:p>
          </table:table-cell>
          <table:table-cell office:value-type="float" office:value="56.1667">
            <text:p>56.1667</text:p>
          </table:table-cell>
          <table:table-cell office:value-type="float" office:value="64.5">
            <text:p>64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26T15:00:00">
            <text:p>Sat Nov 26 15:00:00 2022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31.0">
            <text:p>31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26T16:00:00">
            <text:p>Sat Nov 26 16:00:00 2022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40.5">
            <text:p>40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26T17:00:00">
            <text:p>Sat Nov 26 17:00:00 2022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45.3333">
            <text:p>45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26T18:00:00">
            <text:p>Sat Nov 26 18:00:00 2022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50.5">
            <text:p>50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26T19:00:00">
            <text:p>Sat Nov 26 19:00:00 2022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53.8333">
            <text:p>53.8333</text:p>
          </table:table-cell>
          <table:table-cell office:value-type="float" office:value="53.0">
            <text:p>53.0</text:p>
          </table:table-cell>
          <table:table-cell office:value-type="float" office:value="52.8333">
            <text:p>52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27T00:00:00">
            <text:p>Sun Nov 27 00:00:00 2022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27T01:00:00">
            <text:p>Sun Nov 27 01:00:00 2022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27T02:00:00">
            <text:p>Sun Nov 27 02:00:00 2022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27T03:00:00">
            <text:p>Sun Nov 27 03:00:00 2022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04:00:00">
            <text:p>Sun Nov 27 04:00:00 2022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28T04:00:00">
            <text:p>Mon Nov 28 04:00:00 2022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8T05:00:00">
            <text:p>Mon Nov 28 05:00:00 2022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28T06:00:00">
            <text:p>Mon Nov 28 06:00:00 2022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1-28T07:00:00">
            <text:p>Mon Nov 28 07:00:00 2022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9T06:00:00">
            <text:p>Tue Nov 29 06:00:00 2022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29T07:00:00">
            <text:p>Tue Nov 29 07:00:00 2022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29T08:00:00">
            <text:p>Tue Nov 29 08:00:00 2022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64.3333">
            <text:p>64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1-29T09:00:00">
            <text:p>Tue Nov 29 09:00:00 2022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65.5">
            <text:p>6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29T10:00:00">
            <text:p>Tue Nov 29 10:00:00 2022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65.5">
            <text:p>65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29T11:00:00">
            <text:p>Tue Nov 29 11:00:00 2022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62.5">
            <text:p>62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9T12:00:00">
            <text:p>Tue Nov 29 12:00:00 2022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29T13:00:00">
            <text:p>Tue Nov 29 13:00:00 2022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1-30T02:00:00">
            <text:p>Wed Nov 30 02:00:00 2022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30T03:00:00">
            <text:p>Wed Nov 30 03:00:00 2022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30T04:00:00">
            <text:p>Wed Nov 30 04:00:00 2022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30T05:00:00">
            <text:p>Wed Nov 30 05:00:00 2022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30T06:00:00">
            <text:p>Wed Nov 30 06:00:00 2022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50.3333">
            <text:p>50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30T07:00:00">
            <text:p>Wed Nov 30 07:00:00 2022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59.8333">
            <text:p>59.8333</text:p>
          </table:table-cell>
          <table:table-cell office:value-type="float" office:value="54.5">
            <text:p>5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2-01T03:00:00">
            <text:p>Thu Dec  1 03:00:00 2022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01T04:00:00">
            <text:p>Thu Dec  1 04:00:00 2022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1T05:00:00">
            <text:p>Thu Dec  1 05:00:00 2022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1T06:00:00">
            <text:p>Thu Dec  1 06:00:00 2022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01T07:00:00">
            <text:p>Thu Dec  1 07:00:00 2022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2.0">
            <text:p>42.0</text:p>
          </table:table-cell>
          <table:table-cell office:value-type="float" office:value="40.8333">
            <text:p>40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2-01T18:00:00">
            <text:p>Thu Dec  1 18:00:00 2022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3333">
            <text:p>28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03T03:00:00">
            <text:p>Sat Dec  3 03:00:00 2022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3T04:00:00">
            <text:p>Sat Dec  3 04:00:00 2022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2-03T05:00:00">
            <text:p>Sat Dec  3 05:00:00 2022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03T06:00:00">
            <text:p>Sat Dec  3 06:00:00 2022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04T06:00:00">
            <text:p>Sun Dec  4 06:00:00 2022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04T07:00:00">
            <text:p>Sun Dec  4 07:00:00 2022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36.6667">
            <text:p>36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4T08:00:00">
            <text:p>Sun Dec  4 08:00:00 2022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48.3333">
            <text:p>48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09:00:00">
            <text:p>Sun Dec  4 09:00:00 2022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51.0">
            <text:p>51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2-04T10:00:00">
            <text:p>Sun Dec  4 10:00:00 2022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04T11:00:00">
            <text:p>Sun Dec  4 11:00:00 2022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5T03:00:00">
            <text:p>Mon Dec  5 03:00:00 2022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2-05T04:00:00">
            <text:p>Mon Dec  5 04:00:00 2022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05T05:00:00">
            <text:p>Mon Dec  5 05:00:00 2022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33.3333">
            <text:p>33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05T06:00:00">
            <text:p>Mon Dec  5 06:00:00 2022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37.6667">
            <text:p>37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2-05T07:00:00">
            <text:p>Mon Dec  5 07:00:00 2022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6T01:00:00">
            <text:p>Tue Dec  6 01:00:00 2022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3.0">
            <text:p>2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06T02:00:00">
            <text:p>Tue Dec  6 02:00:00 2022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18.5">
            <text:p>18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06T03:00:00">
            <text:p>Tue Dec  6 03:00:00 2022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  <table:table-cell office:value-type="float" office:value="45.8333">
            <text:p>45.8333</text:p>
          </table:table-cell>
          <table:table-cell office:value-type="float" office:value="49.5">
            <text:p>49.5</text:p>
          </table:table-cell>
          <table:table-cell office:value-type="float" office:value="40.0">
            <text:p>40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07T04:00:00">
            <text:p>Wed Dec  7 04:00:00 2022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7T05:00:00">
            <text:p>Wed Dec  7 05:00:00 2022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07T06:00:00">
            <text:p>Wed Dec  7 06:00:00 2022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7T07:00:00">
            <text:p>Wed Dec  7 07:00:00 2022</text:p>
          </table:table-cell>
          <table:table-cell office:value-type="float" office:value="51.5">
            <text:p>51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  <table:table-cell office:value-type="float" office:value="59.1667">
            <text:p>59.1667</text:p>
          </table:table-cell>
          <table:table-cell office:value-type="float" office:value="50.0">
            <text:p>50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9T00:00:00">
            <text:p>Fri Dec  9 00:00:00 2022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54.8333">
            <text:p>54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09T01:00:00">
            <text:p>Fri Dec  9 01:00:00 2022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54.8333">
            <text:p>54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09T02:00:00">
            <text:p>Fri Dec  9 02:00:00 2022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52.8333">
            <text:p>52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09T03:00:00">
            <text:p>Fri Dec  9 03:00:00 2022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09T04:00:00">
            <text:p>Fri Dec  9 04:00:00 2022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09T05:00:00">
            <text:p>Fri Dec  9 05:00:00 2022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09T06:00:00">
            <text:p>Fri Dec  9 06:00:00 2022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2-10T03:00:00">
            <text:p>Sat Dec 10 03:00:00 2022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10T04:00:00">
            <text:p>Sat Dec 10 04:00:00 2022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2-10T05:00:00">
            <text:p>Sat Dec 10 05:00:00 2022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50.0">
            <text:p>50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2-10T06:00:00">
            <text:p>Sat Dec 10 06:00:00 2022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0T07:00:00">
            <text:p>Sat Dec 10 07:00:00 2022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55.1667">
            <text:p>55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10T08:00:00">
            <text:p>Sat Dec 10 08:00:00 2022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50.8333">
            <text:p>50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2-10T09:00:00">
            <text:p>Sat Dec 10 09:00:00 2022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63.1667">
            <text:p>63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10T10:00:00">
            <text:p>Sat Dec 10 10:00:00 2022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10T11:00:00">
            <text:p>Sat Dec 10 11:00:00 2022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11T02:00:00">
            <text:p>Sun Dec 11 02:00:00 2022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03:00:00">
            <text:p>Sun Dec 11 03:00:00 2022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1T04:00:00">
            <text:p>Sun Dec 11 04:00:00 2022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1T05:00:00">
            <text:p>Sun Dec 11 05:00:00 2022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11T06:00:00">
            <text:p>Sun Dec 11 06:00:00 2022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2-11T22:00:00">
            <text:p>Sun Dec 11 22:00:00 2022</text:p>
          </table:table-cell>
          <table:table-cell office:value-type="float" office:value="50.8333">
            <text:p>50.8333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  <table:table-cell office:value-type="float" office:value="52.1667">
            <text:p>52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11T23:00:00">
            <text:p>Sun Dec 11 23:00:00 2022</text:p>
          </table:table-cell>
          <table:table-cell office:value-type="float" office:value="44.8333">
            <text:p>44.8333</text:p>
          </table:table-cell>
          <table:table-cell office:value-type="float" office:value="50.8333">
            <text:p>50.8333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61.8333">
            <text:p>61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12T00:00:00">
            <text:p>Mon Dec 12 00:00:00 2022</text:p>
          </table:table-cell>
          <table:table-cell office:value-type="float" office:value="42.5">
            <text:p>42.5</text:p>
          </table:table-cell>
          <table:table-cell office:value-type="float" office:value="44.8333">
            <text:p>44.8333</text:p>
          </table:table-cell>
          <table:table-cell office:value-type="float" office:value="50.8333">
            <text:p>50.8333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12T01:00:00">
            <text:p>Mon Dec 12 01:00:00 2022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  <table:table-cell office:value-type="float" office:value="44.8333">
            <text:p>44.8333</text:p>
          </table:table-cell>
          <table:table-cell office:value-type="float" office:value="50.8333">
            <text:p>50.8333</text:p>
          </table:table-cell>
          <table:table-cell office:value-type="float" office:value="57.6667">
            <text:p>57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12T02:00:00">
            <text:p>Mon Dec 12 02:00:00 2022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  <table:table-cell office:value-type="float" office:value="44.8333">
            <text:p>44.8333</text:p>
          </table:table-cell>
          <table:table-cell office:value-type="float" office:value="50.8333">
            <text:p>50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2-12T03:00:00">
            <text:p>Mon Dec 12 03:00:00 2022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  <table:table-cell office:value-type="float" office:value="44.8333">
            <text:p>44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12T04:00:00">
            <text:p>Mon Dec 12 04:00:00 2022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42.5">
            <text:p>42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12T05:00:00">
            <text:p>Mon Dec 12 05:00:00 2022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2T06:00:00">
            <text:p>Mon Dec 12 06:00:00 2022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41.0">
            <text:p>41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12T07:00:00">
            <text:p>Mon Dec 12 07:00:00 2022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53.1667">
            <text:p>53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2-12T08:00:00">
            <text:p>Mon Dec 12 08:00:00 2022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2-12T11:00:00">
            <text:p>Mon Dec 12 11:00:00 2022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34.2">
            <text:p>34.2</text:p>
          </table:table-cell>
        </table:table-row>
        <table:table-row>
          <table:table-cell table:style-name="pd1" office:value-type="date" office:date-value="2022-12-13T08:00:00">
            <text:p>Tue Dec 13 08:00:00 2022</text:p>
          </table:table-cell>
          <table:table-cell office:value-type="float" office:value="38.3333">
            <text:p>38.3333</text:p>
          </table:table-cell>
          <table:table-cell office:value-type="float" office:value="39.6667">
            <text:p>39.6667</text:p>
          </table:table-cell>
          <table:table-cell office:value-type="float" office:value="42.8333">
            <text:p>42.8333</text:p>
          </table:table-cell>
          <table:table-cell office:value-type="float" office:value="45.8333">
            <text:p>45.8333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2-13T09:00:00">
            <text:p>Tue Dec 13 09:00:00 2022</text:p>
          </table:table-cell>
          <table:table-cell office:value-type="float" office:value="37.8333">
            <text:p>37.8333</text:p>
          </table:table-cell>
          <table:table-cell office:value-type="float" office:value="38.3333">
            <text:p>38.3333</text:p>
          </table:table-cell>
          <table:table-cell office:value-type="float" office:value="39.6667">
            <text:p>39.6667</text:p>
          </table:table-cell>
          <table:table-cell office:value-type="float" office:value="42.8333">
            <text:p>42.8333</text:p>
          </table:table-cell>
          <table:table-cell office:value-type="float" office:value="45.8333">
            <text:p>45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3T10:00:00">
            <text:p>Tue Dec 13 10:00:00 2022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3333">
            <text:p>38.3333</text:p>
          </table:table-cell>
          <table:table-cell office:value-type="float" office:value="39.6667">
            <text:p>39.6667</text:p>
          </table:table-cell>
          <table:table-cell office:value-type="float" office:value="42.8333">
            <text:p>42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13T11:00:00">
            <text:p>Tue Dec 13 11:00:00 2022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3333">
            <text:p>38.3333</text:p>
          </table:table-cell>
          <table:table-cell office:value-type="float" office:value="39.6667">
            <text:p>39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2-13T12:00:00">
            <text:p>Tue Dec 13 12:00:00 2022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3333">
            <text:p>38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3:00:00">
            <text:p>Tue Dec 13 13:00:00 2022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13T14:00:00">
            <text:p>Tue Dec 13 14:00:00 2022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9.8333">
            <text:p>39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5:00:00">
            <text:p>Tue Dec 13 15:00:00 2022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13T16:00:00">
            <text:p>Tue Dec 13 16:00:00 2022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13T17:00:00">
            <text:p>Tue Dec 13 17:00:00 2022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3T18:00:00">
            <text:p>Tue Dec 13 18:00:00 2022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3T19:00:00">
            <text:p>Tue Dec 13 19:00:00 2022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4T07:00:00">
            <text:p>Wed Dec 14 07:00:00 2022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14T08:00:00">
            <text:p>Wed Dec 14 08:00:00 2022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5.6667">
            <text:p>35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14T09:00:00">
            <text:p>Wed Dec 14 09:00:00 2022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2-14T10:00:00">
            <text:p>Wed Dec 14 10:00:00 2022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4T11:00:00">
            <text:p>Wed Dec 14 11:00:00 2022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4T12:00:00">
            <text:p>Wed Dec 14 12:00:00 2022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4T13:00:00">
            <text:p>Wed Dec 14 13:00:00 2022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5T11:00:00">
            <text:p>Thu Dec 15 11:00:00 2022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41.8333">
            <text:p>41.8333</text:p>
          </table:table-cell>
          <table:table-cell office:value-type="float" office:value="39.6667">
            <text:p>39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15T12:00:00">
            <text:p>Thu Dec 15 12:00:00 2022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41.8333">
            <text:p>41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5T13:00:00">
            <text:p>Thu Dec 15 13:00:00 2022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48.1667">
            <text:p>48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2-15T14:00:00">
            <text:p>Thu Dec 15 14:00:00 2022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2-15T15:00:00">
            <text:p>Thu Dec 15 15:00:00 2022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2-15T16:00:00">
            <text:p>Thu Dec 15 16:00:00 2022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2-15T17:00:00">
            <text:p>Thu Dec 15 17:00:00 2022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2-16T00:00:00">
            <text:p>Fri Dec 16 00:00:00 2022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46.6667">
            <text:p>46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2-16T01:00:00">
            <text:p>Fri Dec 16 01:00:00 2022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29.1667">
            <text:p>29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2-16T02:00:00">
            <text:p>Fri Dec 16 02:00:00 2022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16T03:00:00">
            <text:p>Fri Dec 16 03:00:00 2022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6T04:00:00">
            <text:p>Fri Dec 16 04:00:00 2022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3.5">
            <text:p>23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2-16T05:00:00">
            <text:p>Fri Dec 16 05:00:00 2022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6T06:00:00">
            <text:p>Fri Dec 16 06:00:00 2022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51.6667">
            <text:p>51.6667</text:p>
          </table:table-cell>
          <table:table-cell office:value-type="float" office:value="35.1667">
            <text:p>35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2-17T04:00:00">
            <text:p>Sat Dec 17 04:00:00 2022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17T05:00:00">
            <text:p>Sat Dec 17 05:00:00 2022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17T06:00:00">
            <text:p>Sat Dec 17 06:00:00 2022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17T07:00:00">
            <text:p>Sat Dec 17 07:00:00 2022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17T08:00:00">
            <text:p>Sat Dec 17 08:00:00 2022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58.5">
            <text:p>58.5</text:p>
          </table:table-cell>
          <table:table-cell office:value-type="float" office:value="58.1667">
            <text:p>5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18T04:00:00">
            <text:p>Sun Dec 18 04:00:00 2022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18T05:00:00">
            <text:p>Sun Dec 18 05:00:00 2022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8T06:00:00">
            <text:p>Sun Dec 18 06:00:00 2022</text:p>
          </table:table-cell>
          <table:table-cell office:value-type="float" office:value="65.3333">
            <text:p>65.3333</text:p>
          </table:table-cell>
          <table:table-cell office:value-type="float" office:value="64.1667">
            <text:p>64.166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9T03:00:00">
            <text:p>Mon Dec 19 03:00:00 2022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19T04:00:00">
            <text:p>Mon Dec 19 04:00:00 2022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19T05:00:00">
            <text:p>Mon Dec 19 05:00:00 2022</text:p>
          </table:table-cell>
          <table:table-cell office:value-type="float" office:value="49.1667">
            <text:p>49.1667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21T08:00:00">
            <text:p>Wed Dec 21 08:00:00 2022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21T09:00:00">
            <text:p>Wed Dec 21 09:00:00 2022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45.3333">
            <text:p>45.3333</text:p>
          </table:table-cell>
          <table:table-cell office:value-type="float" office:value="46.8333">
            <text:p>46.8333</text:p>
          </table:table-cell>
          <table:table-cell office:value-type="float" office:value="53.3333">
            <text:p>53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6T04:00:00">
            <text:p>Mon Dec 26 04:00:00 2022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6T05:00:00">
            <text:p>Mon Dec 26 05:00:00 2022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26T06:00:00">
            <text:p>Mon Dec 26 06:00:00 2022</text:p>
          </table:table-cell>
          <table:table-cell office:value-type="float" office:value="61.6667">
            <text:p>61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1-09T02:00:00">
            <text:p>Mon Jan  9 02:00:00 2023</text:p>
          </table:table-cell>
          <table:table-cell office:value-type="float" office:value="54.5">
            <text:p>54.5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2.5">
            <text:p>42.5</text:p>
          </table:table-cell>
          <table:table-cell office:value-type="float" office:value="51.3333">
            <text:p>51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09T03:00:00">
            <text:p>Mon Jan  9 03:00:00 2023</text:p>
          </table:table-cell>
          <table:table-cell office:value-type="float" office:value="54.6667">
            <text:p>54.6667</text:p>
          </table:table-cell>
          <table:table-cell office:value-type="float" office:value="54.5">
            <text:p>54.5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2.5">
            <text:p>4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9T04:00:00">
            <text:p>Mon Jan  9 04:00:00 2023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54.5">
            <text:p>54.5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9T05:00:00">
            <text:p>Mon Jan  9 05:00:00 202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54.5">
            <text:p>54.5</text:p>
          </table:table-cell>
          <table:table-cell office:value-type="float" office:value="45.5">
            <text:p>45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9T06:00:00">
            <text:p>Mon Jan  9 06:00:00 2023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54.5">
            <text:p>54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1-09T07:00:00">
            <text:p>Mon Jan  9 07:00:00 2023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4.6667">
            <text:p>5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9T08:00:00">
            <text:p>Mon Jan  9 08:00:00 2023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9T12:00:00">
            <text:p>Mon Jan  9 12:00:00 2023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9T13:00:00">
            <text:p>Mon Jan  9 13:00:00 2023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56.8333">
            <text:p>56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09T14:00:00">
            <text:p>Mon Jan  9 14:00:00 2023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52.6667">
            <text:p>52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09T22:00:00">
            <text:p>Mon Jan  9 22:00:00 202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5">
            <text:p>36.5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05:00:00">
            <text:p>Sat Jan 14 05:00:00 2023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16T11:00:00">
            <text:p>Mon Jan 16 11:00:00 202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43.3333">
            <text:p>4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6T12:00:00">
            <text:p>Mon Jan 16 12:00:00 202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24.6667">
            <text:p>2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16T13:00:00">
            <text:p>Mon Jan 16 13:00:00 2023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26.8333">
            <text:p>26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14:00:00">
            <text:p>Mon Jan 16 14:00:00 2023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1-16T15:00:00">
            <text:p>Mon Jan 16 15:00:00 202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1-16T16:00:00">
            <text:p>Mon Jan 16 16:00:00 2023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18T05:00:00">
            <text:p>Wed Jan 18 05:00:00 2023</text:p>
          </table:table-cell>
          <table:table-cell office:value-type="float" office:value="71.1667">
            <text:p>71.1667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0.6667">
            <text:p>60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1-18T06:00:00">
            <text:p>Wed Jan 18 06:00:00 202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66.8333">
            <text:p>66.833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1-18T08:00:00">
            <text:p>Wed Jan 18 08:00:00 202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66.8333">
            <text:p>66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18T09:00:00">
            <text:p>Wed Jan 18 09:00:00 2023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18T10:00:00">
            <text:p>Wed Jan 18 10:00:00 2023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6.6667">
            <text:p>66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8T11:00:00">
            <text:p>Wed Jan 18 11:00:00 2023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8T12:00:00">
            <text:p>Wed Jan 18 12:00:00 2023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6.3333">
            <text:p>66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1-18T13:00:00">
            <text:p>Wed Jan 18 13:00:00 2023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58.0">
            <text:p>58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8T14:00:00">
            <text:p>Wed Jan 18 14:00:00 2023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1-18T15:00:00">
            <text:p>Wed Jan 18 15:00:00 2023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19T00:00:00">
            <text:p>Thu Jan 19 00:00:00 2023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1-19T01:00:00">
            <text:p>Thu Jan 19 01:00:00 2023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9T03:00:00">
            <text:p>Thu Jan 19 03:00:00 2023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30.6667">
            <text:p>30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9T04:00:00">
            <text:p>Thu Jan 19 04:00:00 202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43.1667">
            <text:p>43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1-19T05:00:00">
            <text:p>Thu Jan 19 05:00:00 2023</text:p>
          </table:table-cell>
          <table:table-cell office:value-type="float" office:value="65.3333">
            <text:p>65.333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7.0">
            <text:p>57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1-19T06:00:00">
            <text:p>Thu Jan 19 06:00:00 2023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  <table:table-cell office:value-type="float" office:value="63.6667">
            <text:p>63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19T07:00:00">
            <text:p>Thu Jan 19 07:00:00 2023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9.5">
            <text:p>69.5</text:p>
          </table:table-cell>
          <table:table-cell office:value-type="float" office:value="67.8333">
            <text:p>6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9T08:00:00">
            <text:p>Thu Jan 19 08:00:00 202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69.5">
            <text:p>6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19T09:00:00">
            <text:p>Thu Jan 19 09:00:00 2023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65.3333">
            <text:p>65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19T10:00:00">
            <text:p>Thu Jan 19 10:00:00 202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67.6667">
            <text:p>6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9T11:00:00">
            <text:p>Thu Jan 19 11:00:00 2023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62.6667">
            <text:p>62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1-19T12:00:00">
            <text:p>Thu Jan 19 12:00:00 2023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3.5">
            <text:p>53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1-19T13:00:00">
            <text:p>Thu Jan 19 13:00:00 202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32.3333">
            <text:p>32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1-19T14:00:00">
            <text:p>Thu Jan 19 14:00:00 2023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37.5">
            <text:p>37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20T08:00:00">
            <text:p>Fri Jan 20 08:00:00 2023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20T09:00:00">
            <text:p>Fri Jan 20 09:00:00 202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20T10:00:00">
            <text:p>Fri Jan 20 10:00:00 2023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0T11:00:00">
            <text:p>Fri Jan 20 11:00:00 2023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1-20T12:00:00">
            <text:p>Fri Jan 20 12:00:00 2023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0T14:00:00">
            <text:p>Fri Jan 20 14:00:00 2023</text:p>
          </table:table-cell>
          <table:table-cell office:value-type="float" office:value="45.5">
            <text:p>45.5</text:p>
          </table:table-cell>
          <table:table-cell office:value-type="float" office:value="50.5">
            <text:p>50.5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  <table:table-cell office:value-type="float" office:value="26.8333">
            <text:p>26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1-21T03:00:00">
            <text:p>Sat Jan 21 03:00:00 202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21T04:00:00">
            <text:p>Sat Jan 21 04:00:00 202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21T06:00:00">
            <text:p>Sat Jan 21 06:00:00 2023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1T07:00:00">
            <text:p>Sat Jan 21 07:00:00 2023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1T08:00:00">
            <text:p>Sat Jan 21 08:00:00 2023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21T09:00:00">
            <text:p>Sat Jan 21 09:00:00 202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2T05:00:00">
            <text:p>Sun Jan 22 05:00:00 2023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22T06:00:00">
            <text:p>Sun Jan 22 06:00:00 202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3T01:00:00">
            <text:p>Mon Jan 23 01:00:00 2023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1-23T02:00:00">
            <text:p>Mon Jan 23 02:00:00 2023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1-23T03:00:00">
            <text:p>Mon Jan 23 03:00:00 2023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52.0">
            <text:p>52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23T04:00:00">
            <text:p>Mon Jan 23 04:00:00 202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54.3333">
            <text:p>54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23T05:00:00">
            <text:p>Mon Jan 23 05:00:00 2023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60.8333">
            <text:p>60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3T06:00:00">
            <text:p>Mon Jan 23 06:00:00 202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63.5">
            <text:p>63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23T07:00:00">
            <text:p>Mon Jan 23 07:00:00 2023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8.6667">
            <text:p>68.6667</text:p>
          </table:table-cell>
          <table:table-cell office:value-type="float" office:value="65.1667">
            <text:p>65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24T02:00:00">
            <text:p>Tue Jan 24 02:00:00 202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4T03:00:00">
            <text:p>Tue Jan 24 03:00:00 202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1-24T04:00:00">
            <text:p>Tue Jan 24 04:00:00 2023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24T05:00:00">
            <text:p>Tue Jan 24 05:00:00 2023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24T06:00:00">
            <text:p>Tue Jan 24 06:00:00 202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5T02:00:00">
            <text:p>Wed Jan 25 02:00:00 202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5T03:00:00">
            <text:p>Wed Jan 25 03:00:00 2023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25T04:00:00">
            <text:p>Wed Jan 25 04:00:00 202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25T05:00:00">
            <text:p>Wed Jan 25 05:00:00 2023</text:p>
          </table:table-cell>
          <table:table-cell office:value-type="float" office:value="61.8333">
            <text:p>61.8333</text:p>
          </table:table-cell>
          <table:table-cell office:value-type="float" office:value="55.0">
            <text:p>55.0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6T03:00:00">
            <text:p>Thu Jan 26 03:00:00 2023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28T05:00:00">
            <text:p>Sat Jan 28 05:00:00 202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8T06:00:00">
            <text:p>Sat Jan 28 06:00:00 202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9T05:00:00">
            <text:p>Sun Jan 29 05:00:00 202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55.5">
            <text:p>55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29T06:00:00">
            <text:p>Sun Jan 29 06:00:00 2023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4.8333">
            <text:p>64.8333</text:p>
          </table:table-cell>
          <table:table-cell office:value-type="float" office:value="61.8333">
            <text:p>61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30T02:00:00">
            <text:p>Mon Jan 30 02:00:00 2023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30T03:00:00">
            <text:p>Mon Jan 30 03:00:00 202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30T04:00:00">
            <text:p>Mon Jan 30 04:00:00 202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30T05:00:00">
            <text:p>Mon Jan 30 05:00:00 2023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0T06:00:00">
            <text:p>Mon Jan 30 06:00:00 2023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8333">
            <text:p>62.8333</text:p>
          </table:table-cell>
          <table:table-cell office:value-type="float" office:value="56.1667">
            <text:p>56.1667</text:p>
          </table:table-cell>
          <table:table-cell office:value-type="float" office:value="53.5">
            <text:p>53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31T02:00:00">
            <text:p>Tue Jan 31 02:00:00 2023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31T03:00:00">
            <text:p>Tue Jan 31 03:00:00 2023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1-31T04:00:00">
            <text:p>Tue Jan 31 04:00:00 2023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1-31T05:00:00">
            <text:p>Tue Jan 31 05:00:00 2023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31T06:00:00">
            <text:p>Tue Jan 31 06:00:00 2023</text:p>
          </table:table-cell>
          <table:table-cell office:value-type="float" office:value="64.1667">
            <text:p>64.1667</text:p>
          </table:table-cell>
          <table:table-cell office:value-type="float" office:value="62.5">
            <text:p>62.5</text:p>
          </table:table-cell>
          <table:table-cell office:value-type="float" office:value="58.6667">
            <text:p>58.6667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2-02T04:00:00">
            <text:p>Thu Feb  2 04:00:00 2023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2-02T06:00:00">
            <text:p>Thu Feb  2 06:00:00 2023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56.6667">
            <text:p>56.6667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3T03:00:00">
            <text:p>Fri Feb  3 03:00:00 202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3T04:00:00">
            <text:p>Fri Feb  3 04:00:00 202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3T05:00:00">
            <text:p>Fri Feb  3 05:00:00 2023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3T06:00:00">
            <text:p>Fri Feb  3 06:00:00 2023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0.3333">
            <text:p>60.3333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4T06:00:00">
            <text:p>Sat Feb  4 06:00:00 202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2-04T07:00:00">
            <text:p>Sat Feb  4 07:00:00 2023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  <table:table-cell office:value-type="float" office:value="58.0">
            <text:p>58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2-05T05:00:00">
            <text:p>Sun Feb  5 05:00:00 2023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05T06:00:00">
            <text:p>Sun Feb  5 06:00:00 2023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05T07:00:00">
            <text:p>Sun Feb  5 07:00:00 2023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6.0">
            <text:p>66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2-06T04:00:00">
            <text:p>Mon Feb  6 04:00:00 2023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6T05:00:00">
            <text:p>Mon Feb  6 05:00:00 202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6T06:00:00">
            <text:p>Mon Feb  6 06:00:00 202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50.0">
            <text:p>50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6T07:00:00">
            <text:p>Mon Feb  6 07:00:00 202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69.3333">
            <text:p>69.3333</text:p>
          </table:table-cell>
          <table:table-cell office:value-type="float" office:value="52.5">
            <text:p>52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07T05:00:00">
            <text:p>Tue Feb  7 05:00:00 2023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7T06:00:00">
            <text:p>Tue Feb  7 06:00:00 2023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2-07T07:00:00">
            <text:p>Tue Feb  7 07:00:00 2023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45.8333">
            <text:p>45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2-07T08:00:00">
            <text:p>Tue Feb  7 08:00:00 2023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2-07T13:00:00">
            <text:p>Tue Feb  7 13:00:00 2023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07T14:00:00">
            <text:p>Tue Feb  7 14:00:00 2023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08T04:00:00">
            <text:p>Wed Feb  8 04:00:00 2023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08T05:00:00">
            <text:p>Wed Feb  8 05:00:00 202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2-08T06:00:00">
            <text:p>Wed Feb  8 06:00:00 202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8T07:00:00">
            <text:p>Wed Feb  8 07:00:00 202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57.3333">
            <text:p>57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2-08T08:00:00">
            <text:p>Wed Feb  8 08:00:00 2023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6.6667">
            <text:p>56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2-08T11:00:00">
            <text:p>Wed Feb  8 11:00:00 2023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  <table:table-cell office:value-type="float" office:value="54.3333">
            <text:p>54.3333</text:p>
          </table:table-cell>
          <table:table-cell office:value-type="float" office:value="51.8333">
            <text:p>51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2-09T14:00:00">
            <text:p>Thu Feb  9 14:00:00 2023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2-09T15:00:00">
            <text:p>Thu Feb  9 15:00:00 2023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2-09T16:00:00">
            <text:p>Thu Feb  9 16:00:00 2023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09T17:00:00">
            <text:p>Thu Feb  9 17:00:00 2023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2-10T07:00:00">
            <text:p>Fri Feb 10 07:00:00 2023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54.0">
            <text:p>54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0T08:00:00">
            <text:p>Fri Feb 10 08:00:00 202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63.3333">
            <text:p>6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0T09:00:00">
            <text:p>Fri Feb 10 09:00:00 202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69.0">
            <text:p>69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2-10T10:00:00">
            <text:p>Fri Feb 10 10:00:00 2023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0T11:00:00">
            <text:p>Fri Feb 10 11:00:00 2023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2-10T12:00:00">
            <text:p>Fri Feb 10 12:00:00 2023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0T13:00:00">
            <text:p>Fri Feb 10 13:00:00 2023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1T08:00:00">
            <text:p>Sat Feb 11 08:00:00 2023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72.5">
            <text:p>72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11T09:00:00">
            <text:p>Sat Feb 11 09:00:00 2023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74.5">
            <text:p>74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2-11T10:00:00">
            <text:p>Sat Feb 11 10:00:00 202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75.6667">
            <text:p>75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1T11:00:00">
            <text:p>Sat Feb 11 11:00:00 202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4.0">
            <text:p>74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11T12:00:00">
            <text:p>Sat Feb 11 12:00:00 2023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2-11T13:00:00">
            <text:p>Sat Feb 11 13:00:00 202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2T02:00:00">
            <text:p>Sun Feb 12 02:00:00 2023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52.3333">
            <text:p>52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2-12T03:00:00">
            <text:p>Sun Feb 12 03:00:00 202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53.0">
            <text:p>53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2T04:00:00">
            <text:p>Sun Feb 12 04:00:00 2023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54.1667">
            <text:p>54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2T05:00:00">
            <text:p>Sun Feb 12 05:00:00 2023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5.8333">
            <text:p>55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2-12T06:00:00">
            <text:p>Sun Feb 12 06:00:00 2023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64.8333">
            <text:p>64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2T07:00:00">
            <text:p>Sun Feb 12 07:00:00 2023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73.6667">
            <text:p>73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2T08:00:00">
            <text:p>Sun Feb 12 08:00:00 2023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74.8333">
            <text:p>74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2-12T09:00:00">
            <text:p>Sun Feb 12 09:00:00 202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6.5">
            <text:p>76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2-12T10:00:00">
            <text:p>Sun Feb 12 10:00:00 2023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2-13T01:00:00">
            <text:p>Mon Feb 13 01:00:00 2023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7.8333">
            <text:p>47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3T02:00:00">
            <text:p>Mon Feb 13 02:00:00 2023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2-13T03:00:00">
            <text:p>Mon Feb 13 03:00:00 2023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48.1667">
            <text:p>48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3T04:00:00">
            <text:p>Mon Feb 13 04:00:00 2023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13T05:00:00">
            <text:p>Mon Feb 13 05:00:00 202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51.0">
            <text:p>5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3T06:00:00">
            <text:p>Mon Feb 13 06:00:00 2023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56.1667">
            <text:p>56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2-13T07:00:00">
            <text:p>Mon Feb 13 07:00:00 202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63.5">
            <text:p>63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13T08:00:00">
            <text:p>Mon Feb 13 08:00:00 2023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7.1667">
            <text:p>67.1667</text:p>
          </table:table-cell>
          <table:table-cell office:value-type="float" office:value="68.6667">
            <text:p>68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4T06:00:00">
            <text:p>Tue Feb 14 06:00:00 2023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57.3333">
            <text:p>57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14T07:00:00">
            <text:p>Tue Feb 14 07:00:00 2023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66.5">
            <text:p>66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4T08:00:00">
            <text:p>Tue Feb 14 08:00:00 202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8.3333">
            <text:p>68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2-14T09:00:00">
            <text:p>Tue Feb 14 09:00:00 2023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2-14T11:00:00">
            <text:p>Tue Feb 14 11:00:00 202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8.0">
            <text:p>58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14T12:00:00">
            <text:p>Tue Feb 14 12:00:00 2023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4T13:00:00">
            <text:p>Tue Feb 14 13:00:00 2023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2-14T14:00:00">
            <text:p>Tue Feb 14 14:00:00 202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01:00:00">
            <text:p>Wed Feb 15 01:00:00 202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02:00:00">
            <text:p>Wed Feb 15 02:00:00 2023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2-15T03:00:00">
            <text:p>Wed Feb 15 03:00:00 2023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5T04:00:00">
            <text:p>Wed Feb 15 04:00:00 2023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5T05:00:00">
            <text:p>Wed Feb 15 05:00:00 2023</text:p>
          </table:table-cell>
          <table:table-cell office:value-type="float" office:value="64.5">
            <text:p>64.5</text:p>
          </table:table-cell>
          <table:table-cell office:value-type="float" office:value="66.6667">
            <text:p>66.6667</text:p>
          </table:table-cell>
          <table:table-cell office:value-type="float" office:value="61.0">
            <text:p>61.0</text:p>
          </table:table-cell>
          <table:table-cell office:value-type="float" office:value="44.3333">
            <text:p>44.3333</text:p>
          </table:table-cell>
          <table:table-cell office:value-type="float" office:value="37.5">
            <text:p>3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16T05:00:00">
            <text:p>Thu Feb 16 05:00:00 202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16T06:00:00">
            <text:p>Thu Feb 16 06:00:00 2023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6T07:00:00">
            <text:p>Thu Feb 16 07:00:00 2023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16T08:00:00">
            <text:p>Thu Feb 16 08:00:00 2023</text:p>
          </table:table-cell>
          <table:table-cell office:value-type="float" office:value="51.5">
            <text:p>51.5</text:p>
          </table:table-cell>
          <table:table-cell office:value-type="float" office:value="61.0">
            <text:p>61.0</text:p>
          </table:table-cell>
          <table:table-cell office:value-type="float" office:value="58.8333">
            <text:p>58.8333</text:p>
          </table:table-cell>
          <table:table-cell office:value-type="float" office:value="56.8333">
            <text:p>56.8333</text:p>
          </table:table-cell>
          <table:table-cell office:value-type="float" office:value="53.6667">
            <text:p>53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17T05:00:00">
            <text:p>Fri Feb 17 05:00:00 202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2-17T06:00:00">
            <text:p>Fri Feb 17 06:00:00 202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7T07:00:00">
            <text:p>Fri Feb 17 07:00:00 202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2-17T08:00:00">
            <text:p>Fri Feb 17 08:00:00 2023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18T03:00:00">
            <text:p>Sat Feb 18 03:00:00 202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18T04:00:00">
            <text:p>Sat Feb 18 04:00:00 202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18T05:00:00">
            <text:p>Sat Feb 18 05:00:00 202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8T06:00:00">
            <text:p>Sat Feb 18 06:00:00 202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07:00:00">
            <text:p>Sat Feb 18 07:00:00 2023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56.0">
            <text:p>56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2-18T08:00:00">
            <text:p>Sat Feb 18 08:00:00 2023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8T09:00:00">
            <text:p>Sat Feb 18 09:00:00 2023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2-18T10:00:00">
            <text:p>Sat Feb 18 10:00:00 2023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18T13:00:00">
            <text:p>Sat Feb 18 13:00:00 202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2-19T02:00:00">
            <text:p>Sun Feb 19 02:00:00 2023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2-19T03:00:00">
            <text:p>Sun Feb 19 03:00:00 2023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2-19T04:00:00">
            <text:p>Sun Feb 19 04:00:00 2023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3.3333">
            <text:p>4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19T05:00:00">
            <text:p>Sun Feb 19 05:00:00 2023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9.5">
            <text:p>49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2-19T06:00:00">
            <text:p>Sun Feb 19 06:00:00 2023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59.8333">
            <text:p>59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19T07:00:00">
            <text:p>Sun Feb 19 07:00:00 2023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65.6667">
            <text:p>65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19T08:00:00">
            <text:p>Sun Feb 19 08:00:00 2023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20T04:00:00">
            <text:p>Mon Feb 20 04:00:00 2023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2-20T05:00:00">
            <text:p>Mon Feb 20 05:00:00 2023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20T06:00:00">
            <text:p>Mon Feb 20 06:00:00 2023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55.0">
            <text:p>55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20T07:00:00">
            <text:p>Mon Feb 20 07:00:00 202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68.0">
            <text:p>68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20T08:00:00">
            <text:p>Mon Feb 20 08:00:00 2023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75.0">
            <text:p>75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2-20T11:00:00">
            <text:p>Mon Feb 20 11:00:00 2023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20T12:00:00">
            <text:p>Mon Feb 20 12:00:00 202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74.6667">
            <text:p>7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20T13:00:00">
            <text:p>Mon Feb 20 13:00:00 2023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2-21T04:00:00">
            <text:p>Tue Feb 21 04:00:00 2023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1.8333">
            <text:p>41.8333</text:p>
          </table:table-cell>
          <table:table-cell office:value-type="float" office:value="30.6667">
            <text:p>30.6667</text:p>
          </table:table-cell>
          <table:table-cell office:value-type="float" office:value="23.0">
            <text:p>23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22T05:00:00">
            <text:p>Wed Feb 22 05:00:00 202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02-22T06:00:00">
            <text:p>Wed Feb 22 06:00:00 2023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56.3333">
            <text:p>56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2T07:00:00">
            <text:p>Wed Feb 22 07:00:00 2023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73.5">
            <text:p>73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2T08:00:00">
            <text:p>Wed Feb 22 08:00:00 2023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80.8333">
            <text:p>80.8333</text:p>
          </table:table-cell>
          <table:table-cell office:value-type="float" office:value="82.5">
            <text:p>82.5</text:p>
          </table:table-cell>
          <table:table-cell office:value-type="float" office:value="74.1667">
            <text:p>74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3T06:00:00">
            <text:p>Thu Feb 23 06:00:00 2023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52.1667">
            <text:p>52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2-23T07:00:00">
            <text:p>Thu Feb 23 07:00:00 2023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58.3333">
            <text:p>58.3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2-23T08:00:00">
            <text:p>Thu Feb 23 08:00:00 2023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68.0">
            <text:p>68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2-23T09:00:00">
            <text:p>Thu Feb 23 09:00:00 202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79.0">
            <text:p>79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3T10:00:00">
            <text:p>Thu Feb 23 10:00:00 202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80.6667">
            <text:p>80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2-23T11:00:00">
            <text:p>Thu Feb 23 11:00:00 2023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3T12:00:00">
            <text:p>Thu Feb 23 12:00:00 202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2-24T07:00:00">
            <text:p>Fri Feb 24 07:00:00 2023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67.1667">
            <text:p>67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4T08:00:00">
            <text:p>Fri Feb 24 08:00:00 202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79.6667">
            <text:p>79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2-24T09:00:00">
            <text:p>Fri Feb 24 09:00:00 202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81.6667">
            <text:p>81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2-24T10:00:00">
            <text:p>Fri Feb 24 10:00:00 2023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82.6667">
            <text:p>8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24T11:00:00">
            <text:p>Fri Feb 24 11:00:00 2023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12:00:00">
            <text:p>Fri Feb 24 12:00:00 2023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74.5">
            <text:p>74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2-24T13:00:00">
            <text:p>Fri Feb 24 13:00:00 2023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06:00:00">
            <text:p>Sat Feb 25 06:00:00 202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61.6667">
            <text:p>61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5T07:00:00">
            <text:p>Sat Feb 25 07:00:00 202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71.5">
            <text:p>71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25T08:00:00">
            <text:p>Sat Feb 25 08:00:00 2023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6.8333">
            <text:p>76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25T09:00:00">
            <text:p>Sat Feb 25 09:00:00 2023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25T10:00:00">
            <text:p>Sat Feb 25 10:00:00 202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2-26T05:00:00">
            <text:p>Sun Feb 26 05:00:00 202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76.6667">
            <text:p>76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2-26T06:00:00">
            <text:p>Sun Feb 26 06:00:00 202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79.6667">
            <text:p>79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26T07:00:00">
            <text:p>Sun Feb 26 07:00:00 202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77.5">
            <text:p>77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2-26T08:00:00">
            <text:p>Sun Feb 26 08:00:00 2023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78.8333">
            <text:p>78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2-26T09:00:00">
            <text:p>Sun Feb 26 09:00:00 202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80.3333">
            <text:p>80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2-26T10:00:00">
            <text:p>Sun Feb 26 10:00:00 202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80.8333">
            <text:p>80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2-27T08:00:00">
            <text:p>Mon Feb 27 08:00:00 2023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71.3333">
            <text:p>71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7T09:00:00">
            <text:p>Mon Feb 27 09:00:00 202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72.0">
            <text:p>72.0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2-27T10:00:00">
            <text:p>Mon Feb 27 10:00:00 202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72.6667">
            <text:p>72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2-27T11:00:00">
            <text:p>Mon Feb 27 11:00:00 2023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2.1667">
            <text:p>72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7T12:00:00">
            <text:p>Mon Feb 27 12:00:00 2023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27T13:00:00">
            <text:p>Mon Feb 27 13:00:00 2023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8T07:00:00">
            <text:p>Tue Feb 28 07:00:00 2023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72.3333">
            <text:p>72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2-28T08:00:00">
            <text:p>Tue Feb 28 08:00:00 2023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3.8333">
            <text:p>73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2-28T09:00:00">
            <text:p>Tue Feb 28 09:00:00 2023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28T10:00:00">
            <text:p>Tue Feb 28 10:00:00 2023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72.8333">
            <text:p>72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28T11:00:00">
            <text:p>Tue Feb 28 11:00:00 2023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1T04:00:00">
            <text:p>Wed Mar  1 04:00:00 202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58.8333">
            <text:p>5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01T05:00:00">
            <text:p>Wed Mar  1 05:00:00 2023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66.5">
            <text:p>66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01T06:00:00">
            <text:p>Wed Mar  1 06:00:00 2023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73.8333">
            <text:p>73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3-01T07:00:00">
            <text:p>Wed Mar  1 07:00:00 2023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79.3333">
            <text:p>7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3-01T08:00:00">
            <text:p>Wed Mar  1 08:00:00 202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86.0">
            <text:p>86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01T09:00:00">
            <text:p>Wed Mar  1 09:00:00 202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89.3333">
            <text:p>89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3-01T10:00:00">
            <text:p>Wed Mar  1 10:00:00 2023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90.0">
            <text:p>90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3-01T11:00:00">
            <text:p>Wed Mar  1 11:00:00 202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02T08:00:00">
            <text:p>Thu Mar  2 08:00:00 2023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79.6667">
            <text:p>79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3-02T09:00:00">
            <text:p>Thu Mar  2 09:00:00 2023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83.3333">
            <text:p>83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02T10:00:00">
            <text:p>Thu Mar  2 10:00:00 2023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78.0">
            <text:p>78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3-02T11:00:00">
            <text:p>Thu Mar  2 11:00:00 2023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02T12:00:00">
            <text:p>Thu Mar  2 12:00:00 2023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70.0">
            <text:p>70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02T13:00:00">
            <text:p>Thu Mar  2 13:00:00 2023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3-03T04:00:00">
            <text:p>Fri Mar  3 04:00:00 2023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03T05:00:00">
            <text:p>Fri Mar  3 05:00:00 2023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56.1667">
            <text:p>5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03T06:00:00">
            <text:p>Fri Mar  3 06:00:00 2023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69.0">
            <text:p>69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3T07:00:00">
            <text:p>Fri Mar  3 07:00:00 202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76.8333">
            <text:p>76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3-03T08:00:00">
            <text:p>Fri Mar  3 08:00:00 2023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82.8333">
            <text:p>82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3T09:00:00">
            <text:p>Fri Mar  3 09:00:00 202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85.6667">
            <text:p>85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3-03T10:00:00">
            <text:p>Fri Mar  3 10:00:00 202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6667">
            <text:p>87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4T04:00:00">
            <text:p>Sat Mar  4 04:00:00 202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3.5">
            <text:p>43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04T05:00:00">
            <text:p>Sat Mar  4 05:00:00 2023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50.3333">
            <text:p>5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04T06:00:00">
            <text:p>Sat Mar  4 06:00:00 2023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61.0">
            <text:p>61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4T07:00:00">
            <text:p>Sat Mar  4 07:00:00 202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76.5">
            <text:p>76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3-04T08:00:00">
            <text:p>Sat Mar  4 08:00:00 2023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85.5">
            <text:p>85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04T09:00:00">
            <text:p>Sat Mar  4 09:00:00 2023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87.8333">
            <text:p>87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4T10:00:00">
            <text:p>Sat Mar  4 10:00:00 2023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3-05T07:00:00">
            <text:p>Sun Mar  5 07:00:00 202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62.3333">
            <text:p>62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05T08:00:00">
            <text:p>Sun Mar  5 08:00:00 2023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79.1667">
            <text:p>79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3-05T09:00:00">
            <text:p>Sun Mar  5 09:00:00 2023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95.5">
            <text:p>95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05T10:00:00">
            <text:p>Sun Mar  5 10:00:00 202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98.8333">
            <text:p>98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5T11:00:00">
            <text:p>Sun Mar  5 11:00:00 202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97.0">
            <text:p>97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5T12:00:00">
            <text:p>Sun Mar  5 12:00:00 202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06T04:00:00">
            <text:p>Mon Mar  6 04:00:00 2023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28.1667">
            <text:p>28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3-06T05:00:00">
            <text:p>Mon Mar  6 05:00:00 202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6.0">
            <text:p>4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06T06:00:00">
            <text:p>Mon Mar  6 06:00:00 2023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06T07:00:00">
            <text:p>Mon Mar  6 07:00:00 2023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74.8333">
            <text:p>74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3-06T08:00:00">
            <text:p>Mon Mar  6 08:00:00 2023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70.1667">
            <text:p>70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3-06T09:00:00">
            <text:p>Mon Mar  6 09:00:00 202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7T05:00:00">
            <text:p>Tue Mar  7 05:00:00 202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37.5">
            <text:p>37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3-07T06:00:00">
            <text:p>Tue Mar  7 06:00:00 2023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47.3333">
            <text:p>47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07T07:00:00">
            <text:p>Tue Mar  7 07:00:00 2023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2.3333">
            <text:p>5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07T08:00:00">
            <text:p>Tue Mar  7 08:00:00 202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3-07T13:00:00">
            <text:p>Tue Mar  7 13:00:00 202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07T14:00:00">
            <text:p>Tue Mar  7 14:00:00 2023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07:00:00">
            <text:p>Wed Mar  8 07:00:00 2023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64.1667">
            <text:p>64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3-08T08:00:00">
            <text:p>Wed Mar  8 08:00:00 2023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65.6667">
            <text:p>65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3-08T09:00:00">
            <text:p>Wed Mar  8 09:00:00 202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7.0">
            <text:p>67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3-08T10:00:00">
            <text:p>Wed Mar  8 10:00:00 2023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3-08T11:00:00">
            <text:p>Wed Mar  8 11:00:00 202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64.1667">
            <text:p>64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3-08T12:00:00">
            <text:p>Wed Mar  8 12:00:00 2023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9T05:00:00">
            <text:p>Thu Mar  9 05:00:00 202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31.8333">
            <text:p>31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3-09T06:00:00">
            <text:p>Thu Mar  9 06:00:00 202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44.8333">
            <text:p>44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3-09T07:00:00">
            <text:p>Thu Mar  9 07:00:00 202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45.6667">
            <text:p>45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3-09T08:00:00">
            <text:p>Thu Mar  9 08:00:00 2023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53.5">
            <text:p>53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3-09T09:00:00">
            <text:p>Thu Mar  9 09:00:00 2023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54.8333">
            <text:p>54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09T10:00:00">
            <text:p>Thu Mar  9 10:00:00 202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50.8333">
            <text:p>50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3-09T11:00:00">
            <text:p>Thu Mar  9 11:00:00 2023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10T04:00:00">
            <text:p>Fri Mar 10 04:00:00 202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05:00:00">
            <text:p>Fri Mar 10 05:00:00 202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10T06:00:00">
            <text:p>Fri Mar 10 06:00:00 2023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7:00:00">
            <text:p>Fri Mar 10 07:00:00 2023</text:p>
          </table:table-cell>
          <table:table-cell office:value-type="float" office:value="38.5">
            <text:p>38.5</text:p>
          </table:table-cell>
          <table:table-cell office:value-type="float" office:value="38.8333">
            <text:p>38.8333</text:p>
          </table:table-cell>
          <table:table-cell office:value-type="float" office:value="34.8333">
            <text:p>34.8333</text:p>
          </table:table-cell>
          <table:table-cell office:value-type="float" office:value="34.1667">
            <text:p>34.1667</text:p>
          </table:table-cell>
          <table:table-cell office:value-type="float" office:value="32.3333">
            <text:p>32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6:00:00">
            <text:p>Sat Mar 11 06:00:00 2023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1T08:00:00">
            <text:p>Sat Mar 11 08:00:00 2023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1T09:00:00">
            <text:p>Sat Mar 11 09:00:00 2023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69.3333">
            <text:p>69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11T10:00:00">
            <text:p>Sat Mar 11 10:00:00 2023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73.8333">
            <text:p>73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3-12T05:00:00">
            <text:p>Sun Mar 12 05:00:00 2023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3-12T06:00:00">
            <text:p>Sun Mar 12 06:00:00 2023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12T07:00:00">
            <text:p>Sun Mar 12 07:00:00 202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45.3333">
            <text:p>4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5.5">
            <text:p>4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38.3333">
            <text:p>38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3-13T07:00:00">
            <text:p>Mon Mar 13 07:00:00 2023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50.6667">
            <text:p>50.6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56.3333">
            <text:p>56.333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14T11:00:00">
            <text:p>Tue Mar 14 11:00:00 202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3-14T12:00:00">
            <text:p>Tue Mar 14 12:00:00 202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14T13:00:00">
            <text:p>Tue Mar 14 13:00:00 202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4T14:00:00">
            <text:p>Tue Mar 14 14:00:00 202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5T07:00:00">
            <text:p>Wed Mar 15 07:00:00 2023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76.1667">
            <text:p>76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08:00:00">
            <text:p>Wed Mar 15 08:00:00 2023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81.1667">
            <text:p>81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5T09:00:00">
            <text:p>Wed Mar 15 09:00:00 2023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83.8333">
            <text:p>83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15T10:00:00">
            <text:p>Wed Mar 15 10:00:00 2023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82.1667">
            <text:p>82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3-15T11:00:00">
            <text:p>Wed Mar 15 11:00:00 2023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5T12:00:00">
            <text:p>Wed Mar 15 12:00:00 2023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3-16T04:00:00">
            <text:p>Thu Mar 16 04:00:00 202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47.6667">
            <text:p>47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3-16T05:00:00">
            <text:p>Thu Mar 16 05:00:00 2023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49.1667">
            <text:p>4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16T06:00:00">
            <text:p>Thu Mar 16 06:00:00 2023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69.5">
            <text:p>69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3-16T07:00:00">
            <text:p>Thu Mar 16 07:00:00 202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7.5">
            <text:p>87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16T08:00:00">
            <text:p>Thu Mar 16 08:00:00 202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95.0">
            <text:p>9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3-17T07:00:00">
            <text:p>Fri Mar 17 07:00:00 2023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7T08:00:00">
            <text:p>Fri Mar 17 08:00:00 2023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88.5">
            <text:p>88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3-17T09:00:00">
            <text:p>Fri Mar 17 09:00:00 202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87.6667">
            <text:p>87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7T10:00:00">
            <text:p>Fri Mar 17 10:00:00 2023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90.0">
            <text:p>90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7T11:00:00">
            <text:p>Fri Mar 17 11:00:00 2023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2:00:00">
            <text:p>Fri Mar 17 12:00:00 2023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8T06:00:00">
            <text:p>Sat Mar 18 06:00:00 2023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71.5">
            <text:p>71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8T07:00:00">
            <text:p>Sat Mar 18 07:00:00 202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71.5">
            <text:p>71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8T08:00:00">
            <text:p>Sat Mar 18 08:00:00 2023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80.1667">
            <text:p>80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3-18T09:00:00">
            <text:p>Sat Mar 18 09:00:00 202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78.0">
            <text:p>78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8T10:00:00">
            <text:p>Sat Mar 18 10:00:00 202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18T11:00:00">
            <text:p>Sat Mar 18 11:00:00 2023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19T05:00:00">
            <text:p>Sun Mar 19 05:00:00 2023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74.1667">
            <text:p>74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19T06:00:00">
            <text:p>Sun Mar 19 06:00:00 2023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78.6667">
            <text:p>78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3-19T07:00:00">
            <text:p>Sun Mar 19 07:00:00 2023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80.0">
            <text:p>8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3-19T08:00:00">
            <text:p>Sun Mar 19 08:00:00 2023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81.3333">
            <text:p>81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09:00:00">
            <text:p>Sun Mar 19 09:00:00 2023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82.0">
            <text:p>82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19T10:00:00">
            <text:p>Sun Mar 19 10:00:00 2023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80.5">
            <text:p>80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19T11:00:00">
            <text:p>Sun Mar 19 11:00:00 202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3-20T04:00:00">
            <text:p>Mon Mar 20 04:00:00 202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51.5">
            <text:p>51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3-20T05:00:00">
            <text:p>Mon Mar 20 05:00:00 202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58.1667">
            <text:p>58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20T06:00:00">
            <text:p>Mon Mar 20 06:00:00 202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61.5">
            <text:p>61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20T07:00:00">
            <text:p>Mon Mar 20 07:00:00 2023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73.1667">
            <text:p>73.1667</text:p>
          </table:table-cell>
          <table:table-cell office:value-type="float" office:value="65.3333">
            <text:p>6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20T11:00:00">
            <text:p>Mon Mar 20 11:00:00 2023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20T12:00:00">
            <text:p>Mon Mar 20 12:00:00 202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21T06:00:00">
            <text:p>Tue Mar 21 06:00:00 202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74.8333">
            <text:p>74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3-21T07:00:00">
            <text:p>Tue Mar 21 07:00:00 2023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82.0">
            <text:p>8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1T08:00:00">
            <text:p>Tue Mar 21 08:00:00 2023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88.0">
            <text:p>88.0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1T09:00:00">
            <text:p>Tue Mar 21 09:00:00 2023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93.6667">
            <text:p>93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21T10:00:00">
            <text:p>Tue Mar 21 10:00:00 202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0">
            <text:p>9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1T11:00:00">
            <text:p>Tue Mar 21 11:00:00 2023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3-22T07:00:00">
            <text:p>Wed Mar 22 07:00:00 202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83.0">
            <text:p>8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3-22T08:00:00">
            <text:p>Wed Mar 22 08:00:00 2023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83.5">
            <text:p>83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3-22T09:00:00">
            <text:p>Wed Mar 22 09:00:00 202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88.0">
            <text:p>88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22T10:00:00">
            <text:p>Wed Mar 22 10:00:00 202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92.6667">
            <text:p>92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3-22T11:00:00">
            <text:p>Wed Mar 22 11:00:00 202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3.3333">
            <text:p>93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3-22T12:00:00">
            <text:p>Wed Mar 22 12:00:00 2023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3-23T07:00:00">
            <text:p>Thu Mar 23 07:00:00 2023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72.5">
            <text:p>72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3-23T08:00:00">
            <text:p>Thu Mar 23 08:00:00 2023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83.5">
            <text:p>83.5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23T09:00:00">
            <text:p>Thu Mar 23 09:00:00 2023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92.3333">
            <text:p>9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3-23T10:00:00">
            <text:p>Thu Mar 23 10:00:00 2023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99.3333">
            <text:p>99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3-23T11:00:00">
            <text:p>Thu Mar 23 11:00:00 2023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100.3333">
            <text:p>100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3-23T12:00:00">
            <text:p>Thu Mar 23 12:00:00 2023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3-24T06:00:00">
            <text:p>Fri Mar 24 06:00:00 2023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58.6667">
            <text:p>58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24T07:00:00">
            <text:p>Fri Mar 24 07:00:00 2023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64.6667">
            <text:p>64.6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24T08:00:00">
            <text:p>Fri Mar 24 08:00:00 202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3-24T09:00:00">
            <text:p>Fri Mar 24 09:00:00 2023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85.5">
            <text:p>85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3-24T10:00:00">
            <text:p>Fri Mar 24 10:00:00 2023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86.6667">
            <text:p>8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24T11:00:00">
            <text:p>Fri Mar 24 11:00:00 2023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3-24T12:00:00">
            <text:p>Fri Mar 24 12:00:00 202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3-25T05:00:00">
            <text:p>Sat Mar 25 05:00:00 2023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52.0">
            <text:p>52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25T06:00:00">
            <text:p>Sat Mar 25 06:00:00 2023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62.6667">
            <text:p>6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25T07:00:00">
            <text:p>Sat Mar 25 07:00:00 2023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74.8333">
            <text:p>74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3-25T08:00:00">
            <text:p>Sat Mar 25 08:00:00 2023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78.6667">
            <text:p>7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3-25T09:00:00">
            <text:p>Sat Mar 25 09:00:00 2023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9.8333">
            <text:p>79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3-25T10:00:00">
            <text:p>Sat Mar 25 10:00:00 2023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26T06:00:00">
            <text:p>Sun Mar 26 06:00:00 202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47.0">
            <text:p>47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3-26T07:00:00">
            <text:p>Sun Mar 26 07:00:00 202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53.8333">
            <text:p>5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6T08:00:00">
            <text:p>Sun Mar 26 08:00:00 2023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59.3333">
            <text:p>59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26T09:00:00">
            <text:p>Sun Mar 26 09:00:00 2023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7.5">
            <text:p>67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3-26T10:00:00">
            <text:p>Sun Mar 26 10:00:00 202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27T08:00:00">
            <text:p>Mon Mar 27 08:00:00 2023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64.5">
            <text:p>64.5</text:p>
          </table:table-cell>
          <table:table-cell office:value-type="float" office:value="63.8333">
            <text:p>63.8333</text:p>
          </table:table-cell>
          <table:table-cell office:value-type="float" office:value="62.8333">
            <text:p>62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3-27T09:00:00">
            <text:p>Mon Mar 27 09:00:00 202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64.5">
            <text:p>64.5</text:p>
          </table:table-cell>
          <table:table-cell office:value-type="float" office:value="63.8333">
            <text:p>6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3-27T10:00:00">
            <text:p>Mon Mar 27 10:00:00 2023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64.5">
            <text:p>6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3-27T11:00:00">
            <text:p>Mon Mar 27 11:00:00 2023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61.8333">
            <text:p>61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3-27T12:00:00">
            <text:p>Mon Mar 27 12:00:00 2023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9.0">
            <text:p>59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7T13:00:00">
            <text:p>Mon Mar 27 13:00:00 2023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2.1667">
            <text:p>62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3-27T14:00:00">
            <text:p>Mon Mar 27 14:00:00 2023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15:00:00">
            <text:p>Mon Mar 27 15:00:00 202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28T06:00:00">
            <text:p>Tue Mar 28 06:00:00 2023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8.5">
            <text:p>5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28T07:00:00">
            <text:p>Tue Mar 28 07:00:00 2023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66.0">
            <text:p>6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3-28T08:00:00">
            <text:p>Tue Mar 28 08:00:00 2023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72.0">
            <text:p>72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03-28T09:00:00">
            <text:p>Tue Mar 28 09:00:00 202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81.3333">
            <text:p>81.3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8T10:00:00">
            <text:p>Tue Mar 28 10:00:00 2023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87.6667">
            <text:p>8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3-28T11:00:00">
            <text:p>Tue Mar 28 11:00:00 2023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8T12:00:00">
            <text:p>Tue Mar 28 12:00:00 202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29T06:00:00">
            <text:p>Wed Mar 29 06:00:00 2023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29T07:00:00">
            <text:p>Wed Mar 29 07:00:00 202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60.6667">
            <text:p>6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9T08:00:00">
            <text:p>Wed Mar 29 08:00:00 2023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78.6667">
            <text:p>78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29T09:00:00">
            <text:p>Wed Mar 29 09:00:00 2023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5.1667">
            <text:p>85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29T10:00:00">
            <text:p>Wed Mar 29 10:00:00 202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29T11:00:00">
            <text:p>Wed Mar 29 11:00:00 2023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30T07:00:00">
            <text:p>Thu Mar 30 07:00:00 2023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81.5">
            <text:p>81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30T08:00:00">
            <text:p>Thu Mar 30 08:00:00 2023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89.3333">
            <text:p>89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30T09:00:00">
            <text:p>Thu Mar 30 09:00:00 202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97.5">
            <text:p>9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3-30T10:00:00">
            <text:p>Thu Mar 30 10:00:00 2023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106.0">
            <text:p>106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30T11:00:00">
            <text:p>Thu Mar 30 11:00:00 202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99.0">
            <text:p>99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3-30T12:00:00">
            <text:p>Thu Mar 30 12:00:00 2023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98.0">
            <text:p>98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07:00:00">
            <text:p>Fri Mar 31 07:00:00 2023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61.0">
            <text:p>61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3-31T08:00:00">
            <text:p>Fri Mar 31 08:00:00 2023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71.5">
            <text:p>71.5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31T09:00:00">
            <text:p>Fri Mar 31 09:00:00 202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83.5">
            <text:p>83.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31T10:00:00">
            <text:p>Fri Mar 31 10:00:00 202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80.8333">
            <text:p>80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3-31T11:00:00">
            <text:p>Fri Mar 31 11:00:00 202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80.1667">
            <text:p>80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31T12:00:00">
            <text:p>Fri Mar 31 12:00:00 2023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85.6667">
            <text:p>85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4-01T07:00:00">
            <text:p>Sat Apr  1 07:00:00 202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4-01T08:00:00">
            <text:p>Sat Apr  1 08:00:00 2023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73.8333">
            <text:p>73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4-01T09:00:00">
            <text:p>Sat Apr  1 09:00:00 202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76.6667">
            <text:p>7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4-01T10:00:00">
            <text:p>Sat Apr  1 10:00:00 202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60.8333">
            <text:p>60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4-01T11:00:00">
            <text:p>Sat Apr  1 11:00:00 2023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7.0">
            <text:p>57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01T12:00:00">
            <text:p>Sat Apr  1 12:00:00 2023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02T04:00:00">
            <text:p>Sun Apr  2 04:00:00 202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44.3333">
            <text:p>44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4-02T05:00:00">
            <text:p>Sun Apr  2 05:00:00 2023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65.3333">
            <text:p>65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4-02T06:00:00">
            <text:p>Sun Apr  2 06:00:00 202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72.8333">
            <text:p>72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4-02T07:00:00">
            <text:p>Sun Apr  2 07:00:00 2023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72.6667">
            <text:p>72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2T08:00:00">
            <text:p>Sun Apr  2 08:00:00 2023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02T09:00:00">
            <text:p>Sun Apr  2 09:00:00 202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4-02T10:00:00">
            <text:p>Sun Apr  2 10:00:00 2023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03T06:00:00">
            <text:p>Mon Apr  3 06:00:00 202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3T07:00:00">
            <text:p>Mon Apr  3 07:00:00 2023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5.3333">
            <text:p>5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4-03T08:00:00">
            <text:p>Mon Apr  3 08:00:00 2023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03T11:00:00">
            <text:p>Mon Apr  3 11:00:00 2023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4-03T12:00:00">
            <text:p>Mon Apr  3 12:00:00 202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4-03T13:00:00">
            <text:p>Mon Apr  3 13:00:00 202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4-04T06:00:00">
            <text:p>Tue Apr  4 06:00:00 2023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75.1667">
            <text:p>75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04T07:00:00">
            <text:p>Tue Apr  4 07:00:00 2023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84.3333">
            <text:p>84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4-04T08:00:00">
            <text:p>Tue Apr  4 08:00:00 2023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91.6667">
            <text:p>91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4-04T09:00:00">
            <text:p>Tue Apr  4 09:00:00 2023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101.0">
            <text:p>101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4-04T10:00:00">
            <text:p>Tue Apr  4 10:00:00 2023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2.5">
            <text:p>102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4-04T11:00:00">
            <text:p>Tue Apr  4 11:00:00 202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4-04T12:00:00">
            <text:p>Tue Apr  4 12:00:00 202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94.5">
            <text:p>94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4-05T06:00:00">
            <text:p>Wed Apr  5 06:00:00 2023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46.6667">
            <text:p>46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4-05T07:00:00">
            <text:p>Wed Apr  5 07:00:00 2023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65.5">
            <text:p>65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4-05T08:00:00">
            <text:p>Wed Apr  5 08:00:00 2023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75.0">
            <text:p>7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4-05T09:00:00">
            <text:p>Wed Apr  5 09:00:00 2023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82.5">
            <text:p>82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4-05T10:00:00">
            <text:p>Wed Apr  5 10:00:00 2023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85.8333">
            <text:p>85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4-05T11:00:00">
            <text:p>Wed Apr  5 11:00:00 202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05T12:00:00">
            <text:p>Wed Apr  5 12:00:00 2023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06T07:00:00">
            <text:p>Thu Apr  6 07:00:00 2023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78.8333">
            <text:p>78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4-06T08:00:00">
            <text:p>Thu Apr  6 08:00:00 2023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84.1667">
            <text:p>84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4-06T09:00:00">
            <text:p>Thu Apr  6 09:00:00 2023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90.5">
            <text:p>90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4-06T10:00:00">
            <text:p>Thu Apr  6 10:00:00 202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91.1667">
            <text:p>91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4-06T11:00:00">
            <text:p>Thu Apr  6 11:00:00 202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1.8333">
            <text:p>91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06T12:00:00">
            <text:p>Thu Apr  6 12:00:00 202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4-07T05:00:00">
            <text:p>Fri Apr  7 05:00:00 2023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9.3333">
            <text:p>59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07T06:00:00">
            <text:p>Fri Apr  7 06:00:00 2023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78.1667">
            <text:p>78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7T07:00:00">
            <text:p>Fri Apr  7 07:00:00 2023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81.3333">
            <text:p>81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4-07T08:00:00">
            <text:p>Fri Apr  7 08:00:00 202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84.3333">
            <text:p>84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07T09:00:00">
            <text:p>Fri Apr  7 09:00:00 2023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3.6667">
            <text:p>9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7T10:00:00">
            <text:p>Fri Apr  7 10:00:00 2023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4-08T04:00:00">
            <text:p>Sat Apr  8 04:00:00 2023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47.5">
            <text:p>47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4-08T05:00:00">
            <text:p>Sat Apr  8 05:00:00 202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67.0">
            <text:p>67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4-08T06:00:00">
            <text:p>Sat Apr  8 06:00:00 2023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84.1667">
            <text:p>84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4-08T07:00:00">
            <text:p>Sat Apr  8 07:00:00 202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87.6667">
            <text:p>87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4-08T08:00:00">
            <text:p>Sat Apr  8 08:00:00 2023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94.3333">
            <text:p>94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4-08T09:00:00">
            <text:p>Sat Apr  8 09:00:00 202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4-09T05:00:00">
            <text:p>Sun Apr  9 05:00:00 202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62.3333">
            <text:p>6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4-09T06:00:00">
            <text:p>Sun Apr  9 06:00:00 2023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68.8333">
            <text:p>68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9T07:00:00">
            <text:p>Sun Apr  9 07:00:00 202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4-09T08:00:00">
            <text:p>Sun Apr  9 08:00:00 2023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86.5">
            <text:p>86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4-09T09:00:00">
            <text:p>Sun Apr  9 09:00:00 2023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92.6667">
            <text:p>92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4-09T10:00:00">
            <text:p>Sun Apr  9 10:00:00 202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98.8333">
            <text:p>98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4-09T11:00:00">
            <text:p>Sun Apr  9 11:00:00 202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97.1667">
            <text:p>97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4-10T06:00:00">
            <text:p>Mon Apr 10 06:00:00 202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9.6667">
            <text:p>69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4-10T07:00:00">
            <text:p>Mon Apr 10 07:00:00 202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75.5">
            <text:p>75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4-10T08:00:00">
            <text:p>Mon Apr 10 08:00:00 202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83.8333">
            <text:p>8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04-10T09:00:00">
            <text:p>Mon Apr 10 09:00:00 2023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88.6667">
            <text:p>88.6667</text:p>
          </table:table-cell>
          <table:table-cell office:value-type="float" office:value="93.3333">
            <text:p>9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4-10T11:00:00">
            <text:p>Mon Apr 10 11:00:00 202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2.8333">
            <text:p>82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4-10T12:00:00">
            <text:p>Mon Apr 10 12:00:00 202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11T06:00:00">
            <text:p>Tue Apr 11 06:00:00 2023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4-11T07:00:00">
            <text:p>Tue Apr 11 07:00:00 2023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4-11T08:00:00">
            <text:p>Tue Apr 11 08:00:00 202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95.6667">
            <text:p>9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4-11T09:00:00">
            <text:p>Tue Apr 11 09:00:00 202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87.3333">
            <text:p>87.3333</text:p>
          </table:table-cell>
          <table:table-cell office:value-type="float" office:value="91.5">
            <text:p>91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4-11T11:00:00">
            <text:p>Tue Apr 11 11:00:00 202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4-12T07:00:00">
            <text:p>Wed Apr 12 07:00:00 2023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73.5">
            <text:p>73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4-12T08:00:00">
            <text:p>Wed Apr 12 08:00:00 202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83.0">
            <text:p>83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4-12T09:00:00">
            <text:p>Wed Apr 12 09:00:00 202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88.1667">
            <text:p>88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4-12T10:00:00">
            <text:p>Wed Apr 12 10:00:00 2023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83.0">
            <text:p>8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4-12T11:00:00">
            <text:p>Wed Apr 12 11:00:00 2023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71.6667">
            <text:p>71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4-12T12:00:00">
            <text:p>Wed Apr 12 12:00:00 2023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3T07:00:00">
            <text:p>Thu Apr 13 07:00:00 202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67.3333">
            <text:p>67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3T08:00:00">
            <text:p>Thu Apr 13 08:00:00 2023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13T09:00:00">
            <text:p>Thu Apr 13 09:00:00 2023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4-13T10:00:00">
            <text:p>Thu Apr 13 10:00:00 2023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14T05:00:00">
            <text:p>Fri Apr 14 05:00:00 202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4-14T06:00:00">
            <text:p>Fri Apr 14 06:00:00 2023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4-14T07:00:00">
            <text:p>Fri Apr 14 07:00:00 202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78.5">
            <text:p>78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4T08:00:00">
            <text:p>Fri Apr 14 08:00:00 2023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84.8333">
            <text:p>84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4-14T09:00:00">
            <text:p>Fri Apr 14 09:00:00 202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89.1667">
            <text:p>89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4-14T10:00:00">
            <text:p>Fri Apr 14 10:00:00 2023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86.3333">
            <text:p>86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4-14T11:00:00">
            <text:p>Fri Apr 14 11:00:00 2023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84.6667">
            <text:p>84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4-14T12:00:00">
            <text:p>Fri Apr 14 12:00:00 2023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84.3333">
            <text:p>84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4-15T04:00:00">
            <text:p>Sat Apr 15 04:00:00 202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50.0">
            <text:p>50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4-15T05:00:00">
            <text:p>Sat Apr 15 05:00:00 202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60.8333">
            <text:p>60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15T06:00:00">
            <text:p>Sat Apr 15 06:00:00 2023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76.5">
            <text:p>76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5T07:00:00">
            <text:p>Sat Apr 15 07:00:00 202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79.3333">
            <text:p>79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4-15T08:00:00">
            <text:p>Sat Apr 15 08:00:00 202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79.0">
            <text:p>79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4-15T09:00:00">
            <text:p>Sat Apr 15 09:00:00 202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6.8333">
            <text:p>76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4-15T10:00:00">
            <text:p>Sat Apr 15 10:00:00 2023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5T11:00:00">
            <text:p>Sat Apr 15 11:00:00 2023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64.6667">
            <text:p>64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16T06:00:00">
            <text:p>Sun Apr 16 06:00:00 202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16T07:00:00">
            <text:p>Sun Apr 16 07:00:00 202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6T08:00:00">
            <text:p>Sun Apr 16 08:00:00 202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66.5">
            <text:p>66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16T09:00:00">
            <text:p>Sun Apr 16 09:00:00 202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70.8333">
            <text:p>7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6T10:00:00">
            <text:p>Sun Apr 16 10:00:00 2023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6.5">
            <text:p>76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4-17T04:00:00">
            <text:p>Mon Apr 17 04:00:00 2023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61.0">
            <text:p>61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17T05:00:00">
            <text:p>Mon Apr 17 05:00:00 2023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63.5">
            <text:p>63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7T06:00:00">
            <text:p>Mon Apr 17 06:00:00 2023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66.8333">
            <text:p>66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4-17T07:00:00">
            <text:p>Mon Apr 17 07:00:00 2023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68.1667">
            <text:p>68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17T08:00:00">
            <text:p>Mon Apr 17 08:00:00 2023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4-17T11:00:00">
            <text:p>Mon Apr 17 11:00:00 2023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17T12:00:00">
            <text:p>Mon Apr 17 12:00:00 202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4-18T06:00:00">
            <text:p>Tue Apr 18 06:00:00 2023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74.5">
            <text:p>7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4-18T07:00:00">
            <text:p>Tue Apr 18 07:00:00 2023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18T08:00:00">
            <text:p>Tue Apr 18 08:00:00 202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83.6667">
            <text:p>83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4-18T09:00:00">
            <text:p>Tue Apr 18 09:00:00 2023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87.5">
            <text:p>87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4-18T10:00:00">
            <text:p>Tue Apr 18 10:00:00 2023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88.6667">
            <text:p>88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18T11:00:00">
            <text:p>Tue Apr 18 11:00:00 202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4-18T12:00:00">
            <text:p>Tue Apr 18 12:00:00 202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9T06:00:00">
            <text:p>Wed Apr 19 06:00:00 2023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84.6667">
            <text:p>84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19T07:00:00">
            <text:p>Wed Apr 19 07:00:00 2023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88.5">
            <text:p>88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9T08:00:00">
            <text:p>Wed Apr 19 08:00:00 202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94.0">
            <text:p>94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4-19T09:00:00">
            <text:p>Wed Apr 19 09:00:00 2023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99.5">
            <text:p>99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4-19T10:00:00">
            <text:p>Wed Apr 19 10:00:00 2023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106.3333">
            <text:p>106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4-19T11:00:00">
            <text:p>Wed Apr 19 11:00:00 2023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11.0">
            <text:p>11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19T12:00:00">
            <text:p>Wed Apr 19 12:00:00 2023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4-20T08:00:00">
            <text:p>Thu Apr 20 08:00:00 2023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93.1667">
            <text:p>93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4-20T09:00:00">
            <text:p>Thu Apr 20 09:00:00 2023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94.6667">
            <text:p>9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4-20T10:00:00">
            <text:p>Thu Apr 20 10:00:00 202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102.0">
            <text:p>102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4-20T11:00:00">
            <text:p>Thu Apr 20 11:00:00 202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106.3333">
            <text:p>106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0T12:00:00">
            <text:p>Thu Apr 20 12:00:00 2023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109.0">
            <text:p>109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4-20T13:00:00">
            <text:p>Thu Apr 20 13:00:00 202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4-21T07:00:00">
            <text:p>Fri Apr 21 07:00:00 2023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91.0">
            <text:p>91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21T08:00:00">
            <text:p>Fri Apr 21 08:00:00 202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96.1667">
            <text:p>96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4-21T09:00:00">
            <text:p>Fri Apr 21 09:00:00 202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96.5">
            <text:p>96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4-21T10:00:00">
            <text:p>Fri Apr 21 10:00:00 2023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97.0">
            <text:p>97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4-21T11:00:00">
            <text:p>Fri Apr 21 11:00:00 2023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98.5">
            <text:p>98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22T06:00:00">
            <text:p>Sat Apr 22 06:00:00 202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68.8333">
            <text:p>6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4-22T07:00:00">
            <text:p>Sat Apr 22 07:00:00 2023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74.5">
            <text:p>74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4-22T08:00:00">
            <text:p>Sat Apr 22 08:00:00 2023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2.1667">
            <text:p>72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4-22T09:00:00">
            <text:p>Sat Apr 22 09:00:00 2023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22T10:00:00">
            <text:p>Sat Apr 22 10:00:00 2023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75.3333">
            <text:p>75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4-22T11:00:00">
            <text:p>Sat Apr 22 11:00:00 202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23T06:00:00">
            <text:p>Sun Apr 23 06:00:00 202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4-23T07:00:00">
            <text:p>Sun Apr 23 07:00:00 2023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4-23T08:00:00">
            <text:p>Sun Apr 23 08:00:00 202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78.3333">
            <text:p>78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4-23T09:00:00">
            <text:p>Sun Apr 23 09:00:00 2023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87.6667">
            <text:p>87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4-23T10:00:00">
            <text:p>Sun Apr 23 10:00:00 2023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3.0">
            <text:p>9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4-23T11:00:00">
            <text:p>Sun Apr 23 11:00:00 2023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3T12:00:00">
            <text:p>Sun Apr 23 12:00:00 2023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24T06:00:00">
            <text:p>Mon Apr 24 06:00:00 2023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78.5">
            <text:p>78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4-24T07:00:00">
            <text:p>Mon Apr 24 07:00:00 2023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86.0">
            <text:p>86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4-24T08:00:00">
            <text:p>Mon Apr 24 08:00:00 202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87.6667">
            <text:p>87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4-24T09:00:00">
            <text:p>Mon Apr 24 09:00:00 202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85.8333">
            <text:p>85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4-24T10:00:00">
            <text:p>Mon Apr 24 10:00:00 202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88.8333">
            <text:p>88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4-24T11:00:00">
            <text:p>Mon Apr 24 11:00:00 202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2.1667">
            <text:p>92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4-24T12:00:00">
            <text:p>Mon Apr 24 12:00:00 202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4-25T06:00:00">
            <text:p>Tue Apr 25 06:00:00 2023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63.0">
            <text:p>6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4-25T07:00:00">
            <text:p>Tue Apr 25 07:00:00 2023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73.1667">
            <text:p>73.1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4-25T08:00:00">
            <text:p>Tue Apr 25 08:00:00 2023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81.0">
            <text:p>81.0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4-25T09:00:00">
            <text:p>Tue Apr 25 09:00:00 2023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85.1667">
            <text:p>8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4-25T10:00:00">
            <text:p>Tue Apr 25 10:00:00 2023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86.3333">
            <text:p>86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4-25T11:00:00">
            <text:p>Tue Apr 25 11:00:00 202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92.5">
            <text:p>92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4-26T06:00:00">
            <text:p>Wed Apr 26 06:00:00 2023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58.0">
            <text:p>58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4-26T07:00:00">
            <text:p>Wed Apr 26 07:00:00 202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70.6667">
            <text:p>7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4-26T08:00:00">
            <text:p>Wed Apr 26 08:00:00 2023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76.5">
            <text:p>76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4-26T09:00:00">
            <text:p>Wed Apr 26 09:00:00 2023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83.6667">
            <text:p>83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4-26T10:00:00">
            <text:p>Wed Apr 26 10:00:00 202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90.3333">
            <text:p>9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4-26T11:00:00">
            <text:p>Wed Apr 26 11:00:00 2023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27T06:00:00">
            <text:p>Thu Apr 27 06:00:00 202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4-27T07:00:00">
            <text:p>Thu Apr 27 07:00:00 2023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70.5">
            <text:p>70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4-27T08:00:00">
            <text:p>Thu Apr 27 08:00:00 2023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80.8333">
            <text:p>80.8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4-27T09:00:00">
            <text:p>Thu Apr 27 09:00:00 2023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91.3333">
            <text:p>91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4-27T11:00:00">
            <text:p>Thu Apr 27 11:00:00 2023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98.1667">
            <text:p>98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4-27T12:00:00">
            <text:p>Thu Apr 27 12:00:00 2023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27T13:00:00">
            <text:p>Thu Apr 27 13:00:00 202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4-28T06:00:00">
            <text:p>Fri Apr 28 06:00:00 202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74.0">
            <text:p>74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4-28T07:00:00">
            <text:p>Fri Apr 28 07:00:00 2023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80.3333">
            <text:p>80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4-28T08:00:00">
            <text:p>Fri Apr 28 08:00:00 202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92.3333">
            <text:p>92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4-28T09:00:00">
            <text:p>Fri Apr 28 09:00:00 2023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88.0">
            <text:p>88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4-28T10:00:00">
            <text:p>Fri Apr 28 10:00:00 2023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85.5">
            <text:p>85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4-28T11:00:00">
            <text:p>Fri Apr 28 11:00:00 2023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4-29T08:00:00">
            <text:p>Sat Apr 29 08:00:00 2023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4-29T09:00:00">
            <text:p>Sat Apr 29 09:00:00 2023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80.3333">
            <text:p>80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4-29T10:00:00">
            <text:p>Sat Apr 29 10:00:00 2023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90.8333">
            <text:p>9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4-29T11:00:00">
            <text:p>Sat Apr 29 11:00:00 2023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98.8333">
            <text:p>98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29T12:00:00">
            <text:p>Sat Apr 29 12:00:00 2023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98.3333">
            <text:p>98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29T13:00:00">
            <text:p>Sat Apr 29 13:00:00 2023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92.1667">
            <text:p>92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30T02:00:00">
            <text:p>Sun Apr 30 02:00:00 2023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32.5">
            <text:p>32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30T03:00:00">
            <text:p>Sun Apr 30 03:00:00 2023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38.8333">
            <text:p>38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30T04:00:00">
            <text:p>Sun Apr 30 04:00:00 202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4-30T05:00:00">
            <text:p>Sun Apr 30 05:00:00 2023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30T06:00:00">
            <text:p>Sun Apr 30 06:00:00 202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46.0">
            <text:p>46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4-30T07:00:00">
            <text:p>Sun Apr 30 07:00:00 202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57.5">
            <text:p>57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4-30T08:00:00">
            <text:p>Sun Apr 30 08:00:00 202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60.6667">
            <text:p>60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4-30T09:00:00">
            <text:p>Sun Apr 30 09:00:00 202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30T10:00:00">
            <text:p>Sun Apr 30 10:00:00 2023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0.5">
            <text:p>50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4-30T11:00:00">
            <text:p>Sun Apr 30 11:00:00 2023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4-30T12:00:00">
            <text:p>Sun Apr 30 12:00:00 2023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5-01T07:00:00">
            <text:p>Mon May  1 07:00:00 202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5-01T08:00:00">
            <text:p>Mon May  1 08:00:00 2023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73.0">
            <text:p>7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1T09:00:00">
            <text:p>Mon May  1 09:00:00 2023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75.5">
            <text:p>75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5-01T10:00:00">
            <text:p>Mon May  1 10:00:00 2023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81.6667">
            <text:p>81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5-01T11:00:00">
            <text:p>Mon May  1 11:00:00 2023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86.6667">
            <text:p>86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01T12:00:00">
            <text:p>Mon May  1 12:00:00 2023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5-02T06:00:00">
            <text:p>Tue May  2 06:00:00 2023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52.6667">
            <text:p>52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5-02T07:00:00">
            <text:p>Tue May  2 07:00:00 202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64.8333">
            <text:p>64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5-02T08:00:00">
            <text:p>Tue May  2 08:00:00 202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74.0">
            <text:p>7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5-02T09:00:00">
            <text:p>Tue May  2 09:00:00 202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76.1667">
            <text:p>76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5-02T10:00:00">
            <text:p>Tue May  2 10:00:00 2023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81.0">
            <text:p>8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5-02T11:00:00">
            <text:p>Tue May  2 11:00:00 2023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5-02T12:00:00">
            <text:p>Tue May  2 12:00:00 2023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5-03T06:00:00">
            <text:p>Wed May  3 06:00:00 2023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68.6667">
            <text:p>68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03T07:00:00">
            <text:p>Wed May  3 07:00:00 2023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77.0">
            <text:p>77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3T08:00:00">
            <text:p>Wed May  3 08:00:00 202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86.6667">
            <text:p>8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5-03T09:00:00">
            <text:p>Wed May  3 09:00:00 2023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93.0">
            <text:p>9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5-03T10:00:00">
            <text:p>Wed May  3 10:00:00 2023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95.1667">
            <text:p>95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03T11:00:00">
            <text:p>Wed May  3 11:00:00 2023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5-04T08:00:00">
            <text:p>Thu May  4 08:00:00 2023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80.6667">
            <text:p>80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5-04T09:00:00">
            <text:p>Thu May  4 09:00:00 2023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5-04T10:00:00">
            <text:p>Thu May  4 10:00:00 202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89.0">
            <text:p>89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5-04T11:00:00">
            <text:p>Thu May  4 11:00:00 2023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89.8333">
            <text:p>89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4T12:00:00">
            <text:p>Thu May  4 12:00:00 2023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88.1667">
            <text:p>88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5-04T13:00:00">
            <text:p>Thu May  4 13:00:00 202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05T06:00:00">
            <text:p>Fri May  5 06:00:00 202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63.6667">
            <text:p>63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5-05T07:00:00">
            <text:p>Fri May  5 07:00:00 2023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76.1667">
            <text:p>76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05T08:00:00">
            <text:p>Fri May  5 08:00:00 202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05T11:00:00">
            <text:p>Fri May  5 11:00:00 2023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89.5">
            <text:p>89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5-05T12:00:00">
            <text:p>Fri May  5 12:00:00 2023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5T13:00:00">
            <text:p>Fri May  5 13:00:00 2023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06T06:00:00">
            <text:p>Sat May  6 06:00:00 2023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65.5">
            <text:p>65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5-06T07:00:00">
            <text:p>Sat May  6 07:00:00 2023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74.1667">
            <text:p>74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6T08:00:00">
            <text:p>Sat May  6 08:00:00 2023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80.6667">
            <text:p>80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5-06T09:00:00">
            <text:p>Sat May  6 09:00:00 202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89.3333">
            <text:p>8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5-06T10:00:00">
            <text:p>Sat May  6 10:00:00 2023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94.6667">
            <text:p>94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6T11:00:00">
            <text:p>Sat May  6 11:00:00 202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97.0">
            <text:p>97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5-06T12:00:00">
            <text:p>Sat May  6 12:00:00 202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07T05:00:00">
            <text:p>Sun May  7 05:00:00 2023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60.8333">
            <text:p>60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5-07T06:00:00">
            <text:p>Sun May  7 06:00:00 2023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70.5">
            <text:p>70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07T07:00:00">
            <text:p>Sun May  7 07:00:00 2023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7.3333">
            <text:p>77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5-07T08:00:00">
            <text:p>Sun May  7 08:00:00 2023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05-07T09:00:00">
            <text:p>Sun May  7 09:00:00 2023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07T10:00:00">
            <text:p>Sun May  7 10:00:00 202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5-08T06:00:00">
            <text:p>Mon May  8 06:00:00 2023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5-08T07:00:00">
            <text:p>Mon May  8 07:00:00 2023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71.8333">
            <text:p>71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5-08T08:00:00">
            <text:p>Mon May  8 08:00:00 2023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75.5">
            <text:p>75.5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5-08T09:00:00">
            <text:p>Mon May  8 09:00:00 202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5-08T10:00:00">
            <text:p>Mon May  8 10:00:00 202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75.1667">
            <text:p>75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5-08T11:00:00">
            <text:p>Mon May  8 11:00:00 202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6.6667">
            <text:p>76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5-08T12:00:00">
            <text:p>Mon May  8 12:00:00 2023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5-09T07:00:00">
            <text:p>Tue May  9 07:00:00 202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73.3333">
            <text:p>73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5-09T08:00:00">
            <text:p>Tue May  9 08:00:00 2023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79.1667">
            <text:p>79.1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5-09T09:00:00">
            <text:p>Tue May  9 09:00:00 202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82.0">
            <text:p>82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5-09T10:00:00">
            <text:p>Tue May  9 10:00:00 2023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0.5">
            <text:p>90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5-09T11:00:00">
            <text:p>Tue May  9 11:00:00 2023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5-09T12:00:00">
            <text:p>Tue May  9 12:00:00 2023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77.3333">
            <text:p>77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5-10T09:00:00">
            <text:p>Wed May 10 09:00:00 2023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52.1667">
            <text:p>52.1667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5-10T10:00:00">
            <text:p>Wed May 10 10:00:00 2023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52.1667">
            <text:p>52.1667</text:p>
          </table:table-cell>
          <table:table-cell office:value-type="float" office:value="52.8333">
            <text:p>52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5-10T11:00:00">
            <text:p>Wed May 10 11:00:00 2023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52.1667">
            <text:p>52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5-10T12:00:00">
            <text:p>Wed May 10 12:00:00 2023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10T13:00:00">
            <text:p>Wed May 10 13:00:00 2023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10T14:00:00">
            <text:p>Wed May 10 14:00:00 202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0T15:00:00">
            <text:p>Wed May 10 15:00:00 2023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0T16:00:00">
            <text:p>Wed May 10 16:00:00 2023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11T06:00:00">
            <text:p>Thu May 11 06:00:00 2023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67.8333">
            <text:p>67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11T07:00:00">
            <text:p>Thu May 11 07:00:00 2023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71.6667">
            <text:p>71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5-11T08:00:00">
            <text:p>Thu May 11 08:00:00 2023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81.5">
            <text:p>81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5-11T09:00:00">
            <text:p>Thu May 11 09:00:00 2023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94.6667">
            <text:p>9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5-11T10:00:00">
            <text:p>Thu May 11 10:00:00 2023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93.1667">
            <text:p>93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5-11T11:00:00">
            <text:p>Thu May 11 11:00:00 2023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4.5">
            <text:p>84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5-11T12:00:00">
            <text:p>Thu May 11 12:00:00 2023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12T07:00:00">
            <text:p>Fri May 12 07:00:00 2023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81.5">
            <text:p>81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5-12T08:00:00">
            <text:p>Fri May 12 08:00:00 2023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90.8333">
            <text:p>90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5-12T09:00:00">
            <text:p>Fri May 12 09:00:00 2023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8.8333">
            <text:p>88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5-12T10:00:00">
            <text:p>Fri May 12 10:00:00 202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84.8333">
            <text:p>84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12T11:00:00">
            <text:p>Fri May 12 11:00:00 2023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82.5">
            <text:p>82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5-12T12:00:00">
            <text:p>Fri May 12 12:00:00 2023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5-13T08:00:00">
            <text:p>Sat May 13 08:00:00 2023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7.1667">
            <text:p>87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13T09:00:00">
            <text:p>Sat May 13 09:00:00 2023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5-13T10:00:00">
            <text:p>Sat May 13 10:00:00 202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1667">
            <text:p>75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3T11:00:00">
            <text:p>Sat May 13 11:00:00 202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5-13T12:00:00">
            <text:p>Sat May 13 12:00:00 202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77.5">
            <text:p>77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14T06:00:00">
            <text:p>Sun May 14 06:00:00 2023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7.6667">
            <text:p>67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5-14T07:00:00">
            <text:p>Sun May 14 07:00:00 2023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14T08:00:00">
            <text:p>Sun May 14 08:00:00 2023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71.3333">
            <text:p>7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5-14T09:00:00">
            <text:p>Sun May 14 09:00:00 2023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73.3333">
            <text:p>73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14T10:00:00">
            <text:p>Sun May 14 10:00:00 2023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5">
            <text:p>74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4T11:00:00">
            <text:p>Sun May 14 11:00:00 2023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15T04:00:00">
            <text:p>Mon May 15 04:00:00 202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1.6667">
            <text:p>61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5-15T05:00:00">
            <text:p>Mon May 15 05:00:00 202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15T06:00:00">
            <text:p>Mon May 15 06:00:00 202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68.1667">
            <text:p>68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5-15T07:00:00">
            <text:p>Mon May 15 07:00:00 202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71.6667">
            <text:p>71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5-15T08:00:00">
            <text:p>Mon May 15 08:00:00 2023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77.8333">
            <text:p>77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5-15T11:00:00">
            <text:p>Mon May 15 11:00:00 2023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78.8333">
            <text:p>78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5-15T12:00:00">
            <text:p>Mon May 15 12:00:00 202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7.8333">
            <text:p>77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5-15T13:00:00">
            <text:p>Mon May 15 13:00:00 202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16T07:00:00">
            <text:p>Tue May 16 07:00:00 2023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77.1667">
            <text:p>77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16T08:00:00">
            <text:p>Tue May 16 08:00:00 202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85.3333">
            <text:p>85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5-16T09:00:00">
            <text:p>Tue May 16 09:00:00 2023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91.1667">
            <text:p>91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16T10:00:00">
            <text:p>Tue May 16 10:00:00 2023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16T11:00:00">
            <text:p>Tue May 16 11:00:00 2023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17T06:00:00">
            <text:p>Wed May 17 06:00:00 2023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73.6667">
            <text:p>73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5-17T07:00:00">
            <text:p>Wed May 17 07:00:00 2023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79.6667">
            <text:p>79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5-17T08:00:00">
            <text:p>Wed May 17 08:00:00 2023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83.5">
            <text:p>83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5-17T09:00:00">
            <text:p>Wed May 17 09:00:00 2023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89.0">
            <text:p>89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5-17T10:00:00">
            <text:p>Wed May 17 10:00:00 202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94.3333">
            <text:p>94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5-17T11:00:00">
            <text:p>Wed May 17 11:00:00 2023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99.1667">
            <text:p>99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5-17T12:00:00">
            <text:p>Wed May 17 12:00:00 202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8T08:00:00">
            <text:p>Thu May 18 08:00:00 2023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84.0">
            <text:p>84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5-18T09:00:00">
            <text:p>Thu May 18 09:00:00 2023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81.1667">
            <text:p>81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5-18T10:00:00">
            <text:p>Thu May 18 10:00:00 2023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75.6667">
            <text:p>75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18T11:00:00">
            <text:p>Thu May 18 11:00:00 202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5-18T12:00:00">
            <text:p>Thu May 18 12:00:00 2023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2.0">
            <text:p>72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18T13:00:00">
            <text:p>Thu May 18 13:00:00 2023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19T06:00:00">
            <text:p>Fri May 19 06:00:00 2023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78.3333">
            <text:p>78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5-19T07:00:00">
            <text:p>Fri May 19 07:00:00 2023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83.1667">
            <text:p>83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5-19T08:00:00">
            <text:p>Fri May 19 08:00:00 202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80.0">
            <text:p>80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5-19T09:00:00">
            <text:p>Fri May 19 09:00:00 2023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81.1667">
            <text:p>81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5-19T10:00:00">
            <text:p>Fri May 19 10:00:00 2023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83.6667">
            <text:p>83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5-19T11:00:00">
            <text:p>Fri May 19 11:00:00 2023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5-19T12:00:00">
            <text:p>Fri May 19 12:00:00 202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20T08:00:00">
            <text:p>Sat May 20 08:00:00 2023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86.5">
            <text:p>86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20T09:00:00">
            <text:p>Sat May 20 09:00:00 2023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84.1667">
            <text:p>84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20T10:00:00">
            <text:p>Sat May 20 10:00:00 2023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2.6667">
            <text:p>82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5-20T11:00:00">
            <text:p>Sat May 20 11:00:00 2023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1T06:00:00">
            <text:p>Sun May 21 06:00:00 202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74.6667">
            <text:p>74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1T07:00:00">
            <text:p>Sun May 21 07:00:00 2023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78.6667">
            <text:p>7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1T08:00:00">
            <text:p>Sun May 21 08:00:00 202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82.0">
            <text:p>82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1T09:00:00">
            <text:p>Sun May 21 09:00:00 2023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83.8333">
            <text:p>83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1T10:00:00">
            <text:p>Sun May 21 10:00:00 2023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80.5">
            <text:p>80.5</text:p>
          </table:table-cell>
          <table:table-cell office:value-type="float" office:value="39.2">
            <text:p>39.2</text:p>
          </table:table-cell>
        </table:table-row>
        <table:table-row>
          <table:table-cell table:style-name="pd1" office:value-type="date" office:date-value="2023-05-21T11:00:00">
            <text:p>Sun May 21 11:00:00 202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81.8333">
            <text:p>81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1T12:00:00">
            <text:p>Sun May 21 12:00:00 2023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87.5">
            <text:p>87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5-21T13:00:00">
            <text:p>Sun May 21 13:00:00 2023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2T06:00:00">
            <text:p>Mon May 22 06:00:00 202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74.5">
            <text:p>7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5-22T07:00:00">
            <text:p>Mon May 22 07:00:00 2023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6.0">
            <text:p>76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5-22T08:00:00">
            <text:p>Mon May 22 08:00:00 202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5-22T09:00:00">
            <text:p>Mon May 22 09:00:00 2023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74.5">
            <text:p>74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5-22T10:00:00">
            <text:p>Mon May 22 10:00:00 2023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80.5">
            <text:p>8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5-22T11:00:00">
            <text:p>Mon May 22 11:00:00 2023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3.3333">
            <text:p>73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22T12:00:00">
            <text:p>Mon May 22 12:00:00 2023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23T08:00:00">
            <text:p>Tue May 23 08:00:00 2023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5-23T09:00:00">
            <text:p>Tue May 23 09:00:00 202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79.5">
            <text:p>79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5-23T10:00:00">
            <text:p>Tue May 23 10:00:00 2023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78.8333">
            <text:p>78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5-23T11:00:00">
            <text:p>Tue May 23 11:00:00 202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75.5">
            <text:p>7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5-23T12:00:00">
            <text:p>Tue May 23 12:00:00 2023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79.8333">
            <text:p>79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23T13:00:00">
            <text:p>Tue May 23 13:00:00 202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73.0">
            <text:p>73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23T14:00:00">
            <text:p>Tue May 23 14:00:00 2023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70.3333">
            <text:p>70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5-24T09:00:00">
            <text:p>Wed May 24 09:00:00 202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5-24T10:00:00">
            <text:p>Wed May 24 10:00:00 2023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62.0">
            <text:p>6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24T11:00:00">
            <text:p>Wed May 24 11:00:00 202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4T12:00:00">
            <text:p>Wed May 24 12:00:00 2023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24T13:00:00">
            <text:p>Wed May 24 13:00:00 2023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5-25T07:00:00">
            <text:p>Thu May 25 07:00:00 2023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6.1667">
            <text:p>86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5-25T08:00:00">
            <text:p>Thu May 25 08:00:00 2023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92.0">
            <text:p>92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5-25T10:00:00">
            <text:p>Thu May 25 10:00:00 202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96.0">
            <text:p>96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5-25T11:00:00">
            <text:p>Thu May 25 11:00:00 202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94.1667">
            <text:p>9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5T12:00:00">
            <text:p>Thu May 25 12:00:00 2023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102.3333">
            <text:p>102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5-25T13:00:00">
            <text:p>Thu May 25 13:00:00 2023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26T08:00:00">
            <text:p>Fri May 26 08:00:00 2023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86.5">
            <text:p>8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5-26T09:00:00">
            <text:p>Fri May 26 09:00:00 2023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96.6667">
            <text:p>96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5-26T10:00:00">
            <text:p>Fri May 26 10:00:00 2023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99.3333">
            <text:p>99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6T11:00:00">
            <text:p>Fri May 26 11:00:00 2023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94.5">
            <text:p>94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26T12:00:00">
            <text:p>Fri May 26 12:00:00 202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5-27T08:00:00">
            <text:p>Sat May 27 08:00:00 2023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86.5">
            <text:p>86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27T09:00:00">
            <text:p>Sat May 27 09:00:00 202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86.1667">
            <text:p>86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27T10:00:00">
            <text:p>Sat May 27 10:00:00 2023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81.8333">
            <text:p>81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5-27T11:00:00">
            <text:p>Sat May 27 11:00:00 2023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81.6667">
            <text:p>8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5-27T12:00:00">
            <text:p>Sat May 27 12:00:00 2023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83.1667">
            <text:p>83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5-27T13:00:00">
            <text:p>Sat May 27 13:00:00 202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84.5">
            <text:p>84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5-27T14:00:00">
            <text:p>Sat May 27 14:00:00 202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82.3333">
            <text:p>82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28T00:00:00">
            <text:p>Sun May 28 00:00:00 202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5-28T01:00:00">
            <text:p>Sun May 28 01:00:00 2023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5-28T02:00:00">
            <text:p>Sun May 28 02:00:00 202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5-28T03:00:00">
            <text:p>Sun May 28 03:00:00 2023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39.6667">
            <text:p>3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5-28T04:00:00">
            <text:p>Sun May 28 04:00:00 202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32.1667">
            <text:p>32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28T05:00:00">
            <text:p>Sun May 28 05:00:00 2023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4.3333">
            <text:p>44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28T06:00:00">
            <text:p>Sun May 28 06:00:00 202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61.5">
            <text:p>61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28T07:00:00">
            <text:p>Sun May 28 07:00:00 2023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74.3333">
            <text:p>74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5-28T08:00:00">
            <text:p>Sun May 28 08:00:00 2023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6.6667">
            <text:p>7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8T09:00:00">
            <text:p>Sun May 28 09:00:00 202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5-28T10:00:00">
            <text:p>Sun May 28 10:00:00 2023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29T06:00:00">
            <text:p>Mon May 29 06:00:00 2023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63.1667">
            <text:p>63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5-29T07:00:00">
            <text:p>Mon May 29 07:00:00 2023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71.6667">
            <text:p>71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5-29T08:00:00">
            <text:p>Mon May 29 08:00:00 2023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75.8333">
            <text:p>75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5-29T11:00:00">
            <text:p>Mon May 29 11:00:00 2023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77.5">
            <text:p>77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5-29T12:00:00">
            <text:p>Mon May 29 12:00:00 202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5-29T13:00:00">
            <text:p>Mon May 29 13:00:00 202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5-30T06:00:00">
            <text:p>Tue May 30 06:00:00 2023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59.1667">
            <text:p>59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5-30T07:00:00">
            <text:p>Tue May 30 07:00:00 2023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67.3333">
            <text:p>67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5-30T08:00:00">
            <text:p>Tue May 30 08:00:00 2023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69.5">
            <text:p>69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5-30T09:00:00">
            <text:p>Tue May 30 09:00:00 2023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67.0">
            <text:p>67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5-30T10:00:00">
            <text:p>Tue May 30 10:00:00 202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5-30T11:00:00">
            <text:p>Tue May 30 11:00:00 2023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5-30T12:00:00">
            <text:p>Tue May 30 12:00:00 2023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5-31T06:00:00">
            <text:p>Wed May 31 06:00:00 202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5-31T07:00:00">
            <text:p>Wed May 31 07:00:00 202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5.6667">
            <text:p>6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5-31T08:00:00">
            <text:p>Wed May 31 08:00:00 2023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7.1667">
            <text:p>67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5-31T09:00:00">
            <text:p>Wed May 31 09:00:00 202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5-31T10:00:00">
            <text:p>Wed May 31 10:00:00 202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5-31T11:00:00">
            <text:p>Wed May 31 11:00:00 2023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67.8333">
            <text:p>67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5-31T12:00:00">
            <text:p>Wed May 31 12:00:00 2023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1T07:00:00">
            <text:p>Thu Jun  1 07:00:00 202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61.3333">
            <text:p>61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6-01T08:00:00">
            <text:p>Thu Jun  1 08:00:00 2023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6-01T09:00:00">
            <text:p>Thu Jun  1 09:00:00 2023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70.8333">
            <text:p>70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6-01T10:00:00">
            <text:p>Thu Jun  1 10:00:00 2023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76.1667">
            <text:p>76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6-01T11:00:00">
            <text:p>Thu Jun  1 11:00:00 2023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79.8333">
            <text:p>79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6-01T12:00:00">
            <text:p>Thu Jun  1 12:00:00 202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2.8333">
            <text:p>72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6-02T09:00:00">
            <text:p>Fri Jun  2 09:00:00 2023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68.5">
            <text:p>68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6-02T10:00:00">
            <text:p>Fri Jun  2 10:00:00 2023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75.8333">
            <text:p>75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6-02T11:00:00">
            <text:p>Fri Jun  2 11:00:00 2023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8.8333">
            <text:p>78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02T12:00:00">
            <text:p>Fri Jun  2 12:00:00 2023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02T13:00:00">
            <text:p>Fri Jun  2 13:00:00 2023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03T06:00:00">
            <text:p>Sat Jun  3 06:00:00 2023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6-03T07:00:00">
            <text:p>Sat Jun  3 07:00:00 202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03T08:00:00">
            <text:p>Sat Jun  3 08:00:00 2023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80.5">
            <text:p>80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6-03T09:00:00">
            <text:p>Sat Jun  3 09:00:00 2023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6-03T10:00:00">
            <text:p>Sat Jun  3 10:00:00 202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73.3333">
            <text:p>73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6-03T11:00:00">
            <text:p>Sat Jun  3 11:00:00 2023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72.5">
            <text:p>72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03T12:00:00">
            <text:p>Sat Jun  3 12:00:00 2023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71.8333">
            <text:p>71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04T07:00:00">
            <text:p>Sun Jun  4 07:00:00 2023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72.0">
            <text:p>72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6-04T08:00:00">
            <text:p>Sun Jun  4 08:00:00 202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79.6667">
            <text:p>79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6-04T09:00:00">
            <text:p>Sun Jun  4 09:00:00 2023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87.0">
            <text:p>87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4T10:00:00">
            <text:p>Sun Jun  4 10:00:00 2023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93.5">
            <text:p>93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6-04T11:00:00">
            <text:p>Sun Jun  4 11:00:00 2023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82.3333">
            <text:p>82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05T06:00:00">
            <text:p>Mon Jun  5 06:00:00 2023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71.0">
            <text:p>7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5T07:00:00">
            <text:p>Mon Jun  5 07:00:00 2023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74.5">
            <text:p>74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6-05T08:00:00">
            <text:p>Mon Jun  5 08:00:00 202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78.5">
            <text:p>78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6-05T09:00:00">
            <text:p>Mon Jun  5 09:00:00 2023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81.0">
            <text:p>81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6-05T10:00:00">
            <text:p>Mon Jun  5 10:00:00 2023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84.0">
            <text:p>84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6-05T11:00:00">
            <text:p>Mon Jun  5 11:00:00 202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7.5">
            <text:p>77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6-06T07:00:00">
            <text:p>Tue Jun  6 07:00:00 202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76.0">
            <text:p>76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6-06T08:00:00">
            <text:p>Tue Jun  6 08:00:00 2023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86.6667">
            <text:p>86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6-06T09:00:00">
            <text:p>Tue Jun  6 09:00:00 202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93.5">
            <text:p>93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6-06T10:00:00">
            <text:p>Tue Jun  6 10:00:00 202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86.0">
            <text:p>86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6T11:00:00">
            <text:p>Tue Jun  6 11:00:00 2023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6-06T12:00:00">
            <text:p>Tue Jun  6 12:00:00 202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74.8333">
            <text:p>74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07T06:00:00">
            <text:p>Wed Jun  7 06:00:00 202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69.5">
            <text:p>69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7T07:00:00">
            <text:p>Wed Jun  7 07:00:00 2023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76.5">
            <text:p>76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7T08:00:00">
            <text:p>Wed Jun  7 08:00:00 2023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84.0">
            <text:p>8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7T09:00:00">
            <text:p>Wed Jun  7 09:00:00 2023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84.5">
            <text:p>84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07T10:00:00">
            <text:p>Wed Jun  7 10:00:00 2023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6-07T11:00:00">
            <text:p>Wed Jun  7 11:00:00 2023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79.3333">
            <text:p>79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07T12:00:00">
            <text:p>Wed Jun  7 12:00:00 2023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75.6667">
            <text:p>75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08T06:00:00">
            <text:p>Thu Jun  8 06:00:00 202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61.8333">
            <text:p>61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08T07:00:00">
            <text:p>Thu Jun  8 07:00:00 202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66.6667">
            <text:p>66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8T08:00:00">
            <text:p>Thu Jun  8 08:00:00 2023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63.0">
            <text:p>6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08T09:00:00">
            <text:p>Thu Jun  8 09:00:00 202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3.1667">
            <text:p>63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6-08T10:00:00">
            <text:p>Thu Jun  8 10:00:00 2023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6-08T11:00:00">
            <text:p>Thu Jun  8 11:00:00 202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54.3333">
            <text:p>54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09T06:00:00">
            <text:p>Fri Jun  9 06:00:00 2023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41.1667">
            <text:p>41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09T07:00:00">
            <text:p>Fri Jun  9 07:00:00 202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42.6667">
            <text:p>42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09T08:00:00">
            <text:p>Fri Jun  9 08:00:00 2023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49.5">
            <text:p>49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6-09T09:00:00">
            <text:p>Fri Jun  9 09:00:00 2023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45.3333">
            <text:p>45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6-09T10:00:00">
            <text:p>Fri Jun  9 10:00:00 2023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09T11:00:00">
            <text:p>Fri Jun  9 11:00:00 202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9T12:00:00">
            <text:p>Fri Jun  9 12:00:00 2023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10T05:00:00">
            <text:p>Sat Jun 10 05:00:00 2023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53.8333">
            <text:p>53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6-10T06:00:00">
            <text:p>Sat Jun 10 06:00:00 2023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58.1667">
            <text:p>58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6-10T07:00:00">
            <text:p>Sat Jun 10 07:00:00 202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59.8333">
            <text:p>59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6-10T08:00:00">
            <text:p>Sat Jun 10 08:00:00 2023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57.8333">
            <text:p>57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6-10T09:00:00">
            <text:p>Sat Jun 10 09:00:00 202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59.3333">
            <text:p>59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6-10T10:00:00">
            <text:p>Sat Jun 10 10:00:00 2023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0T11:00:00">
            <text:p>Sat Jun 10 11:00:00 2023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6-11T06:00:00">
            <text:p>Sun Jun 11 06:00:00 202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6-11T07:00:00">
            <text:p>Sun Jun 11 07:00:00 2023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63.1667">
            <text:p>63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6-11T08:00:00">
            <text:p>Sun Jun 11 08:00:00 202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67.1667">
            <text:p>67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11T09:00:00">
            <text:p>Sun Jun 11 09:00:00 202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70.0">
            <text:p>7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6-11T10:00:00">
            <text:p>Sun Jun 11 10:00:00 202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71.3333">
            <text:p>71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6-11T11:00:00">
            <text:p>Sun Jun 11 11:00:00 202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2T06:00:00">
            <text:p>Mon Jun 12 06:00:00 2023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64.3333">
            <text:p>64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12T07:00:00">
            <text:p>Mon Jun 12 07:00:00 2023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75.1667">
            <text:p>75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6-12T08:00:00">
            <text:p>Mon Jun 12 08:00:00 2023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79.5">
            <text:p>79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6-12T09:00:00">
            <text:p>Mon Jun 12 09:00:00 2023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80.1667">
            <text:p>80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6-12T10:00:00">
            <text:p>Mon Jun 12 10:00:00 2023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78.6667">
            <text:p>78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6-12T11:00:00">
            <text:p>Mon Jun 12 11:00:00 202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69.6667">
            <text:p>69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6-13T06:00:00">
            <text:p>Tue Jun 13 06:00:00 202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50.5">
            <text:p>50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13T07:00:00">
            <text:p>Tue Jun 13 07:00:00 2023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60.0">
            <text:p>60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6-13T08:00:00">
            <text:p>Tue Jun 13 08:00:00 2023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68.8333">
            <text:p>68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6-13T09:00:00">
            <text:p>Tue Jun 13 09:00:00 202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63.8333">
            <text:p>6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6-13T10:00:00">
            <text:p>Tue Jun 13 10:00:00 2023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58.3333">
            <text:p>58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6-13T11:00:00">
            <text:p>Tue Jun 13 11:00:00 2023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58.3333">
            <text:p>58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14T07:00:00">
            <text:p>Wed Jun 14 07:00:00 2023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61.1667">
            <text:p>61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14T08:00:00">
            <text:p>Wed Jun 14 08:00:00 2023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65.1667">
            <text:p>6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6-14T09:00:00">
            <text:p>Wed Jun 14 09:00:00 202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10.2">
            <text:p>10.2</text:p>
          </table:table-cell>
        </table:table-row>
        <table:table-row>
          <table:table-cell table:style-name="pd1" office:value-type="date" office:date-value="2023-06-16T15:00:00">
            <text:p>Fri Jun 16 15:00:00 2023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16T16:00:00">
            <text:p>Fri Jun 16 16:00:00 2023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17T08:00:00">
            <text:p>Sat Jun 17 08:00:00 202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84.8333">
            <text:p>84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6-17T09:00:00">
            <text:p>Sat Jun 17 09:00:00 2023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91.5">
            <text:p>91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6-17T10:00:00">
            <text:p>Sat Jun 17 10:00:00 2023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3.6667">
            <text:p>103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6-17T11:00:00">
            <text:p>Sat Jun 17 11:00:00 2023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6-17T12:00:00">
            <text:p>Sat Jun 17 12:00:00 2023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6-17T13:00:00">
            <text:p>Sat Jun 17 13:00:00 2023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18T06:00:00">
            <text:p>Sun Jun 18 06:00:00 2023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87.0">
            <text:p>87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6-18T07:00:00">
            <text:p>Sun Jun 18 07:00:00 2023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103.1667">
            <text:p>103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6-18T08:00:00">
            <text:p>Sun Jun 18 08:00:00 2023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111.8333">
            <text:p>111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6-18T09:00:00">
            <text:p>Sun Jun 18 09:00:00 2023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108.6667">
            <text:p>108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6-18T10:00:00">
            <text:p>Sun Jun 18 10:00:00 2023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109.1667">
            <text:p>109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18T11:00:00">
            <text:p>Sun Jun 18 11:00:00 2023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106.1667">
            <text:p>106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19T08:00:00">
            <text:p>Mon Jun 19 08:00:00 202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71.8333">
            <text:p>71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6-19T09:00:00">
            <text:p>Mon Jun 19 09:00:00 2023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72.3333">
            <text:p>72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19T10:00:00">
            <text:p>Mon Jun 19 10:00:00 202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74.0">
            <text:p>7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6-19T11:00:00">
            <text:p>Mon Jun 19 11:00:00 202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78.1667">
            <text:p>78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19T12:00:00">
            <text:p>Mon Jun 19 12:00:00 2023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81.1667">
            <text:p>81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19T13:00:00">
            <text:p>Mon Jun 19 13:00:00 2023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77.3333">
            <text:p>77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20T00:00:00">
            <text:p>Tue Jun 20 00:00:00 202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6-20T01:00:00">
            <text:p>Tue Jun 20 01:00:00 2023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20T02:00:00">
            <text:p>Tue Jun 20 02:00:00 2023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20T03:00:00">
            <text:p>Tue Jun 20 03:00:00 202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7.5">
            <text:p>37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20T04:00:00">
            <text:p>Tue Jun 20 04:00:00 202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41.0">
            <text:p>41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6-20T05:00:00">
            <text:p>Tue Jun 20 05:00:00 2023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45.3333">
            <text:p>4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6-20T06:00:00">
            <text:p>Tue Jun 20 06:00:00 202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6-20T07:00:00">
            <text:p>Tue Jun 20 07:00:00 202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6-20T08:00:00">
            <text:p>Tue Jun 20 08:00:00 2023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6-21T06:00:00">
            <text:p>Wed Jun 21 06:00:00 2023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4.0">
            <text:p>54.0</text:p>
          </table:table-cell>
          <table:table-cell office:value-type="float" office:value="53.0">
            <text:p>53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21T07:00:00">
            <text:p>Wed Jun 21 07:00:00 202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4.0">
            <text:p>54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6-21T08:00:00">
            <text:p>Wed Jun 21 08:00:00 2023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6-21T09:00:00">
            <text:p>Wed Jun 21 09:00:00 202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51.6667">
            <text:p>51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6-21T10:00:00">
            <text:p>Wed Jun 21 10:00:00 202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54.5">
            <text:p>54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6-21T11:00:00">
            <text:p>Wed Jun 21 11:00:00 2023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54.1667">
            <text:p>5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21T12:00:00">
            <text:p>Wed Jun 21 12:00:00 2023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6-21T13:00:00">
            <text:p>Wed Jun 21 13:00:00 2023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22T07:00:00">
            <text:p>Thu Jun 22 07:00:00 202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6-22T08:00:00">
            <text:p>Thu Jun 22 08:00:00 2023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6-22T09:00:00">
            <text:p>Thu Jun 22 09:00:00 2023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59.5">
            <text:p>59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6-22T10:00:00">
            <text:p>Thu Jun 22 10:00:00 202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6-22T11:00:00">
            <text:p>Thu Jun 22 11:00:00 202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62.0">
            <text:p>6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6-22T12:00:00">
            <text:p>Thu Jun 22 12:00:00 2023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22T13:00:00">
            <text:p>Thu Jun 22 13:00:00 2023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6-23T07:00:00">
            <text:p>Fri Jun 23 07:00:00 202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1.6667">
            <text:p>61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6-23T08:00:00">
            <text:p>Fri Jun 23 08:00:00 2023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63.0">
            <text:p>63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6-23T09:00:00">
            <text:p>Fri Jun 23 09:00:00 2023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69.1667">
            <text:p>69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6-23T10:00:00">
            <text:p>Fri Jun 23 10:00:00 2023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5.0">
            <text:p>75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6-23T11:00:00">
            <text:p>Fri Jun 23 11:00:00 2023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6-23T12:00:00">
            <text:p>Fri Jun 23 12:00:00 2023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4T06:00:00">
            <text:p>Sat Jun 24 06:00:00 2023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58.1667">
            <text:p>58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4T07:00:00">
            <text:p>Sat Jun 24 07:00:00 2023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8333">
            <text:p>69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4T08:00:00">
            <text:p>Sat Jun 24 08:00:00 202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6-24T09:00:00">
            <text:p>Sat Jun 24 09:00:00 2023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82.1667">
            <text:p>82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6-24T10:00:00">
            <text:p>Sat Jun 24 10:00:00 2023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4.6667">
            <text:p>8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24T11:00:00">
            <text:p>Sat Jun 24 11:00:00 202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6-25T06:00:00">
            <text:p>Sun Jun 25 06:00:00 2023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65.1667">
            <text:p>65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6-25T07:00:00">
            <text:p>Sun Jun 25 07:00:00 202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67.5">
            <text:p>6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6-25T08:00:00">
            <text:p>Sun Jun 25 08:00:00 202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69.3333">
            <text:p>69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6-25T09:00:00">
            <text:p>Sun Jun 25 09:00:00 202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72.0">
            <text:p>72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6-25T10:00:00">
            <text:p>Sun Jun 25 10:00:00 2023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77.1667">
            <text:p>77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6-25T11:00:00">
            <text:p>Sun Jun 25 11:00:00 2023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25T12:00:00">
            <text:p>Sun Jun 25 12:00:00 2023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26T08:00:00">
            <text:p>Mon Jun 26 08:00:00 2023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83.0">
            <text:p>83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6-26T11:00:00">
            <text:p>Mon Jun 26 11:00:00 2023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92.1667">
            <text:p>92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6-26T12:00:00">
            <text:p>Mon Jun 26 12:00:00 2023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99.5">
            <text:p>9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26T13:00:00">
            <text:p>Mon Jun 26 13:00:00 202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104.0">
            <text:p>104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26T14:00:00">
            <text:p>Mon Jun 26 14:00:00 2023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08:00:00">
            <text:p>Tue Jun 27 08:00:00 2023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83.6667">
            <text:p>83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27T09:00:00">
            <text:p>Tue Jun 27 09:00:00 202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80.3333">
            <text:p>8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6-27T10:00:00">
            <text:p>Tue Jun 27 10:00:00 2023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88.5">
            <text:p>88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27T11:00:00">
            <text:p>Tue Jun 27 11:00:00 2023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88.1667">
            <text:p>8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7T12:00:00">
            <text:p>Tue Jun 27 12:00:00 202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6:00:00">
            <text:p>Wed Jun 28 06:00:00 2023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75.1667">
            <text:p>75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6-28T07:00:00">
            <text:p>Wed Jun 28 07:00:00 2023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85.3333">
            <text:p>8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6-28T08:00:00">
            <text:p>Wed Jun 28 08:00:00 2023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94.0">
            <text:p>9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28T09:00:00">
            <text:p>Wed Jun 28 09:00:00 2023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106.1667">
            <text:p>106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6-28T10:00:00">
            <text:p>Wed Jun 28 10:00:00 2023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113.0">
            <text:p>11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6-28T11:00:00">
            <text:p>Wed Jun 28 11:00:00 2023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92.6667">
            <text:p>92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6-28T12:00:00">
            <text:p>Wed Jun 28 12:00:00 202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29T08:00:00">
            <text:p>Thu Jun 29 08:00:00 2023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87.0">
            <text:p>87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6-29T09:00:00">
            <text:p>Thu Jun 29 09:00:00 2023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90.1667">
            <text:p>90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6-29T10:00:00">
            <text:p>Thu Jun 29 10:00:00 2023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90.3333">
            <text:p>90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9T11:00:00">
            <text:p>Thu Jun 29 11:00:00 2023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29T12:00:00">
            <text:p>Thu Jun 29 12:00:00 2023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06:00:00">
            <text:p>Fri Jun 30 06:00:00 202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79.8333">
            <text:p>79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6-30T07:00:00">
            <text:p>Fri Jun 30 07:00:00 2023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89.5">
            <text:p>8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30T08:00:00">
            <text:p>Fri Jun 30 08:00:00 2023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89.0">
            <text:p>89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6-30T09:00:00">
            <text:p>Fri Jun 30 09:00:00 2023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96.5">
            <text:p>96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6-30T10:00:00">
            <text:p>Fri Jun 30 10:00:00 2023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103.3333">
            <text:p>103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6-30T11:00:00">
            <text:p>Fri Jun 30 11:00:00 2023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107.8333">
            <text:p>10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30T12:00:00">
            <text:p>Fri Jun 30 12:00:00 2023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01T08:00:00">
            <text:p>Sat Jul  1 08:00:00 2023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74.5">
            <text:p>74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7-01T09:00:00">
            <text:p>Sat Jul  1 09:00:00 2023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77.3333">
            <text:p>77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7-01T10:00:00">
            <text:p>Sat Jul  1 10:00:00 2023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4.6667">
            <text:p>84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1T11:00:00">
            <text:p>Sat Jul  1 11:00:00 202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01T12:00:00">
            <text:p>Sat Jul  1 12:00:00 2023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2T07:00:00">
            <text:p>Sun Jul  2 07:00:00 202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93.1667">
            <text:p>93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2T08:00:00">
            <text:p>Sun Jul  2 08:00:00 202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96.6667">
            <text:p>96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7-02T09:00:00">
            <text:p>Sun Jul  2 09:00:00 2023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100.1667">
            <text:p>10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2T10:00:00">
            <text:p>Sun Jul  2 10:00:00 202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98.6667">
            <text:p>98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02T11:00:00">
            <text:p>Sun Jul  2 11:00:00 202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101.6667">
            <text:p>10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03T05:00:00">
            <text:p>Mon Jul  3 05:00:00 2023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75.3333">
            <text:p>75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3T06:00:00">
            <text:p>Mon Jul  3 06:00:00 202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86.6667">
            <text:p>86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7-03T07:00:00">
            <text:p>Mon Jul  3 07:00:00 202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95.5">
            <text:p>95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3T08:00:00">
            <text:p>Mon Jul  3 08:00:00 202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97.8333">
            <text:p>97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7-03T09:00:00">
            <text:p>Mon Jul  3 09:00:00 2023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93.6667">
            <text:p>93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7-03T10:00:00">
            <text:p>Mon Jul  3 10:00:00 202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91.6667">
            <text:p>91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7-03T11:00:00">
            <text:p>Mon Jul  3 11:00:00 2023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93.8333">
            <text:p>93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7-04T06:00:00">
            <text:p>Tue Jul  4 06:00:00 2023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04T07:00:00">
            <text:p>Tue Jul  4 07:00:00 2023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70.5">
            <text:p>70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04T08:00:00">
            <text:p>Tue Jul  4 08:00:00 2023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73.6667">
            <text:p>73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7-04T09:00:00">
            <text:p>Tue Jul  4 09:00:00 2023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73.3333">
            <text:p>73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7-04T10:00:00">
            <text:p>Tue Jul  4 10:00:00 202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77.3333">
            <text:p>77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7-04T11:00:00">
            <text:p>Tue Jul  4 11:00:00 2023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76.0">
            <text:p>7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7-04T12:00:00">
            <text:p>Tue Jul  4 12:00:00 202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7-05T06:00:00">
            <text:p>Wed Jul  5 06:00:00 202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68.5">
            <text:p>6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7-05T07:00:00">
            <text:p>Wed Jul  5 07:00:00 202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71.8333">
            <text:p>7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7-05T08:00:00">
            <text:p>Wed Jul  5 08:00:00 202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74.5">
            <text:p>7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7-05T09:00:00">
            <text:p>Wed Jul  5 09:00:00 2023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84.8333">
            <text:p>84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7-05T10:00:00">
            <text:p>Wed Jul  5 10:00:00 2023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85.6667">
            <text:p>85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7-05T11:00:00">
            <text:p>Wed Jul  5 11:00:00 2023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85.8333">
            <text:p>8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7-05T12:00:00">
            <text:p>Wed Jul  5 12:00:00 2023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06T07:00:00">
            <text:p>Thu Jul  6 07:00:00 202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72.0">
            <text:p>72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06T08:00:00">
            <text:p>Thu Jul  6 08:00:00 2023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82.0">
            <text:p>82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7-06T09:00:00">
            <text:p>Thu Jul  6 09:00:00 2023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84.3333">
            <text:p>84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7-06T10:00:00">
            <text:p>Thu Jul  6 10:00:00 202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86.1667">
            <text:p>86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7-06T11:00:00">
            <text:p>Thu Jul  6 11:00:00 202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85.8333">
            <text:p>85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7-07T06:00:00">
            <text:p>Fri Jul  7 06:00:00 202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63.5">
            <text:p>63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7-07T07:00:00">
            <text:p>Fri Jul  7 07:00:00 202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68.5">
            <text:p>68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07T08:00:00">
            <text:p>Fri Jul  7 08:00:00 202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75.3333">
            <text:p>75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7-07T09:00:00">
            <text:p>Fri Jul  7 09:00:00 2023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72.5">
            <text:p>72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7-07T10:00:00">
            <text:p>Fri Jul  7 10:00:00 202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75.1667">
            <text:p>75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07T11:00:00">
            <text:p>Fri Jul  7 11:00:00 202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08T06:00:00">
            <text:p>Sat Jul  8 06:00:00 202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73.1667">
            <text:p>73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08T07:00:00">
            <text:p>Sat Jul  8 07:00:00 2023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81.5">
            <text:p>81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7-08T08:00:00">
            <text:p>Sat Jul  8 08:00:00 2023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81.5">
            <text:p>81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7-08T09:00:00">
            <text:p>Sat Jul  8 09:00:00 2023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76.1667">
            <text:p>76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08T10:00:00">
            <text:p>Sat Jul  8 10:00:00 2023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08T11:00:00">
            <text:p>Sat Jul  8 11:00:00 2023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09T06:00:00">
            <text:p>Sun Jul  9 06:00:00 2023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60.0">
            <text:p>60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09T07:00:00">
            <text:p>Sun Jul  9 07:00:00 2023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09T08:00:00">
            <text:p>Sun Jul  9 08:00:00 2023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81.6667">
            <text:p>81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09T09:00:00">
            <text:p>Sun Jul  9 09:00:00 202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89.6667">
            <text:p>89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7-09T10:00:00">
            <text:p>Sun Jul  9 10:00:00 202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3.5">
            <text:p>93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09T11:00:00">
            <text:p>Sun Jul  9 11:00:00 2023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7-10T06:00:00">
            <text:p>Mon Jul 10 06:00:00 2023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66.1667">
            <text:p>66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7-10T07:00:00">
            <text:p>Mon Jul 10 07:00:00 2023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71.3333">
            <text:p>71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7-10T11:00:00">
            <text:p>Mon Jul 10 11:00:00 2023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79.5">
            <text:p>79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7-10T12:00:00">
            <text:p>Mon Jul 10 12:00:00 2023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9.0">
            <text:p>89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0T13:00:00">
            <text:p>Mon Jul 10 13:00:00 2023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7-11T06:00:00">
            <text:p>Tue Jul 11 06:00:00 2023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78.0">
            <text:p>78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1T07:00:00">
            <text:p>Tue Jul 11 07:00:00 2023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106.1667">
            <text:p>106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7-11T08:00:00">
            <text:p>Tue Jul 11 08:00:00 202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105.3333">
            <text:p>105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7-11T09:00:00">
            <text:p>Tue Jul 11 09:00:00 2023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1T10:00:00">
            <text:p>Tue Jul 11 10:00:00 202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86.0">
            <text:p>86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7-11T11:00:00">
            <text:p>Tue Jul 11 11:00:00 2023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81.5">
            <text:p>81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7-12T07:00:00">
            <text:p>Wed Jul 12 07:00:00 2023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75.6667">
            <text:p>75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7-12T08:00:00">
            <text:p>Wed Jul 12 08:00:00 2023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8.5">
            <text:p>78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7-12T09:00:00">
            <text:p>Wed Jul 12 09:00:00 2023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79.5">
            <text:p>79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7-12T10:00:00">
            <text:p>Wed Jul 12 10:00:00 2023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82.8333">
            <text:p>82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12T11:00:00">
            <text:p>Wed Jul 12 11:00:00 2023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90.6667">
            <text:p>90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7-12T12:00:00">
            <text:p>Wed Jul 12 12:00:00 202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13T06:00:00">
            <text:p>Thu Jul 13 06:00:00 202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7.0">
            <text:p>87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7-13T07:00:00">
            <text:p>Thu Jul 13 07:00:00 2023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00.6667">
            <text:p>100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7-13T08:00:00">
            <text:p>Thu Jul 13 08:00:00 2023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03.8333">
            <text:p>103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7-13T09:00:00">
            <text:p>Thu Jul 13 09:00:00 2023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03.0">
            <text:p>103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7-13T10:00:00">
            <text:p>Thu Jul 13 10:00:00 2023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111.6667">
            <text:p>111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13T11:00:00">
            <text:p>Thu Jul 13 11:00:00 202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7-14T06:00:00">
            <text:p>Fri Jul 14 06:00:00 2023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77.3333">
            <text:p>77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7-14T07:00:00">
            <text:p>Fri Jul 14 07:00:00 2023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89.0">
            <text:p>89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14T08:00:00">
            <text:p>Fri Jul 14 08:00:00 2023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104.8333">
            <text:p>104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7-14T09:00:00">
            <text:p>Fri Jul 14 09:00:00 2023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114.1667">
            <text:p>114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4T10:00:00">
            <text:p>Fri Jul 14 10:00:00 202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106.5">
            <text:p>106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4T11:00:00">
            <text:p>Fri Jul 14 11:00:00 2023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96.1667">
            <text:p>96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7-15T06:00:00">
            <text:p>Sat Jul 15 06:00:00 2023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64.0">
            <text:p>64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7-15T07:00:00">
            <text:p>Sat Jul 15 07:00:00 2023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67.3333">
            <text:p>67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7-15T08:00:00">
            <text:p>Sat Jul 15 08:00:00 202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7-15T09:00:00">
            <text:p>Sat Jul 15 09:00:00 202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79.8333">
            <text:p>79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7-15T10:00:00">
            <text:p>Sat Jul 15 10:00:00 202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80.0">
            <text:p>80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7-15T11:00:00">
            <text:p>Sat Jul 15 11:00:00 202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81.0">
            <text:p>81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7-15T12:00:00">
            <text:p>Sat Jul 15 12:00:00 202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7-16T07:00:00">
            <text:p>Sun Jul 16 07:00:00 2023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62.8333">
            <text:p>62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7-16T08:00:00">
            <text:p>Sun Jul 16 08:00:00 202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7-16T09:00:00">
            <text:p>Sun Jul 16 09:00:00 202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58.8333">
            <text:p>58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7-16T10:00:00">
            <text:p>Sun Jul 16 10:00:00 202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16T11:00:00">
            <text:p>Sun Jul 16 11:00:00 2023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16T12:00:00">
            <text:p>Sun Jul 16 12:00:00 2023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17T07:00:00">
            <text:p>Mon Jul 17 07:00:00 202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83.1667">
            <text:p>8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7-17T08:00:00">
            <text:p>Mon Jul 17 08:00:00 2023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87.6667">
            <text:p>87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7-17T09:00:00">
            <text:p>Mon Jul 17 09:00:00 202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87.6667">
            <text:p>87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7-17T10:00:00">
            <text:p>Mon Jul 17 10:00:00 2023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92.5">
            <text:p>92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7-17T11:00:00">
            <text:p>Mon Jul 17 11:00:00 2023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103.3333">
            <text:p>103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17T12:00:00">
            <text:p>Mon Jul 17 12:00:00 202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7-18T07:00:00">
            <text:p>Tue Jul 18 07:00:00 2023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87.5">
            <text:p>8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08:00:00">
            <text:p>Tue Jul 18 08:00:00 202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113.3333">
            <text:p>113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7-18T09:00:00">
            <text:p>Tue Jul 18 09:00:00 202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125.6667">
            <text:p>125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7-18T10:00:00">
            <text:p>Tue Jul 18 10:00:00 202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111.3333">
            <text:p>111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18T11:00:00">
            <text:p>Tue Jul 18 11:00:00 2023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9T06:00:00">
            <text:p>Wed Jul 19 06:00:00 202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65.8333">
            <text:p>65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19T07:00:00">
            <text:p>Wed Jul 19 07:00:00 2023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81.6667">
            <text:p>8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7-19T08:00:00">
            <text:p>Wed Jul 19 08:00:00 2023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86.1667">
            <text:p>8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7-19T09:00:00">
            <text:p>Wed Jul 19 09:00:00 202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86.8333">
            <text:p>8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7-19T10:00:00">
            <text:p>Wed Jul 19 10:00:00 2023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86.1667">
            <text:p>86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9T11:00:00">
            <text:p>Wed Jul 19 11:00:00 2023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88.8333">
            <text:p>88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19T12:00:00">
            <text:p>Wed Jul 19 12:00:00 202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7-20T06:00:00">
            <text:p>Thu Jul 20 06:00:00 2023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69.6667">
            <text:p>69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7-20T07:00:00">
            <text:p>Thu Jul 20 07:00:00 202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74.0">
            <text:p>74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7-20T08:00:00">
            <text:p>Thu Jul 20 08:00:00 2023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0T09:00:00">
            <text:p>Thu Jul 20 09:00:00 2023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76.5">
            <text:p>76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7-20T10:00:00">
            <text:p>Thu Jul 20 10:00:00 2023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76.3333">
            <text:p>76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0T11:00:00">
            <text:p>Thu Jul 20 11:00:00 2023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7-20T12:00:00">
            <text:p>Thu Jul 20 12:00:00 202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21T06:00:00">
            <text:p>Fri Jul 21 06:00:00 2023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69.5">
            <text:p>69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7-21T07:00:00">
            <text:p>Fri Jul 21 07:00:00 2023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78.5">
            <text:p>7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7-21T08:00:00">
            <text:p>Fri Jul 21 08:00:00 2023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93.5">
            <text:p>9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7-21T09:00:00">
            <text:p>Fri Jul 21 09:00:00 2023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102.1667">
            <text:p>102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7-21T10:00:00">
            <text:p>Fri Jul 21 10:00:00 2023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103.0">
            <text:p>103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1T11:00:00">
            <text:p>Fri Jul 21 11:00:00 202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106.6667">
            <text:p>106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21T12:00:00">
            <text:p>Fri Jul 21 12:00:00 202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2T06:00:00">
            <text:p>Sat Jul 22 06:00:00 202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7-22T07:00:00">
            <text:p>Sat Jul 22 07:00:00 202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73.1667">
            <text:p>73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7-22T08:00:00">
            <text:p>Sat Jul 22 08:00:00 2023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79.1667">
            <text:p>79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7-22T09:00:00">
            <text:p>Sat Jul 22 09:00:00 2023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88.5">
            <text:p>88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7-22T10:00:00">
            <text:p>Sat Jul 22 10:00:00 2023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7-22T11:00:00">
            <text:p>Sat Jul 22 11:00:00 2023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3T06:00:00">
            <text:p>Sun Jul 23 06:00:00 2023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72.5">
            <text:p>72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7-23T07:00:00">
            <text:p>Sun Jul 23 07:00:00 2023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85.8333">
            <text:p>85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7-23T08:00:00">
            <text:p>Sun Jul 23 08:00:00 202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85.0">
            <text:p>85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3T09:00:00">
            <text:p>Sun Jul 23 09:00:00 2023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89.1667">
            <text:p>89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23T10:00:00">
            <text:p>Sun Jul 23 10:00:00 2023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96.5">
            <text:p>96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3T11:00:00">
            <text:p>Sun Jul 23 11:00:00 2023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7-24T07:00:00">
            <text:p>Mon Jul 24 07:00:00 202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81.3333">
            <text:p>81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7-24T08:00:00">
            <text:p>Mon Jul 24 08:00:00 2023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84.1667">
            <text:p>84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7-24T09:00:00">
            <text:p>Mon Jul 24 09:00:00 202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88.3333">
            <text:p>88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7-24T10:00:00">
            <text:p>Mon Jul 24 10:00:00 2023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92.1667">
            <text:p>92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7-24T11:00:00">
            <text:p>Mon Jul 24 11:00:00 2023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101.5">
            <text:p>101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24T12:00:00">
            <text:p>Mon Jul 24 12:00:00 202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107.3333">
            <text:p>107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7-25T05:00:00">
            <text:p>Tue Jul 25 05:00:00 202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57.6667">
            <text:p>57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7-25T06:00:00">
            <text:p>Tue Jul 25 06:00:00 202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68.8333">
            <text:p>68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7-25T07:00:00">
            <text:p>Tue Jul 25 07:00:00 2023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77.5">
            <text:p>77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7-25T08:00:00">
            <text:p>Tue Jul 25 08:00:00 2023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81.0">
            <text:p>81.0</text:p>
          </table:table-cell>
          <table:table-cell office:value-type="float" office:value="77.1667">
            <text:p>77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7-26T07:00:00">
            <text:p>Wed Jul 26 07:00:00 2023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81.6667">
            <text:p>81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7-26T08:00:00">
            <text:p>Wed Jul 26 08:00:00 2023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97.0">
            <text:p>97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7-26T09:00:00">
            <text:p>Wed Jul 26 09:00:00 202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87.6667">
            <text:p>87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7-26T10:00:00">
            <text:p>Wed Jul 26 10:00:00 2023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76.1667">
            <text:p>76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7-26T11:00:00">
            <text:p>Wed Jul 26 11:00:00 2023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78.5">
            <text:p>78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7-26T12:00:00">
            <text:p>Wed Jul 26 12:00:00 2023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27T08:00:00">
            <text:p>Thu Jul 27 08:00:00 2023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72.8333">
            <text:p>7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7-27T09:00:00">
            <text:p>Thu Jul 27 09:00:00 2023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77.0">
            <text:p>77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7-27T10:00:00">
            <text:p>Thu Jul 27 10:00:00 2023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78.5">
            <text:p>7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7-27T11:00:00">
            <text:p>Thu Jul 27 11:00:00 202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87.6667">
            <text:p>87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27T12:00:00">
            <text:p>Thu Jul 27 12:00:00 2023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86.5">
            <text:p>86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7-27T13:00:00">
            <text:p>Thu Jul 27 13:00:00 2023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7-28T08:00:00">
            <text:p>Fri Jul 28 08:00:00 2023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58.8333">
            <text:p>58.8333</text:p>
          </table:table-cell>
          <table:table-cell office:value-type="float" office:value="62.0">
            <text:p>62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28T09:00:00">
            <text:p>Fri Jul 28 09:00:00 2023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58.8333">
            <text:p>58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7-28T10:00:00">
            <text:p>Fri Jul 28 10:00:00 202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60.5">
            <text:p>60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7-28T11:00:00">
            <text:p>Fri Jul 28 11:00:00 202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67.1667">
            <text:p>67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7-28T12:00:00">
            <text:p>Fri Jul 28 12:00:00 2023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8T13:00:00">
            <text:p>Fri Jul 28 13:00:00 2023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7-28T14:00:00">
            <text:p>Fri Jul 28 14:00:00 2023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9T06:00:00">
            <text:p>Sat Jul 29 06:00:00 202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53.8333">
            <text:p>53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7-29T07:00:00">
            <text:p>Sat Jul 29 07:00:00 2023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67.1667">
            <text:p>67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29T08:00:00">
            <text:p>Sat Jul 29 08:00:00 202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84.5">
            <text:p>84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7-29T09:00:00">
            <text:p>Sat Jul 29 09:00:00 202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100.1667">
            <text:p>100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7-29T10:00:00">
            <text:p>Sat Jul 29 10:00:00 2023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10.0">
            <text:p>110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7-29T11:00:00">
            <text:p>Sat Jul 29 11:00:00 2023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7-29T12:00:00">
            <text:p>Sat Jul 29 12:00:00 2023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7-30T06:00:00">
            <text:p>Sun Jul 30 06:00:00 202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66.8333">
            <text:p>6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7-30T07:00:00">
            <text:p>Sun Jul 30 07:00:00 202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86.6667">
            <text:p>86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7-30T08:00:00">
            <text:p>Sun Jul 30 08:00:00 2023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00.6667">
            <text:p>100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7-30T09:00:00">
            <text:p>Sun Jul 30 09:00:00 202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106.6667">
            <text:p>10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7-30T10:00:00">
            <text:p>Sun Jul 30 10:00:00 2023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110.1667">
            <text:p>110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30T11:00:00">
            <text:p>Sun Jul 30 11:00:00 2023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1T07:00:00">
            <text:p>Mon Jul 31 07:00:00 2023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52.1667">
            <text:p>5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7-31T08:00:00">
            <text:p>Mon Jul 31 08:00:00 2023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9.5">
            <text:p>59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7-31T09:00:00">
            <text:p>Mon Jul 31 09:00:00 2023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62.5">
            <text:p>62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7-31T10:00:00">
            <text:p>Mon Jul 31 10:00:00 202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66.6667">
            <text:p>66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7-31T11:00:00">
            <text:p>Mon Jul 31 11:00:00 202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7-31T12:00:00">
            <text:p>Mon Jul 31 12:00:00 202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7-31T13:00:00">
            <text:p>Mon Jul 31 13:00:00 2023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1T07:00:00">
            <text:p>Tue Aug  1 07:00:00 2023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69.1667">
            <text:p>69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8-01T08:00:00">
            <text:p>Tue Aug  1 08:00:00 2023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92.0">
            <text:p>92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8-01T09:00:00">
            <text:p>Tue Aug  1 09:00:00 2023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05.8333">
            <text:p>105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8-01T10:00:00">
            <text:p>Tue Aug  1 10:00:00 2023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114.6667">
            <text:p>114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8-01T11:00:00">
            <text:p>Tue Aug  1 11:00:00 202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93.1667">
            <text:p>93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8-01T12:00:00">
            <text:p>Tue Aug  1 12:00:00 2023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8-02T06:00:00">
            <text:p>Wed Aug  2 06:00:00 202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69.1667">
            <text:p>69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8-02T07:00:00">
            <text:p>Wed Aug  2 07:00:00 2023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85.3333">
            <text:p>85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8-02T08:00:00">
            <text:p>Wed Aug  2 08:00:00 202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95.0">
            <text:p>95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8-02T09:00:00">
            <text:p>Wed Aug  2 09:00:00 2023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109.1667">
            <text:p>109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8-02T10:00:00">
            <text:p>Wed Aug  2 10:00:00 202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103.3333">
            <text:p>103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02T11:00:00">
            <text:p>Wed Aug  2 11:00:00 2023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81.3333">
            <text:p>81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8-03T05:00:00">
            <text:p>Thu Aug  3 05:00:00 2023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43.6667">
            <text:p>43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8-03T06:00:00">
            <text:p>Thu Aug  3 06:00:00 2023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54.6667">
            <text:p>54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8-03T07:00:00">
            <text:p>Thu Aug  3 07:00:00 2023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59.0">
            <text:p>59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8-03T08:00:00">
            <text:p>Thu Aug  3 08:00:00 2023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70.1667">
            <text:p>70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03T11:00:00">
            <text:p>Thu Aug  3 11:00:00 202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79.6667">
            <text:p>79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8-03T12:00:00">
            <text:p>Thu Aug  3 12:00:00 202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04T08:00:00">
            <text:p>Fri Aug  4 08:00:00 2023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75.3333">
            <text:p>75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8-04T09:00:00">
            <text:p>Fri Aug  4 09:00:00 2023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85.5">
            <text:p>8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8-04T10:00:00">
            <text:p>Fri Aug  4 10:00:00 2023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90.0">
            <text:p>90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8-04T11:00:00">
            <text:p>Fri Aug  4 11:00:00 202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75.3333">
            <text:p>75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4T12:00:00">
            <text:p>Fri Aug  4 12:00:00 2023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05T07:00:00">
            <text:p>Sat Aug  5 07:00:00 2023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76.0">
            <text:p>76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05T08:00:00">
            <text:p>Sat Aug  5 08:00:00 2023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86.3333">
            <text:p>86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8-05T09:00:00">
            <text:p>Sat Aug  5 09:00:00 202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94.5">
            <text:p>94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8-05T10:00:00">
            <text:p>Sat Aug  5 10:00:00 2023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100.5">
            <text:p>10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5T11:00:00">
            <text:p>Sat Aug  5 11:00:00 2023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103.0">
            <text:p>103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8-06T06:00:00">
            <text:p>Sun Aug  6 06:00:00 2023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61.6667">
            <text:p>61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8-06T07:00:00">
            <text:p>Sun Aug  6 07:00:00 2023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65.3333">
            <text:p>65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8-06T08:00:00">
            <text:p>Sun Aug  6 08:00:00 2023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72.0">
            <text:p>72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8-06T09:00:00">
            <text:p>Sun Aug  6 09:00:00 202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79.3333">
            <text:p>7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8-06T10:00:00">
            <text:p>Sun Aug  6 10:00:00 2023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88.6667">
            <text:p>88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8-06T11:00:00">
            <text:p>Sun Aug  6 11:00:00 202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92.6667">
            <text:p>92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07T07:00:00">
            <text:p>Mon Aug  7 07:00:00 2023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75.1667">
            <text:p>75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07T08:00:00">
            <text:p>Mon Aug  7 08:00:00 2023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79.0">
            <text:p>7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8-07T09:00:00">
            <text:p>Mon Aug  7 09:00:00 202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81.5">
            <text:p>81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8-07T10:00:00">
            <text:p>Mon Aug  7 10:00:00 2023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87.0">
            <text:p>87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8-07T11:00:00">
            <text:p>Mon Aug  7 11:00:00 2023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81.5">
            <text:p>81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7T12:00:00">
            <text:p>Mon Aug  7 12:00:00 202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79.0">
            <text:p>79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8-07T13:00:00">
            <text:p>Mon Aug  7 13:00:00 2023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8-08T07:00:00">
            <text:p>Tue Aug  8 07:00:00 202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69.1667">
            <text:p>69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8-08T08:00:00">
            <text:p>Tue Aug  8 08:00:00 2023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90.8333">
            <text:p>90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8-08T11:00:00">
            <text:p>Tue Aug  8 11:00:00 2023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94.8333">
            <text:p>9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08T12:00:00">
            <text:p>Tue Aug  8 12:00:00 202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106.0">
            <text:p>106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08T13:00:00">
            <text:p>Tue Aug  8 13:00:00 202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8-09T07:00:00">
            <text:p>Wed Aug  9 07:00:00 202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72.6667">
            <text:p>72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09T08:00:00">
            <text:p>Wed Aug  9 08:00:00 2023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82.0">
            <text:p>82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8-09T09:00:00">
            <text:p>Wed Aug  9 09:00:00 2023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101.1667">
            <text:p>101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8-09T10:00:00">
            <text:p>Wed Aug  9 10:00:00 2023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107.8333">
            <text:p>10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8-09T11:00:00">
            <text:p>Wed Aug  9 11:00:00 2023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91.1667">
            <text:p>91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09T12:00:00">
            <text:p>Wed Aug  9 12:00:00 2023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0T05:00:00">
            <text:p>Thu Aug 10 05:00:00 202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48.3333">
            <text:p>48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0T06:00:00">
            <text:p>Thu Aug 10 06:00:00 2023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55.5">
            <text:p>55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8-10T07:00:00">
            <text:p>Thu Aug 10 07:00:00 202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56.3333">
            <text:p>56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8-10T08:00:00">
            <text:p>Thu Aug 10 08:00:00 2023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61.3333">
            <text:p>61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8-10T09:00:00">
            <text:p>Thu Aug 10 09:00:00 202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66.5">
            <text:p>66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8-10T10:00:00">
            <text:p>Thu Aug 10 10:00:00 202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8-10T11:00:00">
            <text:p>Thu Aug 10 11:00:00 2023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69.5">
            <text:p>69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8-10T12:00:00">
            <text:p>Thu Aug 10 12:00:00 2023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8-11T06:00:00">
            <text:p>Fri Aug 11 06:00:00 202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58.3333">
            <text:p>58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11T07:00:00">
            <text:p>Fri Aug 11 07:00:00 2023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68.8333">
            <text:p>68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8-11T08:00:00">
            <text:p>Fri Aug 11 08:00:00 2023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85.1667">
            <text:p>8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11T11:00:00">
            <text:p>Fri Aug 11 11:00:00 2023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87.3333">
            <text:p>87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8-11T12:00:00">
            <text:p>Fri Aug 11 12:00:00 202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11T13:00:00">
            <text:p>Fri Aug 11 13:00:00 2023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2T07:00:00">
            <text:p>Sat Aug 12 07:00:00 202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98.0">
            <text:p>98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12T08:00:00">
            <text:p>Sat Aug 12 08:00:00 2023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115.5">
            <text:p>11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8-12T09:00:00">
            <text:p>Sat Aug 12 09:00:00 202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144.3333">
            <text:p>144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8-12T10:00:00">
            <text:p>Sat Aug 12 10:00:00 2023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157.0">
            <text:p>157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8-12T11:00:00">
            <text:p>Sat Aug 12 11:00:00 202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131.5">
            <text:p>131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8-13T06:00:00">
            <text:p>Sun Aug 13 06:00:00 2023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67.0">
            <text:p>67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8-13T07:00:00">
            <text:p>Sun Aug 13 07:00:00 202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69.5">
            <text:p>69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8-13T08:00:00">
            <text:p>Sun Aug 13 08:00:00 2023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78.0">
            <text:p>78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8-13T09:00:00">
            <text:p>Sun Aug 13 09:00:00 2023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8-13T10:00:00">
            <text:p>Sun Aug 13 10:00:00 2023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4T08:00:00">
            <text:p>Mon Aug 14 08:00:00 2023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61.1667">
            <text:p>61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8-14T09:00:00">
            <text:p>Mon Aug 14 09:00:00 2023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62.5">
            <text:p>6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8-14T10:00:00">
            <text:p>Mon Aug 14 10:00:00 2023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74.5">
            <text:p>7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14T11:00:00">
            <text:p>Mon Aug 14 11:00:00 202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87.0">
            <text:p>8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4T12:00:00">
            <text:p>Mon Aug 14 12:00:00 2023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6.0">
            <text:p>96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13:00:00">
            <text:p>Mon Aug 14 13:00:00 2023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15T07:00:00">
            <text:p>Tue Aug 15 07:00:00 2023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71.0">
            <text:p>71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15T08:00:00">
            <text:p>Tue Aug 15 08:00:00 2023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77.8333">
            <text:p>77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8-15T09:00:00">
            <text:p>Tue Aug 15 09:00:00 202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79.0">
            <text:p>79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8-15T10:00:00">
            <text:p>Tue Aug 15 10:00:00 2023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85.0">
            <text:p>85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8-15T11:00:00">
            <text:p>Tue Aug 15 11:00:00 2023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8-15T12:00:00">
            <text:p>Tue Aug 15 12:00:00 202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16T06:00:00">
            <text:p>Wed Aug 16 06:00:00 202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68.5">
            <text:p>68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6T07:00:00">
            <text:p>Wed Aug 16 07:00:00 202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71.5">
            <text:p>71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8-16T08:00:00">
            <text:p>Wed Aug 16 08:00:00 2023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81.6667">
            <text:p>81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8-16T09:00:00">
            <text:p>Wed Aug 16 09:00:00 2023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86.5">
            <text:p>86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8-16T10:00:00">
            <text:p>Wed Aug 16 10:00:00 2023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95.5">
            <text:p>95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8-16T11:00:00">
            <text:p>Wed Aug 16 11:00:00 2023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91.8333">
            <text:p>91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6T12:00:00">
            <text:p>Wed Aug 16 12:00:00 2023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89.3333">
            <text:p>89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8-16T13:00:00">
            <text:p>Wed Aug 16 13:00:00 2023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8-17T08:00:00">
            <text:p>Thu Aug 17 08:00:00 2023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60.0">
            <text:p>60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8-17T09:00:00">
            <text:p>Thu Aug 17 09:00:00 202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65.8333">
            <text:p>65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8-17T10:00:00">
            <text:p>Thu Aug 17 10:00:00 2023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74.0">
            <text:p>74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17T11:00:00">
            <text:p>Thu Aug 17 11:00:00 2023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8-17T12:00:00">
            <text:p>Thu Aug 17 12:00:00 202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17T13:00:00">
            <text:p>Thu Aug 17 13:00:00 2023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18T08:00:00">
            <text:p>Fri Aug 18 08:00:00 2023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73.6667">
            <text:p>73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8-18T09:00:00">
            <text:p>Fri Aug 18 09:00:00 2023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81.3333">
            <text:p>81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8-18T10:00:00">
            <text:p>Fri Aug 18 10:00:00 2023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86.5">
            <text:p>8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8-18T11:00:00">
            <text:p>Fri Aug 18 11:00:00 202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6.5">
            <text:p>96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8-18T12:00:00">
            <text:p>Fri Aug 18 12:00:00 2023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8-18T13:00:00">
            <text:p>Fri Aug 18 13:00:00 2023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19T06:00:00">
            <text:p>Sat Aug 19 06:00:00 2023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57.8333">
            <text:p>57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8-19T07:00:00">
            <text:p>Sat Aug 19 07:00:00 202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70.1667">
            <text:p>70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8-19T08:00:00">
            <text:p>Sat Aug 19 08:00:00 202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79.5">
            <text:p>79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8-19T09:00:00">
            <text:p>Sat Aug 19 09:00:00 2023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84.0">
            <text:p>84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8-19T10:00:00">
            <text:p>Sat Aug 19 10:00:00 2023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7.6667">
            <text:p>87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8-19T11:00:00">
            <text:p>Sat Aug 19 11:00:00 2023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8-19T12:00:00">
            <text:p>Sat Aug 19 12:00:00 2023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20T06:00:00">
            <text:p>Sun Aug 20 06:00:00 2023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4.0">
            <text:p>64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8-20T07:00:00">
            <text:p>Sun Aug 20 07:00:00 2023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74.1667">
            <text:p>74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8-20T08:00:00">
            <text:p>Sun Aug 20 08:00:00 2023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79.8333">
            <text:p>7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8-20T09:00:00">
            <text:p>Sun Aug 20 09:00:00 2023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87.1667">
            <text:p>8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8-20T10:00:00">
            <text:p>Sun Aug 20 10:00:00 202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7.5">
            <text:p>9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20T11:00:00">
            <text:p>Sun Aug 20 11:00:00 202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8-21T06:00:00">
            <text:p>Mon Aug 21 06:00:00 202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56.3333">
            <text:p>56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8-21T07:00:00">
            <text:p>Mon Aug 21 07:00:00 2023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8-21T08:00:00">
            <text:p>Mon Aug 21 08:00:00 2023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1.3333">
            <text:p>91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8-21T09:00:00">
            <text:p>Mon Aug 21 09:00:00 2023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93.5">
            <text:p>93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8-21T10:00:00">
            <text:p>Mon Aug 21 10:00:00 202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1667">
            <text:p>93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8-21T11:00:00">
            <text:p>Mon Aug 21 11:00:00 2023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8-21T12:00:00">
            <text:p>Mon Aug 21 12:00:00 202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8-22T08:00:00">
            <text:p>Tue Aug 22 08:00:00 2023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102.8333">
            <text:p>10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8-22T09:00:00">
            <text:p>Tue Aug 22 09:00:00 2023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108.1667">
            <text:p>108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8-22T10:00:00">
            <text:p>Tue Aug 22 10:00:00 2023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105.3333">
            <text:p>105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8-22T11:00:00">
            <text:p>Tue Aug 22 11:00:00 202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93.0">
            <text:p>93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8-22T12:00:00">
            <text:p>Tue Aug 22 12:00:00 202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88.5">
            <text:p>88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22T13:00:00">
            <text:p>Tue Aug 22 13:00:00 2023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3T06:00:00">
            <text:p>Wed Aug 23 06:00:00 2023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61.6667">
            <text:p>61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8-23T07:00:00">
            <text:p>Wed Aug 23 07:00:00 2023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8-23T08:00:00">
            <text:p>Wed Aug 23 08:00:00 2023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81.1667">
            <text:p>81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8-23T09:00:00">
            <text:p>Wed Aug 23 09:00:00 2023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87.5">
            <text:p>8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8-23T10:00:00">
            <text:p>Wed Aug 23 10:00:00 2023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87.8333">
            <text:p>87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8-23T11:00:00">
            <text:p>Wed Aug 23 11:00:00 2023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3.5">
            <text:p>93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8-23T12:00:00">
            <text:p>Wed Aug 23 12:00:00 202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24T07:00:00">
            <text:p>Thu Aug 24 07:00:00 202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77.0">
            <text:p>77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4T11:00:00">
            <text:p>Thu Aug 24 11:00:00 202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85.5">
            <text:p>85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8-24T12:00:00">
            <text:p>Thu Aug 24 12:00:00 2023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100.1667">
            <text:p>100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8-24T13:00:00">
            <text:p>Thu Aug 24 13:00:00 2023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8-24T14:00:00">
            <text:p>Thu Aug 24 14:00:00 2023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4T15:00:00">
            <text:p>Thu Aug 24 15:00:00 2023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8-25T06:00:00">
            <text:p>Fri Aug 25 06:00:00 202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67.1667">
            <text:p>6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8-25T07:00:00">
            <text:p>Fri Aug 25 07:00:00 2023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5.8333">
            <text:p>85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8-25T08:00:00">
            <text:p>Fri Aug 25 08:00:00 2023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108.6667">
            <text:p>108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25T09:00:00">
            <text:p>Fri Aug 25 09:00:00 2023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28.3333">
            <text:p>128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8-25T10:00:00">
            <text:p>Fri Aug 25 10:00:00 2023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129.3333">
            <text:p>129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8-25T11:00:00">
            <text:p>Fri Aug 25 11:00:00 202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128.8333">
            <text:p>128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25T12:00:00">
            <text:p>Fri Aug 25 12:00:00 2023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26T06:00:00">
            <text:p>Sat Aug 26 06:00:00 202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61.0">
            <text:p>61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8-26T07:00:00">
            <text:p>Sat Aug 26 07:00:00 202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73.0">
            <text:p>7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8-26T08:00:00">
            <text:p>Sat Aug 26 08:00:00 202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81.3333">
            <text:p>81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8-26T09:00:00">
            <text:p>Sat Aug 26 09:00:00 202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04.6667">
            <text:p>104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8-26T10:00:00">
            <text:p>Sat Aug 26 10:00:00 202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113.0">
            <text:p>11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8-26T11:00:00">
            <text:p>Sat Aug 26 11:00:00 202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103.8333">
            <text:p>103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8-27T10:00:00">
            <text:p>Sun Aug 27 10:00:00 2023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53.6667">
            <text:p>53.6667</text:p>
          </table:table-cell>
          <table:table-cell office:value-type="float" office:value="54.1667">
            <text:p>54.1667</text:p>
          </table:table-cell>
          <table:table-cell office:value-type="float" office:value="54.6667">
            <text:p>5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8-27T11:00:00">
            <text:p>Sun Aug 27 11:00:00 202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53.6667">
            <text:p>53.6667</text:p>
          </table:table-cell>
          <table:table-cell office:value-type="float" office:value="54.1667">
            <text:p>54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27T12:00:00">
            <text:p>Sun Aug 27 12:00:00 2023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53.6667">
            <text:p>53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7T13:00:00">
            <text:p>Sun Aug 27 13:00:00 2023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55.6667">
            <text:p>55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27T14:00:00">
            <text:p>Sun Aug 27 14:00:00 2023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7T15:00:00">
            <text:p>Sun Aug 27 15:00:00 202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7T16:00:00">
            <text:p>Sun Aug 27 16:00:00 202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7T17:00:00">
            <text:p>Sun Aug 27 17:00:00 202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28T06:00:00">
            <text:p>Mon Aug 28 06:00:00 202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62.0">
            <text:p>62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8-28T07:00:00">
            <text:p>Mon Aug 28 07:00:00 2023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28T08:00:00">
            <text:p>Mon Aug 28 08:00:00 2023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63.6667">
            <text:p>63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8-28T09:00:00">
            <text:p>Mon Aug 28 09:00:00 202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67.0">
            <text:p>67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8-28T10:00:00">
            <text:p>Mon Aug 28 10:00:00 2023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8-28T11:00:00">
            <text:p>Mon Aug 28 11:00:00 2023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74.8333">
            <text:p>74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8-28T12:00:00">
            <text:p>Mon Aug 28 12:00:00 2023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76.0">
            <text:p>76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8-28T13:00:00">
            <text:p>Mon Aug 28 13:00:00 2023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05:00:00">
            <text:p>Tue Aug 29 05:00:00 2023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8-29T06:00:00">
            <text:p>Tue Aug 29 06:00:00 2023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60.6667">
            <text:p>60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8-29T07:00:00">
            <text:p>Tue Aug 29 07:00:00 2023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66.5">
            <text:p>66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8-29T08:00:00">
            <text:p>Tue Aug 29 08:00:00 202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80.6667">
            <text:p>80.6667</text:p>
          </table:table-cell>
          <table:table-cell office:value-type="float" office:value="72.8333">
            <text:p>72.8333</text:p>
          </table:table-cell>
          <table:table-cell office:value-type="float" office:value="68.8333">
            <text:p>68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08-30T05:00:00">
            <text:p>Wed Aug 30 05:00:00 202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8-30T06:00:00">
            <text:p>Wed Aug 30 06:00:00 2023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60.6667">
            <text:p>60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8-30T07:00:00">
            <text:p>Wed Aug 30 07:00:00 202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75.0">
            <text:p>75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8-30T08:00:00">
            <text:p>Wed Aug 30 08:00:00 202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6667">
            <text:p>91.6667</text:p>
          </table:table-cell>
          <table:table-cell office:value-type="float" office:value="78.3333">
            <text:p>78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31T06:00:00">
            <text:p>Thu Aug 31 06:00:00 2023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65.5">
            <text:p>65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8-31T07:00:00">
            <text:p>Thu Aug 31 07:00:00 202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73.6667">
            <text:p>7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8-31T08:00:00">
            <text:p>Thu Aug 31 08:00:00 2023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77.6667">
            <text:p>77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8-31T09:00:00">
            <text:p>Thu Aug 31 09:00:00 202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87.0">
            <text:p>87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8-31T10:00:00">
            <text:p>Thu Aug 31 10:00:00 2023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91.8333">
            <text:p>91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8-31T11:00:00">
            <text:p>Thu Aug 31 11:00:00 2023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31T12:00:00">
            <text:p>Thu Aug 31 12:00:00 202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1T08:00:00">
            <text:p>Fri Sep  1 08:00:00 2023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1T09:00:00">
            <text:p>Fri Sep  1 09:00:00 2023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80.1667">
            <text:p>80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9-01T10:00:00">
            <text:p>Fri Sep  1 10:00:00 2023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86.0">
            <text:p>8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9-01T11:00:00">
            <text:p>Fri Sep  1 11:00:00 202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86.5">
            <text:p>86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01T12:00:00">
            <text:p>Fri Sep  1 12:00:00 202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88.8333">
            <text:p>8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9-01T13:00:00">
            <text:p>Fri Sep  1 13:00:00 2023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7.1667">
            <text:p>87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9-01T14:00:00">
            <text:p>Fri Sep  1 14:00:00 2023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9-02T10:00:00">
            <text:p>Sat Sep  2 10:00:00 2023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9.1667">
            <text:p>7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02T11:00:00">
            <text:p>Sat Sep  2 11:00:00 2023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2T12:00:00">
            <text:p>Sat Sep  2 12:00:00 2023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71.3333">
            <text:p>71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02T13:00:00">
            <text:p>Sat Sep  2 13:00:00 2023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02T14:00:00">
            <text:p>Sat Sep  2 14:00:00 202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65.0">
            <text:p>65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02T15:00:00">
            <text:p>Sat Sep  2 15:00:00 2023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64.5">
            <text:p>6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9-02T16:00:00">
            <text:p>Sat Sep  2 16:00:00 2023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67.0">
            <text:p>67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9-03T02:00:00">
            <text:p>Sun Sep  3 02:00:00 2023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03T03:00:00">
            <text:p>Sun Sep  3 03:00:00 2023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03T04:00:00">
            <text:p>Sun Sep  3 04:00:00 202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9-03T05:00:00">
            <text:p>Sun Sep  3 05:00:00 2023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9-03T06:00:00">
            <text:p>Sun Sep  3 06:00:00 2023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6.1667">
            <text:p>46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9-03T07:00:00">
            <text:p>Sun Sep  3 07:00:00 202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9-03T08:00:00">
            <text:p>Sun Sep  3 08:00:00 2023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9-03T09:00:00">
            <text:p>Sun Sep  3 09:00:00 2023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04T02:00:00">
            <text:p>Mon Sep  4 02:00:00 2023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51.1667">
            <text:p>51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04T03:00:00">
            <text:p>Mon Sep  4 03:00:00 2023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48.1667">
            <text:p>48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9-04T04:00:00">
            <text:p>Mon Sep  4 04:00:00 202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9-04T05:00:00">
            <text:p>Mon Sep  4 05:00:00 2023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46.8333">
            <text:p>46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9-04T06:00:00">
            <text:p>Mon Sep  4 06:00:00 2023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54.1667">
            <text:p>54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9-04T07:00:00">
            <text:p>Mon Sep  4 07:00:00 202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7.6667">
            <text:p>47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9-05T06:00:00">
            <text:p>Tue Sep  5 06:00:00 2023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55.6667">
            <text:p>55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9-05T07:00:00">
            <text:p>Tue Sep  5 07:00:00 2023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58.1667">
            <text:p>58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9-05T08:00:00">
            <text:p>Tue Sep  5 08:00:00 2023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61.0">
            <text:p>6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9-05T09:00:00">
            <text:p>Tue Sep  5 09:00:00 2023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60.1667">
            <text:p>6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9-05T10:00:00">
            <text:p>Tue Sep  5 10:00:00 2023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61.1667">
            <text:p>61.1667</text:p>
          </table:table-cell>
          <table:table-cell office:value-type="float" office:value="61.1667">
            <text:p>61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9-06T06:00:00">
            <text:p>Wed Sep  6 06:00:00 2023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45.0">
            <text:p>45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06T07:00:00">
            <text:p>Wed Sep  6 07:00:00 2023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46.8333">
            <text:p>46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06T08:00:00">
            <text:p>Wed Sep  6 08:00:00 202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53.0">
            <text:p>53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9-06T09:00:00">
            <text:p>Wed Sep  6 09:00:00 202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3.1667">
            <text:p>6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6T10:00:00">
            <text:p>Wed Sep  6 10:00:00 202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9-07T07:00:00">
            <text:p>Thu Sep  7 07:00:00 2023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9-07T08:00:00">
            <text:p>Thu Sep  7 08:00:00 2023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63.5">
            <text:p>63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9-07T09:00:00">
            <text:p>Thu Sep  7 09:00:00 202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72.5">
            <text:p>7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07T12:00:00">
            <text:p>Thu Sep  7 12:00:00 202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87.6667">
            <text:p>87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07T13:00:00">
            <text:p>Thu Sep  7 13:00:00 202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07T14:00:00">
            <text:p>Thu Sep  7 14:00:00 202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8T07:00:00">
            <text:p>Fri Sep  8 07:00:00 2023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65.3333">
            <text:p>65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9-08T08:00:00">
            <text:p>Fri Sep  8 08:00:00 202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76.0">
            <text:p>76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09-08T09:00:00">
            <text:p>Fri Sep  8 09:00:00 2023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75.1667">
            <text:p>7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08T10:00:00">
            <text:p>Fri Sep  8 10:00:00 202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75.1667">
            <text:p>7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9-08T11:00:00">
            <text:p>Fri Sep  8 11:00:00 2023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69.6667">
            <text:p>69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8T12:00:00">
            <text:p>Fri Sep  8 12:00:00 202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09T08:00:00">
            <text:p>Sat Sep  9 08:00:00 2023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8.0">
            <text:p>78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09:00:00">
            <text:p>Sat Sep  9 09:00:00 2023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9-09T10:00:00">
            <text:p>Sat Sep  9 10:00:00 202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09T11:00:00">
            <text:p>Sat Sep  9 11:00:00 202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82.8333">
            <text:p>82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09T12:00:00">
            <text:p>Sat Sep  9 12:00:00 2023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79.8333">
            <text:p>79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9T13:00:00">
            <text:p>Sat Sep  9 13:00:00 2023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71.1667">
            <text:p>7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0T02:00:00">
            <text:p>Sun Sep 10 02:00:00 202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39.8333">
            <text:p>39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9-10T03:00:00">
            <text:p>Sun Sep 10 03:00:00 2023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40.5">
            <text:p>40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10T04:00:00">
            <text:p>Sun Sep 10 04:00:00 202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9-10T05:00:00">
            <text:p>Sun Sep 10 05:00:00 2023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58.5">
            <text:p>58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9-10T06:00:00">
            <text:p>Sun Sep 10 06:00:00 2023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63.8333">
            <text:p>63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9-10T07:00:00">
            <text:p>Sun Sep 10 07:00:00 202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63.8333">
            <text:p>63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9-10T08:00:00">
            <text:p>Sun Sep 10 08:00:00 202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9-10T09:00:00">
            <text:p>Sun Sep 10 09:00:00 2023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0.1667">
            <text:p>60.1667</text:p>
          </table:table-cell>
          <table:table-cell office:value-type="float" office:value="65.3333">
            <text:p>65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9-11T06:00:00">
            <text:p>Mon Sep 11 06:00:00 2023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53.1667">
            <text:p>53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9-11T07:00:00">
            <text:p>Mon Sep 11 07:00:00 2023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6.6667">
            <text:p>66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11T08:00:00">
            <text:p>Mon Sep 11 08:00:00 202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70.6667">
            <text:p>7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11T09:00:00">
            <text:p>Mon Sep 11 09:00:00 2023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71.8333">
            <text:p>71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9-11T10:00:00">
            <text:p>Mon Sep 11 10:00:00 2023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71.6667">
            <text:p>71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9-11T11:00:00">
            <text:p>Mon Sep 11 11:00:00 202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5">
            <text:p>64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1T12:00:00">
            <text:p>Mon Sep 11 12:00:00 2023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12T06:00:00">
            <text:p>Tue Sep 12 06:00:00 202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50.8333">
            <text:p>50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12T07:00:00">
            <text:p>Tue Sep 12 07:00:00 2023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59.1667">
            <text:p>59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9-12T08:00:00">
            <text:p>Tue Sep 12 08:00:00 2023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64.5">
            <text:p>64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12T09:00:00">
            <text:p>Tue Sep 12 09:00:00 2023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69.0">
            <text:p>69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12T10:00:00">
            <text:p>Tue Sep 12 10:00:00 202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9-12T11:00:00">
            <text:p>Tue Sep 12 11:00:00 2023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9-13T07:00:00">
            <text:p>Wed Sep 13 07:00:00 2023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3.5">
            <text:p>53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9-13T08:00:00">
            <text:p>Wed Sep 13 08:00:00 2023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72.5">
            <text:p>7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9-13T09:00:00">
            <text:p>Wed Sep 13 09:00:00 2023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81.1667">
            <text:p>81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13T10:00:00">
            <text:p>Wed Sep 13 10:00:00 2023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81.1667">
            <text:p>81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9-13T11:00:00">
            <text:p>Wed Sep 13 11:00:00 2023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9.6667">
            <text:p>79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9-13T12:00:00">
            <text:p>Wed Sep 13 12:00:00 2023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4T07:00:00">
            <text:p>Thu Sep 14 07:00:00 202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61.1667">
            <text:p>61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9-14T08:00:00">
            <text:p>Thu Sep 14 08:00:00 202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75.3333">
            <text:p>75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14T09:00:00">
            <text:p>Thu Sep 14 09:00:00 202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78.8333">
            <text:p>7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9-14T10:00:00">
            <text:p>Thu Sep 14 10:00:00 2023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87.5">
            <text:p>87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9-14T11:00:00">
            <text:p>Thu Sep 14 11:00:00 2023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80.6667">
            <text:p>80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9-14T12:00:00">
            <text:p>Thu Sep 14 12:00:00 2023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77.3333">
            <text:p>77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15T07:00:00">
            <text:p>Fri Sep 15 07:00:00 202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60.3333">
            <text:p>60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9-15T08:00:00">
            <text:p>Fri Sep 15 08:00:00 202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65.3333">
            <text:p>65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9-15T09:00:00">
            <text:p>Fri Sep 15 09:00:00 202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70.6667">
            <text:p>70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9-15T10:00:00">
            <text:p>Fri Sep 15 10:00:00 202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73.0">
            <text:p>7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15T11:00:00">
            <text:p>Fri Sep 15 11:00:00 2023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78.1667">
            <text:p>78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9-15T12:00:00">
            <text:p>Fri Sep 15 12:00:00 202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4.8333">
            <text:p>74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9-15T13:00:00">
            <text:p>Fri Sep 15 13:00:00 2023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15T14:00:00">
            <text:p>Fri Sep 15 14:00:00 202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09:00:00">
            <text:p>Sat Sep 16 09:00:00 2023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68.8333">
            <text:p>6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16T10:00:00">
            <text:p>Sat Sep 16 10:00:00 2023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65.5">
            <text:p>65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6T11:00:00">
            <text:p>Sat Sep 16 11:00:00 2023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62.8333">
            <text:p>62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9-16T12:00:00">
            <text:p>Sat Sep 16 12:00:00 2023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16T13:00:00">
            <text:p>Sat Sep 16 13:00:00 202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9-16T14:00:00">
            <text:p>Sat Sep 16 14:00:00 2023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7T05:00:00">
            <text:p>Sun Sep 17 05:00:00 2023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52.3333">
            <text:p>52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06:00:00">
            <text:p>Sun Sep 17 06:00:00 202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53.8333">
            <text:p>53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07:00:00">
            <text:p>Sun Sep 17 07:00:00 202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53.1667">
            <text:p>5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17T08:00:00">
            <text:p>Sun Sep 17 08:00:00 2023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53.0">
            <text:p>53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9-17T09:00:00">
            <text:p>Sun Sep 17 09:00:00 2023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53.3333">
            <text:p>53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17T10:00:00">
            <text:p>Sun Sep 17 10:00:00 202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18T06:00:00">
            <text:p>Mon Sep 18 06:00:00 202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9-18T07:00:00">
            <text:p>Mon Sep 18 07:00:00 2023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54.1667">
            <text:p>54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9-18T08:00:00">
            <text:p>Mon Sep 18 08:00:00 2023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9-18T09:00:00">
            <text:p>Mon Sep 18 09:00:00 2023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18T10:00:00">
            <text:p>Mon Sep 18 10:00:00 2023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69.6667">
            <text:p>69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9-18T11:00:00">
            <text:p>Mon Sep 18 11:00:00 2023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19T06:00:00">
            <text:p>Tue Sep 19 06:00:00 2023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9-19T07:00:00">
            <text:p>Tue Sep 19 07:00:00 2023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59.3333">
            <text:p>59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9-19T08:00:00">
            <text:p>Tue Sep 19 08:00:00 2023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9-19T15:00:00">
            <text:p>Tue Sep 19 15:00:00 2023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19T16:00:00">
            <text:p>Tue Sep 19 16:00:00 2023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9-20T08:00:00">
            <text:p>Wed Sep 20 08:00:00 2023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67.0">
            <text:p>67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20T10:00:00">
            <text:p>Wed Sep 20 10:00:00 202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76.1667">
            <text:p>76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9-20T11:00:00">
            <text:p>Wed Sep 20 11:00:00 2023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81.6667">
            <text:p>81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20T12:00:00">
            <text:p>Wed Sep 20 12:00:00 202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0.3333">
            <text:p>90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20T13:00:00">
            <text:p>Wed Sep 20 13:00:00 2023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20T14:00:00">
            <text:p>Wed Sep 20 14:00:00 2023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21T07:00:00">
            <text:p>Thu Sep 21 07:00:00 2023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1.8333">
            <text:p>6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21T08:00:00">
            <text:p>Thu Sep 21 08:00:00 202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71.5">
            <text:p>7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9-21T09:00:00">
            <text:p>Thu Sep 21 09:00:00 2023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77.8333">
            <text:p>77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09-21T10:00:00">
            <text:p>Thu Sep 21 10:00:00 2023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80.8333">
            <text:p>80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9-21T11:00:00">
            <text:p>Thu Sep 21 11:00:00 2023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9-21T12:00:00">
            <text:p>Thu Sep 21 12:00:00 2023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75.5">
            <text:p>7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22T07:00:00">
            <text:p>Fri Sep 22 07:00:00 2023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55.1667">
            <text:p>55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9-22T08:00:00">
            <text:p>Fri Sep 22 08:00:00 202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47.8333">
            <text:p>47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48.3333">
            <text:p>48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49.5">
            <text:p>49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9-22T11:00:00">
            <text:p>Fri Sep 22 11:00:00 2023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9-23T06:00:00">
            <text:p>Sat Sep 23 06:00:00 2023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50.8333">
            <text:p>50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9-23T07:00:00">
            <text:p>Sat Sep 23 07:00:00 202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60.1667">
            <text:p>60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9-23T08:00:00">
            <text:p>Sat Sep 23 08:00:00 202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65.3333">
            <text:p>6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23T09:00:00">
            <text:p>Sat Sep 23 09:00:00 2023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9-23T10:00:00">
            <text:p>Sat Sep 23 10:00:00 2023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4.8333">
            <text:p>74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9-23T11:00:00">
            <text:p>Sat Sep 23 11:00:00 2023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9-23T12:00:00">
            <text:p>Sat Sep 23 12:00:00 2023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9-24T05:00:00">
            <text:p>Sun Sep 24 05:00:00 2023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9.3333">
            <text:p>49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9-24T06:00:00">
            <text:p>Sun Sep 24 06:00:00 2023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58.3333">
            <text:p>58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24T07:00:00">
            <text:p>Sun Sep 24 07:00:00 202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63.3333">
            <text:p>6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4T08:00:00">
            <text:p>Sun Sep 24 08:00:00 2023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70.8333">
            <text:p>70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9-24T09:00:00">
            <text:p>Sun Sep 24 09:00:00 2023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74.3333">
            <text:p>74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24T10:00:00">
            <text:p>Sun Sep 24 10:00:00 2023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9-25T06:00:00">
            <text:p>Mon Sep 25 06:00:00 2023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62.5">
            <text:p>62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9-25T07:00:00">
            <text:p>Mon Sep 25 07:00:00 202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71.0">
            <text:p>71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25T08:00:00">
            <text:p>Mon Sep 25 08:00:00 202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6.6667">
            <text:p>76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9-25T09:00:00">
            <text:p>Mon Sep 25 09:00:00 2023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25T10:00:00">
            <text:p>Mon Sep 25 10:00:00 2023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87.5">
            <text:p>87.5</text:p>
          </table:table-cell>
          <table:table-cell office:value-type="float" office:value="85.8333">
            <text:p>8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9-25T12:00:00">
            <text:p>Mon Sep 25 12:00:00 2023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93.8333">
            <text:p>93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9-26T07:00:00">
            <text:p>Tue Sep 26 07:00:00 2023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55.5">
            <text:p>5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9-26T08:00:00">
            <text:p>Tue Sep 26 08:00:00 2023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65.0">
            <text:p>65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9-26T09:00:00">
            <text:p>Tue Sep 26 09:00:00 202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67.8333">
            <text:p>6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6T10:00:00">
            <text:p>Tue Sep 26 10:00:00 202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87.8333">
            <text:p>87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9-26T11:00:00">
            <text:p>Tue Sep 26 11:00:00 2023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98.8333">
            <text:p>98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9-26T12:00:00">
            <text:p>Tue Sep 26 12:00:00 2023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100.0">
            <text:p>100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26T13:00:00">
            <text:p>Tue Sep 26 13:00:00 2023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27T07:00:00">
            <text:p>Wed Sep 27 07:00:00 202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47.3333">
            <text:p>47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9-27T08:00:00">
            <text:p>Wed Sep 27 08:00:00 2023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72.1667">
            <text:p>7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7T09:00:00">
            <text:p>Wed Sep 27 09:00:00 2023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80.1667">
            <text:p>80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9-27T10:00:00">
            <text:p>Wed Sep 27 10:00:00 2023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91.3333">
            <text:p>9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27T11:00:00">
            <text:p>Wed Sep 27 11:00:00 2023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97.6667">
            <text:p>9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7T12:00:00">
            <text:p>Wed Sep 27 12:00:00 2023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98.8333">
            <text:p>98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9-28T07:00:00">
            <text:p>Thu Sep 28 07:00:00 2023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61.1667">
            <text:p>61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9-28T08:00:00">
            <text:p>Thu Sep 28 08:00:00 202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73.0">
            <text:p>7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9-28T09:00:00">
            <text:p>Thu Sep 28 09:00:00 2023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80.0">
            <text:p>80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9-28T10:00:00">
            <text:p>Thu Sep 28 10:00:00 2023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84.5">
            <text:p>84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9-28T11:00:00">
            <text:p>Thu Sep 28 11:00:00 2023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88.6667">
            <text:p>88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9-28T12:00:00">
            <text:p>Thu Sep 28 12:00:00 2023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82.6667">
            <text:p>82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9-29T07:00:00">
            <text:p>Fri Sep 29 07:00:00 202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57.5">
            <text:p>5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9-29T08:00:00">
            <text:p>Fri Sep 29 08:00:00 2023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65.6667">
            <text:p>6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9-29T09:00:00">
            <text:p>Fri Sep 29 09:00:00 202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74.3333">
            <text:p>74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9-29T10:00:00">
            <text:p>Fri Sep 29 10:00:00 2023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83.6667">
            <text:p>83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9-29T11:00:00">
            <text:p>Fri Sep 29 11:00:00 2023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80.5">
            <text:p>80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9-29T12:00:00">
            <text:p>Fri Sep 29 12:00:00 202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78.8333">
            <text:p>78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9-29T13:00:00">
            <text:p>Fri Sep 29 13:00:00 2023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30T05:00:00">
            <text:p>Sat Sep 30 05:00:00 2023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9-30T06:00:00">
            <text:p>Sat Sep 30 06:00:00 2023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42.3333">
            <text:p>42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30T07:00:00">
            <text:p>Sat Sep 30 07:00:00 2023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59.5">
            <text:p>59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9-30T08:00:00">
            <text:p>Sat Sep 30 08:00:00 2023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63.8333">
            <text:p>63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9-30T09:00:00">
            <text:p>Sat Sep 30 09:00:00 202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3.0">
            <text:p>73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9-30T10:00:00">
            <text:p>Sat Sep 30 10:00:00 2023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0-01T05:00:00">
            <text:p>Sun Oct  1 05:00:00 202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51.1667">
            <text:p>51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1T06:00:00">
            <text:p>Sun Oct  1 06:00:00 202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56.6667">
            <text:p>56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0-01T07:00:00">
            <text:p>Sun Oct  1 07:00:00 2023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61.6667">
            <text:p>61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01T08:00:00">
            <text:p>Sun Oct  1 08:00:00 2023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69.8333">
            <text:p>69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1T09:00:00">
            <text:p>Sun Oct  1 09:00:00 202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78.3333">
            <text:p>78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1T10:00:00">
            <text:p>Sun Oct  1 10:00:00 202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79.3333">
            <text:p>79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05:00:00">
            <text:p>Thu Oct  5 05:00:00 202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22.5">
            <text:p>22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05T06:00:00">
            <text:p>Thu Oct  5 06:00:00 2023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35.1667">
            <text:p>35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05T07:00:00">
            <text:p>Thu Oct  5 07:00:00 202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65.3333">
            <text:p>6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05T08:00:00">
            <text:p>Thu Oct  5 08:00:00 2023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76.1667">
            <text:p>7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05T09:00:00">
            <text:p>Thu Oct  5 09:00:00 202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77.6667">
            <text:p>77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0-05T10:00:00">
            <text:p>Thu Oct  5 10:00:00 2023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82.8333">
            <text:p>82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10-05T11:00:00">
            <text:p>Thu Oct  5 11:00:00 2023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84.6667">
            <text:p>84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0-05T12:00:00">
            <text:p>Thu Oct  5 12:00:00 202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79.8333">
            <text:p>79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0-06T08:00:00">
            <text:p>Fri Oct  6 08:00:00 2023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66.6667">
            <text:p>66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06T09:00:00">
            <text:p>Fri Oct  6 09:00:00 2023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67.3333">
            <text:p>67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6T11:00:00">
            <text:p>Fri Oct  6 11:00:00 2023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71.0">
            <text:p>71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06T12:00:00">
            <text:p>Fri Oct  6 12:00:00 2023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64.1667">
            <text:p>64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13:00:00">
            <text:p>Fri Oct  6 13:00:00 2023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65.1667">
            <text:p>65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06T14:00:00">
            <text:p>Fri Oct  6 14:00:00 202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0-07T04:00:00">
            <text:p>Sat Oct  7 04:00:00 2023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27.8333">
            <text:p>2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0-07T05:00:00">
            <text:p>Sat Oct  7 05:00:00 2023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3.1667">
            <text:p>33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07T06:00:00">
            <text:p>Sat Oct  7 06:00:00 2023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36.5">
            <text:p>36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0-07T07:00:00">
            <text:p>Sat Oct  7 07:00:00 2023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56.8333">
            <text:p>56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0-07T08:00:00">
            <text:p>Sat Oct  7 08:00:00 2023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64.0">
            <text:p>64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0-07T09:00:00">
            <text:p>Sat Oct  7 09:00:00 2023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75.1667">
            <text:p>75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07T10:00:00">
            <text:p>Sat Oct  7 10:00:00 2023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0.6667">
            <text:p>80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08T05:00:00">
            <text:p>Sun Oct  8 05:00:00 202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3.6667">
            <text:p>33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0-08T06:00:00">
            <text:p>Sun Oct  8 06:00:00 202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40.1667">
            <text:p>40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07:00:00">
            <text:p>Sun Oct  8 07:00:00 2023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51.3333">
            <text:p>51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0-08T08:00:00">
            <text:p>Sun Oct  8 08:00:00 202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61.1667">
            <text:p>61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8T09:00:00">
            <text:p>Sun Oct  8 09:00:00 202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0:00:00">
            <text:p>Sun Oct  8 10:00:00 2023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82.3333">
            <text:p>82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7:00:00">
            <text:p>Mon Oct  9 07:00:00 202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37.8333">
            <text:p>37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0-09T08:00:00">
            <text:p>Mon Oct  9 08:00:00 2023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39.5">
            <text:p>39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0-09T09:00:00">
            <text:p>Mon Oct  9 09:00:00 2023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40.1667">
            <text:p>40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0-09T10:00:00">
            <text:p>Mon Oct  9 10:00:00 202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37.8333">
            <text:p>37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09T11:00:00">
            <text:p>Mon Oct  9 11:00:00 2023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7.0">
            <text:p>37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0-09T12:00:00">
            <text:p>Mon Oct  9 12:00:00 2023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09T13:00:00">
            <text:p>Mon Oct  9 13:00:00 2023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0T08:00:00">
            <text:p>Tue Oct 10 08:00:00 2023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65.5">
            <text:p>65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10T09:00:00">
            <text:p>Tue Oct 10 09:00:00 2023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71.8333">
            <text:p>71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0-10T10:00:00">
            <text:p>Tue Oct 10 10:00:00 202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77.6667">
            <text:p>77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10T11:00:00">
            <text:p>Tue Oct 10 11:00:00 2023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72.6667">
            <text:p>72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10T12:00:00">
            <text:p>Tue Oct 10 12:00:00 2023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64.8333">
            <text:p>64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0T13:00:00">
            <text:p>Tue Oct 10 13:00:00 202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41.6667">
            <text:p>41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11T08:00:00">
            <text:p>Wed Oct 11 08:00:00 2023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68.1667">
            <text:p>68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0-11T09:00:00">
            <text:p>Wed Oct 11 09:00:00 202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71.0">
            <text:p>71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0-11T10:00:00">
            <text:p>Wed Oct 11 10:00:00 2023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73.1667">
            <text:p>73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11T11:00:00">
            <text:p>Wed Oct 11 11:00:00 202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69.1667">
            <text:p>69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12:00:00">
            <text:p>Wed Oct 11 12:00:00 2023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11T13:00:00">
            <text:p>Wed Oct 11 13:00:00 202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0-12T06:00:00">
            <text:p>Thu Oct 12 06:00:00 2023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59.3333">
            <text:p>59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0-12T07:00:00">
            <text:p>Thu Oct 12 07:00:00 2023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69.5">
            <text:p>69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0-12T08:00:00">
            <text:p>Thu Oct 12 08:00:00 202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76.6667">
            <text:p>76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0-12T09:00:00">
            <text:p>Thu Oct 12 09:00:00 2023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82.1667">
            <text:p>82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0-12T10:00:00">
            <text:p>Thu Oct 12 10:00:00 2023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82.6667">
            <text:p>8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0-12T11:00:00">
            <text:p>Thu Oct 12 11:00:00 202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81.1667">
            <text:p>81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13T06:00:00">
            <text:p>Fri Oct 13 06:00:00 2023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58.3333">
            <text:p>58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13T07:00:00">
            <text:p>Fri Oct 13 07:00:00 2023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3T08:00:00">
            <text:p>Fri Oct 13 08:00:00 2023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0-13T09:00:00">
            <text:p>Fri Oct 13 09:00:00 2023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75.6667">
            <text:p>75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10-13T10:00:00">
            <text:p>Fri Oct 13 10:00:00 202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76.0">
            <text:p>76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0-13T11:00:00">
            <text:p>Fri Oct 13 11:00:00 2023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75.5">
            <text:p>75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0-13T12:00:00">
            <text:p>Fri Oct 13 12:00:00 202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72.1667">
            <text:p>72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14T08:00:00">
            <text:p>Sat Oct 14 08:00:00 2023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72.6667">
            <text:p>72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0-14T09:00:00">
            <text:p>Sat Oct 14 09:00:00 2023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76.6667">
            <text:p>76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0-14T10:00:00">
            <text:p>Sat Oct 14 10:00:00 202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76.0">
            <text:p>76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0-14T11:00:00">
            <text:p>Sat Oct 14 11:00:00 202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68.6667">
            <text:p>68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14T12:00:00">
            <text:p>Sat Oct 14 12:00:00 2023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6667">
            <text:p>63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15T05:00:00">
            <text:p>Sun Oct 15 05:00:00 202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54.0">
            <text:p>54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0-15T06:00:00">
            <text:p>Sun Oct 15 06:00:00 2023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63.1667">
            <text:p>63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5T07:00:00">
            <text:p>Sun Oct 15 07:00:00 2023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65.8333">
            <text:p>65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15T08:00:00">
            <text:p>Sun Oct 15 08:00:00 2023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9.5">
            <text:p>69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5T09:00:00">
            <text:p>Sun Oct 15 09:00:00 202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15T10:00:00">
            <text:p>Sun Oct 15 10:00:00 202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0-16T07:00:00">
            <text:p>Mon Oct 16 07:00:00 202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57.1667">
            <text:p>57.1667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0-16T08:00:00">
            <text:p>Mon Oct 16 08:00:00 2023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57.1667">
            <text:p>57.1667</text:p>
          </table:table-cell>
          <table:table-cell office:value-type="float" office:value="53.3333">
            <text:p>53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0-16T09:00:00">
            <text:p>Mon Oct 16 09:00:00 2023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57.1667">
            <text:p>57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16T10:00:00">
            <text:p>Mon Oct 16 10:00:00 202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58.6667">
            <text:p>58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16T11:00:00">
            <text:p>Mon Oct 16 11:00:00 2023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5.6667">
            <text:p>55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16T12:00:00">
            <text:p>Mon Oct 16 12:00:00 202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6T13:00:00">
            <text:p>Mon Oct 16 13:00:00 2023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62.6667">
            <text:p>62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16T14:00:00">
            <text:p>Mon Oct 16 14:00:00 2023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0-17T06:00:00">
            <text:p>Tue Oct 17 06:00:00 202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8.5">
            <text:p>38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0-17T07:00:00">
            <text:p>Tue Oct 17 07:00:00 202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45.6667">
            <text:p>45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0-17T08:00:00">
            <text:p>Tue Oct 17 08:00:00 2023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0.3333">
            <text:p>50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17T13:00:00">
            <text:p>Tue Oct 17 13:00:00 202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0-17T14:00:00">
            <text:p>Tue Oct 17 14:00:00 202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17T15:00:00">
            <text:p>Tue Oct 17 15:00:00 2023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41.5">
            <text:p>41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18T09:00:00">
            <text:p>Wed Oct 18 09:00:00 2023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43.0">
            <text:p>43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0-18T10:00:00">
            <text:p>Wed Oct 18 10:00:00 2023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36.1667">
            <text:p>36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0-18T11:00:00">
            <text:p>Wed Oct 18 11:00:00 202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0-18T12:00:00">
            <text:p>Wed Oct 18 12:00:00 2023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8T13:00:00">
            <text:p>Wed Oct 18 13:00:00 202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0-19T06:00:00">
            <text:p>Thu Oct 19 06:00:00 2023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19T07:00:00">
            <text:p>Thu Oct 19 07:00:00 2023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54.5">
            <text:p>54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9T08:00:00">
            <text:p>Thu Oct 19 08:00:00 2023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58.3333">
            <text:p>58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19T09:00:00">
            <text:p>Thu Oct 19 09:00:00 202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2.1667">
            <text:p>62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19T10:00:00">
            <text:p>Thu Oct 19 10:00:00 2023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9T11:00:00">
            <text:p>Thu Oct 19 11:00:00 2023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0T11:00:00">
            <text:p>Fri Oct 20 11:00:00 202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20T12:00:00">
            <text:p>Fri Oct 20 12:00:00 2023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0T13:00:00">
            <text:p>Fri Oct 20 13:00:00 202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20T14:00:00">
            <text:p>Fri Oct 20 14:00:00 202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0T15:00:00">
            <text:p>Fri Oct 20 15:00:00 202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10-21T07:00:00">
            <text:p>Sat Oct 21 07:00:00 202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65.1667">
            <text:p>65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0-21T08:00:00">
            <text:p>Sat Oct 21 08:00:00 2023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68.5">
            <text:p>68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1T09:00:00">
            <text:p>Sat Oct 21 09:00:00 202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71.0">
            <text:p>71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21T10:00:00">
            <text:p>Sat Oct 21 10:00:00 2023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71.6667">
            <text:p>71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1T11:00:00">
            <text:p>Sat Oct 21 11:00:00 202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73.5">
            <text:p>7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1T12:00:00">
            <text:p>Sat Oct 21 12:00:00 202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71.8333">
            <text:p>71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0-21T13:00:00">
            <text:p>Sat Oct 21 13:00:00 202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2T06:00:00">
            <text:p>Sun Oct 22 06:00:00 2023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37.3333">
            <text:p>37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22T07:00:00">
            <text:p>Sun Oct 22 07:00:00 202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56.0">
            <text:p>56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2T08:00:00">
            <text:p>Sun Oct 22 08:00:00 202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67.8333">
            <text:p>67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2T09:00:00">
            <text:p>Sun Oct 22 09:00:00 2023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71.5">
            <text:p>71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22T10:00:00">
            <text:p>Sun Oct 22 10:00:00 2023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73.6667">
            <text:p>73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22T11:00:00">
            <text:p>Sun Oct 22 11:00:00 2023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75.5">
            <text:p>75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23T07:00:00">
            <text:p>Mon Oct 23 07:00:00 2023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51.3333">
            <text:p>51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0-23T08:00:00">
            <text:p>Mon Oct 23 08:00:00 2023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0-23T09:00:00">
            <text:p>Mon Oct 23 09:00:00 2023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3.1667">
            <text:p>5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0-23T10:00:00">
            <text:p>Mon Oct 23 10:00:00 2023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54.5">
            <text:p>5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0-23T11:00:00">
            <text:p>Mon Oct 23 11:00:00 202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55.0">
            <text:p>5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23T12:00:00">
            <text:p>Mon Oct 23 12:00:00 202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65.0">
            <text:p>65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0-23T13:00:00">
            <text:p>Mon Oct 23 13:00:00 202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62.1667">
            <text:p>62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23T14:00:00">
            <text:p>Mon Oct 23 14:00:00 2023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24T05:00:00">
            <text:p>Tue Oct 24 05:00:00 2023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19.3333">
            <text:p>19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0-24T06:00:00">
            <text:p>Tue Oct 24 06:00:00 202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23.1667">
            <text:p>23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07:00:00">
            <text:p>Tue Oct 24 07:00:00 2023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8.5">
            <text:p>3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0-24T08:00:00">
            <text:p>Tue Oct 24 08:00:00 2023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0-25T11:00:00">
            <text:p>Wed Oct 25 11:00:00 202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59.1667">
            <text:p>59.1667</text:p>
          </table:table-cell>
          <table:table-cell office:value-type="float" office:value="22.6">
            <text:p>22.6</text:p>
          </table:table-cell>
        </table:table-row>
        <table:table-row>
          <table:table-cell table:style-name="pd1" office:value-type="date" office:date-value="2023-10-25T12:00:00">
            <text:p>Wed Oct 25 12:00:00 2023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5T13:00:00">
            <text:p>Wed Oct 25 13:00:00 2023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0-25T14:00:00">
            <text:p>Wed Oct 25 14:00:00 202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63.3333">
            <text:p>63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0-25T22:00:00">
            <text:p>Wed Oct 25 22:00:00 2023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25T23:00:00">
            <text:p>Wed Oct 25 23:00:00 2023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00:00:00">
            <text:p>Thu Oct 26 00:00:00 2023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0-26T01:00:00">
            <text:p>Thu Oct 26 01:00:00 2023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47.0">
            <text:p>47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26T02:00:00">
            <text:p>Thu Oct 26 02:00:00 2023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0-26T03:00:00">
            <text:p>Thu Oct 26 03:00:00 2023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45.6667">
            <text:p>45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26T04:00:00">
            <text:p>Thu Oct 26 04:00:00 2023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22.6">
            <text:p>22.6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26T05:00:00">
            <text:p>Thu Oct 26 05:00:00 202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25.0">
            <text:p>25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0-26T06:00:00">
            <text:p>Thu Oct 26 06:00:00 2023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0-26T07:00:00">
            <text:p>Thu Oct 26 07:00:00 2023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1.1667">
            <text:p>41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0-26T08:00:00">
            <text:p>Thu Oct 26 08:00:00 202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0-26T09:00:00">
            <text:p>Thu Oct 26 09:00:00 2023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0-26T10:00:00">
            <text:p>Thu Oct 26 10:00:00 2023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0-26T11:00:00">
            <text:p>Thu Oct 26 11:00:00 202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47.6667">
            <text:p>47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0-27T07:00:00">
            <text:p>Fri Oct 27 07:00:00 202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0-27T08:00:00">
            <text:p>Fri Oct 27 08:00:00 2023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0-27T09:00:00">
            <text:p>Fri Oct 27 09:00:00 2023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39.6667">
            <text:p>39.6667</text:p>
          </table:table-cell>
          <table:table-cell office:value-type="float" office:value="41.0">
            <text:p>41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27T13:00:00">
            <text:p>Fri Oct 27 13:00:00 2023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27T14:00:00">
            <text:p>Fri Oct 27 14:00:00 2023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27T15:00:00">
            <text:p>Fri Oct 27 15:00:00 2023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07:00:00">
            <text:p>Sat Oct 28 07:00:00 202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57.5">
            <text:p>57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0-28T08:00:00">
            <text:p>Sat Oct 28 08:00:00 2023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62.6667">
            <text:p>6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0-28T09:00:00">
            <text:p>Sat Oct 28 09:00:00 202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65.1667">
            <text:p>65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28T10:00:00">
            <text:p>Sat Oct 28 10:00:00 2023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63.5">
            <text:p>63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28T11:00:00">
            <text:p>Sat Oct 28 11:00:00 2023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2.1667">
            <text:p>62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0-28T12:00:00">
            <text:p>Sat Oct 28 12:00:00 202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29T06:00:00">
            <text:p>Sun Oct 29 06:00:00 2023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53.6667">
            <text:p>53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0-29T07:00:00">
            <text:p>Sun Oct 29 07:00:00 2023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55.8333">
            <text:p>55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9T08:00:00">
            <text:p>Sun Oct 29 08:00:00 2023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58.1667">
            <text:p>58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0-29T09:00:00">
            <text:p>Sun Oct 29 09:00:00 202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29T10:00:00">
            <text:p>Sun Oct 29 10:00:00 2023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30T07:00:00">
            <text:p>Mon Oct 30 07:00:00 2023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8333">
            <text:p>64.8333</text:p>
          </table:table-cell>
          <table:table-cell office:value-type="float" office:value="62.5">
            <text:p>62.5</text:p>
          </table:table-cell>
          <table:table-cell office:value-type="float" office:value="62.0">
            <text:p>62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30T08:00:00">
            <text:p>Mon Oct 30 08:00:00 2023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8333">
            <text:p>64.8333</text:p>
          </table:table-cell>
          <table:table-cell office:value-type="float" office:value="62.5">
            <text:p>62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30T09:00:00">
            <text:p>Mon Oct 30 09:00:00 2023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8333">
            <text:p>64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30T10:00:00">
            <text:p>Mon Oct 30 10:00:00 2023</text:p>
          </table:table-cell>
          <table:table-cell office:value-type="float" office:value="42.5">
            <text:p>42.5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0T11:00:00">
            <text:p>Mon Oct 30 11:00:00 2023</text:p>
          </table:table-cell>
          <table:table-cell office:value-type="float" office:value="47.5">
            <text:p>47.5</text:p>
          </table:table-cell>
          <table:table-cell office:value-type="float" office:value="42.5">
            <text:p>42.5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30T12:00:00">
            <text:p>Mon Oct 30 12:00:00 2023</text:p>
          </table:table-cell>
          <table:table-cell office:value-type="float" office:value="49.8333">
            <text:p>49.8333</text:p>
          </table:table-cell>
          <table:table-cell office:value-type="float" office:value="47.5">
            <text:p>47.5</text:p>
          </table:table-cell>
          <table:table-cell office:value-type="float" office:value="42.5">
            <text:p>42.5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30T13:00:00">
            <text:p>Mon Oct 30 13:00:00 2023</text:p>
          </table:table-cell>
          <table:table-cell office:value-type="float" office:value="51.6667">
            <text:p>51.6667</text:p>
          </table:table-cell>
          <table:table-cell office:value-type="float" office:value="49.8333">
            <text:p>49.8333</text:p>
          </table:table-cell>
          <table:table-cell office:value-type="float" office:value="47.5">
            <text:p>47.5</text:p>
          </table:table-cell>
          <table:table-cell office:value-type="float" office:value="42.5">
            <text:p>42.5</text:p>
          </table:table-cell>
          <table:table-cell office:value-type="float" office:value="45.5">
            <text:p>45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30T14:00:00">
            <text:p>Mon Oct 30 14:00:00 2023</text:p>
          </table:table-cell>
          <table:table-cell office:value-type="float" office:value="55.6667">
            <text:p>55.6667</text:p>
          </table:table-cell>
          <table:table-cell office:value-type="float" office:value="51.6667">
            <text:p>51.6667</text:p>
          </table:table-cell>
          <table:table-cell office:value-type="float" office:value="49.8333">
            <text:p>49.8333</text:p>
          </table:table-cell>
          <table:table-cell office:value-type="float" office:value="47.5">
            <text:p>47.5</text:p>
          </table:table-cell>
          <table:table-cell office:value-type="float" office:value="42.5">
            <text:p>42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30T15:00:00">
            <text:p>Mon Oct 30 15:00:00 2023</text:p>
          </table:table-cell>
          <table:table-cell office:value-type="float" office:value="53.5">
            <text:p>53.5</text:p>
          </table:table-cell>
          <table:table-cell office:value-type="float" office:value="55.6667">
            <text:p>55.6667</text:p>
          </table:table-cell>
          <table:table-cell office:value-type="float" office:value="51.6667">
            <text:p>51.6667</text:p>
          </table:table-cell>
          <table:table-cell office:value-type="float" office:value="49.8333">
            <text:p>49.8333</text:p>
          </table:table-cell>
          <table:table-cell office:value-type="float" office:value="47.5">
            <text:p>47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30T16:00:00">
            <text:p>Mon Oct 30 16:00:00 2023</text:p>
          </table:table-cell>
          <table:table-cell office:value-type="float" office:value="54.5">
            <text:p>54.5</text:p>
          </table:table-cell>
          <table:table-cell office:value-type="float" office:value="53.5">
            <text:p>53.5</text:p>
          </table:table-cell>
          <table:table-cell office:value-type="float" office:value="55.6667">
            <text:p>55.6667</text:p>
          </table:table-cell>
          <table:table-cell office:value-type="float" office:value="51.6667">
            <text:p>51.6667</text:p>
          </table:table-cell>
          <table:table-cell office:value-type="float" office:value="49.8333">
            <text:p>4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30T17:00:00">
            <text:p>Mon Oct 30 17:00:00 2023</text:p>
          </table:table-cell>
          <table:table-cell office:value-type="float" office:value="57.8333">
            <text:p>57.8333</text:p>
          </table:table-cell>
          <table:table-cell office:value-type="float" office:value="54.5">
            <text:p>54.5</text:p>
          </table:table-cell>
          <table:table-cell office:value-type="float" office:value="53.5">
            <text:p>53.5</text:p>
          </table:table-cell>
          <table:table-cell office:value-type="float" office:value="55.6667">
            <text:p>55.6667</text:p>
          </table:table-cell>
          <table:table-cell office:value-type="float" office:value="51.6667">
            <text:p>51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30T18:00:00">
            <text:p>Mon Oct 30 18:00:00 2023</text:p>
          </table:table-cell>
          <table:table-cell office:value-type="float" office:value="53.1667">
            <text:p>53.1667</text:p>
          </table:table-cell>
          <table:table-cell office:value-type="float" office:value="57.8333">
            <text:p>57.8333</text:p>
          </table:table-cell>
          <table:table-cell office:value-type="float" office:value="54.5">
            <text:p>54.5</text:p>
          </table:table-cell>
          <table:table-cell office:value-type="float" office:value="53.5">
            <text:p>53.5</text:p>
          </table:table-cell>
          <table:table-cell office:value-type="float" office:value="55.6667">
            <text:p>55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30T19:00:00">
            <text:p>Mon Oct 30 19:00:00 2023</text:p>
          </table:table-cell>
          <table:table-cell office:value-type="float" office:value="55.5">
            <text:p>55.5</text:p>
          </table:table-cell>
          <table:table-cell office:value-type="float" office:value="53.1667">
            <text:p>53.1667</text:p>
          </table:table-cell>
          <table:table-cell office:value-type="float" office:value="57.8333">
            <text:p>57.8333</text:p>
          </table:table-cell>
          <table:table-cell office:value-type="float" office:value="54.5">
            <text:p>54.5</text:p>
          </table:table-cell>
          <table:table-cell office:value-type="float" office:value="53.5">
            <text:p>5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30T20:00:00">
            <text:p>Mon Oct 30 20:00:00 2023</text:p>
          </table:table-cell>
          <table:table-cell office:value-type="float" office:value="49.5">
            <text:p>49.5</text:p>
          </table:table-cell>
          <table:table-cell office:value-type="float" office:value="55.5">
            <text:p>55.5</text:p>
          </table:table-cell>
          <table:table-cell office:value-type="float" office:value="53.1667">
            <text:p>53.1667</text:p>
          </table:table-cell>
          <table:table-cell office:value-type="float" office:value="57.8333">
            <text:p>57.8333</text:p>
          </table:table-cell>
          <table:table-cell office:value-type="float" office:value="54.5">
            <text:p>5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0-30T22:00:00">
            <text:p>Mon Oct 30 22:00:00 2023</text:p>
          </table:table-cell>
          <table:table-cell office:value-type="float" office:value="30.3333">
            <text:p>30.3333</text:p>
          </table:table-cell>
          <table:table-cell office:value-type="float" office:value="43.5">
            <text:p>43.5</text:p>
          </table:table-cell>
          <table:table-cell office:value-type="float" office:value="49.5">
            <text:p>49.5</text:p>
          </table:table-cell>
          <table:table-cell office:value-type="float" office:value="55.5">
            <text:p>55.5</text:p>
          </table:table-cell>
          <table:table-cell office:value-type="float" office:value="53.1667">
            <text:p>53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30.0">
            <text:p>30.0</text:p>
          </table:table-cell>
          <table:table-cell office:value-type="float" office:value="30.3333">
            <text:p>30.3333</text:p>
          </table:table-cell>
          <table:table-cell office:value-type="float" office:value="43.5">
            <text:p>43.5</text:p>
          </table:table-cell>
          <table:table-cell office:value-type="float" office:value="49.5">
            <text:p>49.5</text:p>
          </table:table-cell>
          <table:table-cell office:value-type="float" office:value="55.5">
            <text:p>55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0-31T00:00:00">
            <text:p>Tue Oct 31 00:00:00 2023</text:p>
          </table:table-cell>
          <table:table-cell office:value-type="float" office:value="50.8333">
            <text:p>50.8333</text:p>
          </table:table-cell>
          <table:table-cell office:value-type="float" office:value="30.0">
            <text:p>30.0</text:p>
          </table:table-cell>
          <table:table-cell office:value-type="float" office:value="30.3333">
            <text:p>30.3333</text:p>
          </table:table-cell>
          <table:table-cell office:value-type="float" office:value="43.5">
            <text:p>43.5</text:p>
          </table:table-cell>
          <table:table-cell office:value-type="float" office:value="49.5">
            <text:p>49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0-31T01:00:00">
            <text:p>Tue Oct 31 01:00:00 2023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30.0">
            <text:p>30.0</text:p>
          </table:table-cell>
          <table:table-cell office:value-type="float" office:value="30.3333">
            <text:p>30.3333</text:p>
          </table:table-cell>
          <table:table-cell office:value-type="float" office:value="43.5">
            <text:p>43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0-31T02:00:00">
            <text:p>Tue Oct 31 02:00:00 2023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30.0">
            <text:p>30.0</text:p>
          </table:table-cell>
          <table:table-cell office:value-type="float" office:value="30.3333">
            <text:p>30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0-31T03:00:00">
            <text:p>Tue Oct 31 03:00:00 202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30.0">
            <text:p>30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0-31T04:00:00">
            <text:p>Tue Oct 31 04:00:00 2023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50.8333">
            <text:p>5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31T05:00:00">
            <text:p>Tue Oct 31 05:00:00 2023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54.3333">
            <text:p>54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0-31T06:00:00">
            <text:p>Tue Oct 31 06:00:00 2023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55.6667">
            <text:p>55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31T07:00:00">
            <text:p>Tue Oct 31 07:00:00 202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56.1667">
            <text:p>56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31T08:00:00">
            <text:p>Tue Oct 31 08:00:00 2023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8.6667">
            <text:p>58.6667</text:p>
          </table:table-cell>
          <table:table-cell office:value-type="float" office:value="58.3333">
            <text:p>58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02T08:00:00">
            <text:p>Thu Nov  2 08:00:00 202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02T09:00:00">
            <text:p>Thu Nov  2 09:00:00 202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2T10:00:00">
            <text:p>Thu Nov  2 10:00:00 202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02T11:00:00">
            <text:p>Thu Nov  2 11:00:00 2023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1-02T12:00:00">
            <text:p>Thu Nov  2 12:00:00 2023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3T08:00:00">
            <text:p>Fri Nov  3 08:00:00 2023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52.8333">
            <text:p>52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03T09:00:00">
            <text:p>Fri Nov  3 09:00:00 202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52.6667">
            <text:p>52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03T11:00:00">
            <text:p>Fri Nov  3 11:00:00 2023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49.1667">
            <text:p>49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3T12:00:00">
            <text:p>Fri Nov  3 12:00:00 2023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0">
            <text:p>59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03T13:00:00">
            <text:p>Fri Nov  3 13:00:00 2023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52.8333">
            <text:p>52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4T06:00:00">
            <text:p>Sat Nov  4 06:00:00 202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04T07:00:00">
            <text:p>Sat Nov  4 07:00:00 2023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60.8333">
            <text:p>60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1-04T08:00:00">
            <text:p>Sat Nov  4 08:00:00 202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62.8333">
            <text:p>62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04T09:00:00">
            <text:p>Sat Nov  4 09:00:00 202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1.5">
            <text:p>61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04T10:00:00">
            <text:p>Sat Nov  4 10:00:00 2023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05T05:00:00">
            <text:p>Sun Nov  5 05:00:00 202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57.3333">
            <text:p>57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05T06:00:00">
            <text:p>Sun Nov  5 06:00:00 2023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63.3333">
            <text:p>63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05T07:00:00">
            <text:p>Sun Nov  5 07:00:00 202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62.1667">
            <text:p>62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1-05T08:00:00">
            <text:p>Sun Nov  5 08:00:00 2023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2.3333">
            <text:p>62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05T09:00:00">
            <text:p>Sun Nov  5 09:00:00 2023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05T10:00:00">
            <text:p>Sun Nov  5 10:00:00 2023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60.3333">
            <text:p>60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05T11:00:00">
            <text:p>Sun Nov  5 11:00:00 2023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59.0">
            <text:p>59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06T04:00:00">
            <text:p>Mon Nov  6 04:00:00 202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06T05:00:00">
            <text:p>Mon Nov  6 05:00:00 202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48.8333">
            <text:p>48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6T06:00:00">
            <text:p>Mon Nov  6 06:00:00 2023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59.8333">
            <text:p>59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06T07:00:00">
            <text:p>Mon Nov  6 07:00:00 2023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1-06T08:00:00">
            <text:p>Mon Nov  6 08:00:00 2023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6T10:00:00">
            <text:p>Mon Nov  6 10:00:00 2023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60.3333">
            <text:p>60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1-06T11:00:00">
            <text:p>Mon Nov  6 11:00:00 2023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4.1667">
            <text:p>54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06T12:00:00">
            <text:p>Mon Nov  6 12:00:00 202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07T07:00:00">
            <text:p>Tue Nov  7 07:00:00 202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61.0">
            <text:p>61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07T08:00:00">
            <text:p>Tue Nov  7 08:00:00 2023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4.0">
            <text:p>6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07T09:00:00">
            <text:p>Tue Nov  7 09:00:00 202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07T10:00:00">
            <text:p>Tue Nov  7 10:00:00 202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63.1667">
            <text:p>63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07T11:00:00">
            <text:p>Tue Nov  7 11:00:00 202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8.0">
            <text:p>58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07T12:00:00">
            <text:p>Tue Nov  7 12:00:00 202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08T02:00:00">
            <text:p>Wed Nov  8 02:00:00 2023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08T03:00:00">
            <text:p>Wed Nov  8 03:00:00 2023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1667">
            <text:p>12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08T04:00:00">
            <text:p>Wed Nov  8 04:00:00 202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33.5">
            <text:p>33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08T05:00:00">
            <text:p>Wed Nov  8 05:00:00 2023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46.1667">
            <text:p>46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08T06:00:00">
            <text:p>Wed Nov  8 06:00:00 202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50.8333">
            <text:p>50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8T07:00:00">
            <text:p>Wed Nov  8 07:00:00 202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61.5">
            <text:p>61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08T08:00:00">
            <text:p>Wed Nov  8 08:00:00 2023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  <table:table-cell office:value-type="float" office:value="63.1667">
            <text:p>63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09T03:00:00">
            <text:p>Thu Nov  9 03:00:00 202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6667">
            <text:p>10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1-09T04:00:00">
            <text:p>Thu Nov  9 04:00:00 202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22.1667">
            <text:p>22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9T05:00:00">
            <text:p>Thu Nov  9 05:00:00 202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29.8333">
            <text:p>2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09T06:00:00">
            <text:p>Thu Nov  9 06:00:00 202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39.1667">
            <text:p>39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07:00:00">
            <text:p>Thu Nov  9 07:00:00 2023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1.5">
            <text:p>51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11T10:00:00">
            <text:p>Sat Nov 11 10:00:00 2023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60.8333">
            <text:p>60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1T11:00:00">
            <text:p>Sat Nov 11 11:00:00 202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52.8333">
            <text:p>52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1-11T12:00:00">
            <text:p>Sat Nov 11 12:00:00 202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27.6667">
            <text:p>27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11T13:00:00">
            <text:p>Sat Nov 11 13:00:00 2023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42.0">
            <text:p>42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11T14:00:00">
            <text:p>Sat Nov 11 14:00:00 202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40.6667">
            <text:p>40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2T03:00:00">
            <text:p>Sun Nov 12 03:00:00 2023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16.0">
            <text:p>1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2T04:00:00">
            <text:p>Sun Nov 12 04:00:00 202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16.1667">
            <text:p>1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1-12T05:00:00">
            <text:p>Sun Nov 12 05:00:00 202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26.3333">
            <text:p>26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12T06:00:00">
            <text:p>Sun Nov 12 06:00:00 2023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41.5">
            <text:p>41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12T07:00:00">
            <text:p>Sun Nov 12 07:00:00 2023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50.5">
            <text:p>5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12T08:00:00">
            <text:p>Sun Nov 12 08:00:00 202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0.0">
            <text:p>5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49.8333">
            <text:p>49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2T10:00:00">
            <text:p>Sun Nov 12 10:00:00 2023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8.8333">
            <text:p>48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19T03:00:00">
            <text:p>Sun Nov 19 03:00:00 2023</text:p>
          </table:table-cell>
          <table:table-cell office:value-type="float" office:value="48.1667">
            <text:p>48.1667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20T04:00:00">
            <text:p>Mon Nov 20 04:00:00 202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5:00:00">
            <text:p>Mon Nov 20 05:00:00 2023</text:p>
          </table:table-cell>
          <table:table-cell office:value-type="float" office:value="57.3333">
            <text:p>57.3333</text:p>
          </table:table-cell>
          <table:table-cell office:value-type="float" office:value="55.3333">
            <text:p>55.3333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06:00:00">
            <text:p>Tue Nov 21 06:00:00 2023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1T07:00:00">
            <text:p>Tue Nov 21 07:00:00 202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1-21T08:00:00">
            <text:p>Tue Nov 21 08:00:00 2023</text:p>
          </table:table-cell>
          <table:table-cell office:value-type="float" office:value="41.8333">
            <text:p>41.8333</text:p>
          </table:table-cell>
          <table:table-cell office:value-type="float" office:value="49.0">
            <text:p>49.0</text:p>
          </table:table-cell>
          <table:table-cell office:value-type="float" office:value="58.3333">
            <text:p>58.3333</text:p>
          </table:table-cell>
          <table:table-cell office:value-type="float" office:value="60.0">
            <text:p>60.0</text:p>
          </table:table-cell>
          <table:table-cell office:value-type="float" office:value="55.5">
            <text:p>5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3T03:00:00">
            <text:p>Thu Nov 23 03:00:00 2023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3T04:00:00">
            <text:p>Thu Nov 23 04:00:00 2023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23T05:00:00">
            <text:p>Thu Nov 23 05:00:00 2023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3T06:00:00">
            <text:p>Thu Nov 23 06:00:00 202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3T07:00:00">
            <text:p>Thu Nov 23 07:00:00 202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24T02:00:00">
            <text:p>Fri Nov 24 02:00:00 2023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03:00:00">
            <text:p>Fri Nov 24 03:00:00 202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6T04:00:00">
            <text:p>Sun Nov 26 04:00:00 2023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6T05:00:00">
            <text:p>Sun Nov 26 05:00:00 2023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27T03:00:00">
            <text:p>Mon Nov 27 03:00:00 2023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7T04:00:00">
            <text:p>Mon Nov 27 04:00:00 202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5:00:00">
            <text:p>Mon Nov 27 05:00:00 2023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1T14:00:00">
            <text:p>Fri Dec  1 14:00:00 2023</text:p>
          </table:table-cell>
          <table:table-cell office:value-type="float" office:value="52.8333">
            <text:p>52.8333</text:p>
          </table:table-cell>
          <table:table-cell office:value-type="float" office:value="52.1667">
            <text:p>52.1667</text:p>
          </table:table-cell>
          <table:table-cell office:value-type="float" office:value="46.8333">
            <text:p>46.8333</text:p>
          </table:table-cell>
          <table:table-cell office:value-type="float" office:value="40.8333">
            <text:p>40.8333</text:p>
          </table:table-cell>
          <table:table-cell office:value-type="float" office:value="39.1667">
            <text:p>39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01T15:00:00">
            <text:p>Fri Dec  1 15:00:00 2023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52.1667">
            <text:p>52.1667</text:p>
          </table:table-cell>
          <table:table-cell office:value-type="float" office:value="46.8333">
            <text:p>46.8333</text:p>
          </table:table-cell>
          <table:table-cell office:value-type="float" office:value="40.8333">
            <text:p>4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2-01T16:00:00">
            <text:p>Fri Dec  1 16:00:00 2023</text:p>
          </table:table-cell>
          <table:table-cell office:value-type="float" office:value="54.1667">
            <text:p>54.1667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52.1667">
            <text:p>52.1667</text:p>
          </table:table-cell>
          <table:table-cell office:value-type="float" office:value="46.8333">
            <text:p>46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1T17:00:00">
            <text:p>Fri Dec  1 17:00:00 202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52.1667">
            <text:p>52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12-01T18:00:00">
            <text:p>Fri Dec  1 18:00:00 2023</text:p>
          </table:table-cell>
          <table:table-cell office:value-type="float" office:value="53.8333">
            <text:p>53.8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1T19:00:00">
            <text:p>Fri Dec  1 19:00:00 2023</text:p>
          </table:table-cell>
          <table:table-cell office:value-type="float" office:value="55.8333">
            <text:p>55.8333</text:p>
          </table:table-cell>
          <table:table-cell office:value-type="float" office:value="53.8333">
            <text:p>53.8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52.3333">
            <text:p>52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01T20:00:00">
            <text:p>Fri Dec  1 20:00:00 2023</text:p>
          </table:table-cell>
          <table:table-cell office:value-type="float" office:value="57.6667">
            <text:p>57.6667</text:p>
          </table:table-cell>
          <table:table-cell office:value-type="float" office:value="55.8333">
            <text:p>55.8333</text:p>
          </table:table-cell>
          <table:table-cell office:value-type="float" office:value="53.8333">
            <text:p>53.8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01T21:00:00">
            <text:p>Fri Dec  1 21:00:00 2023</text:p>
          </table:table-cell>
          <table:table-cell office:value-type="float" office:value="47.8333">
            <text:p>47.8333</text:p>
          </table:table-cell>
          <table:table-cell office:value-type="float" office:value="57.6667">
            <text:p>57.6667</text:p>
          </table:table-cell>
          <table:table-cell office:value-type="float" office:value="55.8333">
            <text:p>55.8333</text:p>
          </table:table-cell>
          <table:table-cell office:value-type="float" office:value="53.8333">
            <text:p>53.8333</text:p>
          </table:table-cell>
          <table:table-cell office:value-type="float" office:value="54.5">
            <text:p>5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01T22:00:00">
            <text:p>Fri Dec  1 22:00:00 2023</text:p>
          </table:table-cell>
          <table:table-cell office:value-type="float" office:value="24.6667">
            <text:p>24.6667</text:p>
          </table:table-cell>
          <table:table-cell office:value-type="float" office:value="47.8333">
            <text:p>47.8333</text:p>
          </table:table-cell>
          <table:table-cell office:value-type="float" office:value="57.6667">
            <text:p>57.6667</text:p>
          </table:table-cell>
          <table:table-cell office:value-type="float" office:value="55.8333">
            <text:p>55.8333</text:p>
          </table:table-cell>
          <table:table-cell office:value-type="float" office:value="53.8333">
            <text:p>53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01T23:00:00">
            <text:p>Fri Dec  1 23:00:00 2023</text:p>
          </table:table-cell>
          <table:table-cell office:value-type="float" office:value="21.8333">
            <text:p>21.8333</text:p>
          </table:table-cell>
          <table:table-cell office:value-type="float" office:value="24.6667">
            <text:p>24.6667</text:p>
          </table:table-cell>
          <table:table-cell office:value-type="float" office:value="47.8333">
            <text:p>47.8333</text:p>
          </table:table-cell>
          <table:table-cell office:value-type="float" office:value="57.6667">
            <text:p>57.6667</text:p>
          </table:table-cell>
          <table:table-cell office:value-type="float" office:value="55.8333">
            <text:p>55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02T00:00:00">
            <text:p>Sat Dec  2 00:00:00 202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  <table:table-cell office:value-type="float" office:value="24.6667">
            <text:p>24.6667</text:p>
          </table:table-cell>
          <table:table-cell office:value-type="float" office:value="47.8333">
            <text:p>47.8333</text:p>
          </table:table-cell>
          <table:table-cell office:value-type="float" office:value="57.6667">
            <text:p>57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02T01:00:00">
            <text:p>Sat Dec  2 01:00:00 2023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  <table:table-cell office:value-type="float" office:value="24.6667">
            <text:p>24.6667</text:p>
          </table:table-cell>
          <table:table-cell office:value-type="float" office:value="47.8333">
            <text:p>47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2T02:00:00">
            <text:p>Sat Dec  2 02:00:00 2023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  <table:table-cell office:value-type="float" office:value="24.6667">
            <text:p>24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03:00:00">
            <text:p>Sat Dec  2 03:00:00 2023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21.8333">
            <text:p>21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02T04:00:00">
            <text:p>Sat Dec  2 04:00:00 2023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28.0">
            <text:p>2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2T05:00:00">
            <text:p>Sat Dec  2 05:00:00 2023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33.8333">
            <text:p>33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02T06:00:00">
            <text:p>Sat Dec  2 06:00:00 2023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46.5">
            <text:p>46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02T07:00:00">
            <text:p>Sat Dec  2 07:00:00 2023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3.1667">
            <text:p>5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08:00:00">
            <text:p>Sat Dec  2 08:00:00 2023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1.0">
            <text:p>51.0</text:p>
          </table:table-cell>
          <table:table-cell office:value-type="float" office:value="54.5">
            <text:p>54.5</text:p>
          </table:table-cell>
          <table:table-cell office:value-type="float" office:value="55.0">
            <text:p>5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03T03:00:00">
            <text:p>Sun Dec  3 03:00:00 2023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03T04:00:00">
            <text:p>Sun Dec  3 04:00:00 2023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03T05:00:00">
            <text:p>Sun Dec  3 05:00:00 2023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03T06:00:00">
            <text:p>Sun Dec  3 06:00:00 2023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03T07:00:00">
            <text:p>Sun Dec  3 07:00:00 2023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4.5">
            <text:p>44.5</text:p>
          </table:table-cell>
          <table:table-cell office:value-type="float" office:value="39.0">
            <text:p>39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4T03:00:00">
            <text:p>Mon Dec  4 03:00:00 2023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04T04:00:00">
            <text:p>Mon Dec  4 04:00:00 2023</text:p>
          </table:table-cell>
          <table:table-cell office:value-type="float" office:value="39.0">
            <text:p>39.0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5T16:00:00">
            <text:p>Tue Dec  5 16:00:00 2023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05T17:00:00">
            <text:p>Tue Dec  5 17:00:00 202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05T18:00:00">
            <text:p>Tue Dec  5 18:00:00 2023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5T19:00:00">
            <text:p>Tue Dec  5 19:00:00 2023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05T20:00:00">
            <text:p>Tue Dec  5 20:00:00 2023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41.6667">
            <text:p>41.6667</text:p>
          </table:table-cell>
          <table:table-cell office:value-type="float" office:value="39.3333">
            <text:p>39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22:00:00">
            <text:p>Tue Dec  5 22:00:00 2023</text:p>
          </table:table-cell>
          <table:table-cell office:value-type="float" office:value="28.6667">
            <text:p>28.6667</text:p>
          </table:table-cell>
          <table:table-cell office:value-type="float" office:value="27.6667">
            <text:p>27.6667</text:p>
          </table:table-cell>
          <table:table-cell office:value-type="float" office:value="34.5">
            <text:p>34.5</text:p>
          </table:table-cell>
          <table:table-cell office:value-type="float" office:value="41.5">
            <text:p>41.5</text:p>
          </table:table-cell>
          <table:table-cell office:value-type="float" office:value="43.3333">
            <text:p>4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11T01:00:00">
            <text:p>Mon Dec 11 01:00:00 2023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1T02:00:00">
            <text:p>Mon Dec 11 02:00:00 202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1T03:00:00">
            <text:p>Mon Dec 11 03:00:00 2023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11T04:00:00">
            <text:p>Mon Dec 11 04:00:00 2023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11T05:00:00">
            <text:p>Mon Dec 11 05:00:00 2023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24.3333">
            <text:p>24.3333</text:p>
          </table:table-cell>
          <table:table-cell office:value-type="float" office:value="16.6667">
            <text:p>16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4T04:00:00">
            <text:p>Thu Dec 14 04:00:00 2023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14T05:00:00">
            <text:p>Thu Dec 14 05:00:00 202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14T06:00:00">
            <text:p>Thu Dec 14 06:00:00 2023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14T07:00:00">
            <text:p>Thu Dec 14 07:00:00 202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53.0">
            <text:p>53.0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5T01:00:00">
            <text:p>Fri Dec 15 01:00:00 2023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15T02:00:00">
            <text:p>Fri Dec 15 02:00:00 2023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5T03:00:00">
            <text:p>Fri Dec 15 03:00:00 202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4:00:00">
            <text:p>Fri Dec 15 04:00:00 2023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17T03:00:00">
            <text:p>Sun Dec 17 03:00:00 202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2-17T04:00:00">
            <text:p>Sun Dec 17 04:00:00 202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7T05:00:00">
            <text:p>Sun Dec 17 05:00:00 2023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4.6667">
            <text:p>34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